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243in 0.0243in 0.0486in" fo:padding="0.0201in" fo:border-left="none" fo:border-right="none" fo:border-top="7pt double #000000" fo:border-bottom="none"/>
    </style:style>
    <style:style style:name="P1"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25pt" fo:language="grc" fo:country="GR" fo:font-style="normal" style:text-underline-style="none" fo:font-weight="bold" style:text-blinking="false" fo:background-color="transparent" style:font-size-asian="25pt" style:font-weight-asian="bold" style:font-size-complex="25pt" style:font-weight-complex="bold"/>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grc" fo:country="GR" fo:font-style="normal" style:text-underline-style="none" fo:font-weight="bold" officeooo:paragraph-rsid="002f8bf5" style:text-blinking="false" fo:background-color="transparent" style:font-size-asian="13pt" style:font-weight-asian="bold" style:font-size-complex="13pt" style:font-weight-complex="bold"/>
    </style:style>
    <style:style style:name="P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grc" fo:country="GR" fo:font-style="normal" style:text-underline-style="none" fo:font-weight="bold" officeooo:paragraph-rsid="0030a54a" style:text-blinking="false" fo:background-color="transparent" style:font-size-asian="13pt" style:font-weight-asian="bold" style:font-size-complex="13pt" style:font-weight-complex="bold"/>
    </style:style>
    <style:style style:name="P4"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6pt" fo:language="grc" fo:country="GR" fo:font-style="normal" style:text-underline-style="none" fo:font-weight="bold" style:text-blinking="false" fo:background-color="transparent" style:font-size-asian="16pt" style:font-weight-asian="bold" style:font-size-complex="16pt" style:font-weight-complex="bold"/>
    </style:style>
    <style:style style:name="P5"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6pt" fo:language="grc" fo:country="GR" fo:font-style="normal" style:text-underline-style="none" fo:font-weight="bold" officeooo:rsid="001619ec" officeooo:paragraph-rsid="001619ec" style:text-blinking="false" fo:background-color="transparent" style:font-size-asian="16pt" style:font-weight-asian="bold" style:font-size-complex="16pt" style:font-weight-complex="bold"/>
    </style:style>
    <style:style style:name="P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fo:font-size="13pt" fo:language="grc" fo:country="GR" style:text-underline-style="none" fo:font-weight="bold" style:text-blinking="false" fo:background-color="transparent" style:font-size-asian="13pt" style:font-weight-asian="bold" style:font-size-complex="13pt" style:font-weight-complex="bold"/>
    </style:style>
    <style:style style:name="P7"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fo:font-size="13pt" fo:language="grc" fo:country="GR" style:text-underline-style="none" fo:font-weight="bold" officeooo:paragraph-rsid="002f8bf5" style:text-blinking="false" fo:background-color="transparent" style:font-size-asian="13pt" style:font-weight-asian="bold" style:font-size-complex="13pt" style:font-weight-complex="bold"/>
    </style:style>
    <style:style style:name="P8"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fo:font-size="13pt" fo:language="grc" fo:country="GR" style:text-underline-style="none" fo:font-weight="bold" officeooo:paragraph-rsid="0030a54a" style:text-blinking="false" fo:background-color="transparent" style:font-size-asian="13pt" style:font-weight-asian="bold" style:font-size-complex="13pt" style:font-weight-complex="bold"/>
    </style:style>
    <style:style style:name="P9"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fo:font-size="13pt" fo:language="grc" fo:country="GR" style:text-underline-style="none" fo:font-weight="bold" officeooo:paragraph-rsid="00336945" style:text-blinking="false" fo:background-color="transparent" style:font-size-asian="13pt" style:font-weight-asian="bold" style:font-size-complex="13pt" style:font-weight-complex="bold"/>
    </style:style>
    <style:style style:name="P10" style:family="paragraph" style:parent-style-name="Text_20_body">
      <style:paragraph-properties fo:margin-top="0in" fo:margin-bottom="0in" style:contextual-spacing="false" fo:line-height="120%" style:writing-mode="lr-tb"/>
      <style:text-properties fo:font-size="13pt" fo:language="grc" fo:country="GR" fo:font-weight="bold" officeooo:paragraph-rsid="000de555" style:font-size-asian="13pt" style:font-weight-asian="bold" style:font-size-complex="13pt" style:font-weight-complex="bold"/>
    </style:style>
    <style:style style:name="P11" style:family="paragraph" style:parent-style-name="Text_20_body">
      <style:paragraph-properties fo:margin-top="0in" fo:margin-bottom="0in" style:contextual-spacing="false" fo:line-height="120%" style:writing-mode="lr-tb"/>
      <style:text-properties fo:font-size="13pt" fo:language="grc" fo:country="GR" fo:font-weight="bold" officeooo:paragraph-rsid="0034b732" style:font-size-asian="13pt" style:font-weight-asian="bold" style:font-size-complex="13pt" style:font-weight-complex="bold"/>
    </style:style>
    <style:style style:name="P12" style:family="paragraph" style:parent-style-name="Text_20_body">
      <style:paragraph-properties fo:margin-top="0in" fo:margin-bottom="0in" style:contextual-spacing="false" fo:line-height="120%" style:writing-mode="lr-tb"/>
      <style:text-properties fo:font-size="13pt" fo:language="grc" fo:country="GR" fo:font-weight="bold" officeooo:paragraph-rsid="003630ff" style:font-size-asian="13pt" style:font-weight-asian="bold" style:font-size-complex="13pt" style:font-weight-complex="bold"/>
    </style:style>
    <style:style style:name="P13" style:family="paragraph" style:parent-style-name="Text_20_body">
      <style:paragraph-properties fo:margin-top="0in" fo:margin-bottom="0in" style:contextual-spacing="false" fo:line-height="120%" style:writing-mode="lr-tb"/>
      <style:text-properties fo:language="grc" fo:country="GR" fo:font-weight="bold" officeooo:paragraph-rsid="003630ff" style:font-weight-asian="bold" style:font-weight-complex="bold"/>
    </style:style>
    <style:style style:name="P14" style:family="paragraph" style:parent-style-name="Text_20_body">
      <style:text-properties fo:language="grc" fo:country="GR"/>
    </style:style>
    <style:style style:name="P15" style:family="paragraph" style:parent-style-name="Text_20_body">
      <style:paragraph-properties fo:margin-left="0in" fo:margin-right="0in" fo:margin-top="0in" fo:margin-bottom="0in" style:contextual-spacing="false" fo:text-indent="0in" style:auto-text-indent="false"/>
    </style:style>
    <style:style style:name="P16" style:family="paragraph" style:parent-style-name="Text_20_body">
      <style:paragraph-properties fo:margin-left="0in" fo:margin-right="0in" fo:margin-top="0in" fo:margin-bottom="0in" style:contextual-spacing="false" fo:text-indent="0in" style:auto-text-indent="false"/>
      <style:text-properties fo:language="grc" fo:country="G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grc" fo:country="GR" officeooo:paragraph-rsid="001a6998"/>
    </style:style>
    <style:style style:name="P18" style:family="paragraph" style:parent-style-name="Text_20_body">
      <style:paragraph-properties fo:margin-left="0in" fo:margin-right="0in" fo:margin-top="0in" fo:margin-bottom="0in" style:contextual-spacing="false" fo:text-indent="0in" style:auto-text-indent="false"/>
      <style:text-properties fo:language="grc" fo:country="GR" officeooo:paragraph-rsid="001febb6"/>
    </style:style>
    <style:style style:name="P19" style:family="paragraph" style:parent-style-name="Text_20_body">
      <style:paragraph-properties fo:margin-left="0in" fo:margin-right="0in" fo:margin-top="0in" fo:margin-bottom="0in" style:contextual-spacing="false" fo:text-indent="0in" style:auto-text-indent="false"/>
      <style:text-properties fo:language="grc" fo:country="GR" officeooo:paragraph-rsid="0023186f"/>
    </style:style>
    <style:style style:name="P20" style:family="paragraph" style:parent-style-name="Text_20_body">
      <style:paragraph-properties fo:margin-left="0in" fo:margin-right="0in" fo:margin-top="0in" fo:margin-bottom="0in" style:contextual-spacing="false" fo:text-indent="0in" style:auto-text-indent="false"/>
      <style:text-properties fo:language="grc" fo:country="GR" officeooo:paragraph-rsid="0024ea85"/>
    </style:style>
    <style:style style:name="P21" style:family="paragraph" style:parent-style-name="Text_20_body">
      <style:paragraph-properties fo:margin-left="0in" fo:margin-right="0in" fo:margin-top="0in" fo:margin-bottom="0in" style:contextual-spacing="false" fo:text-indent="0in" style:auto-text-indent="false"/>
      <style:text-properties officeooo:paragraph-rsid="0023186f"/>
    </style:style>
    <style:style style:name="P22" style:family="paragraph" style:parent-style-name="Text_20_body">
      <style:paragraph-properties fo:margin-left="0in" fo:margin-right="0in" fo:margin-top="0in" fo:margin-bottom="0in" style:contextual-spacing="false" fo:text-indent="0in" style:auto-text-indent="false"/>
      <style:text-properties fo:language="el" fo:country="GR" officeooo:rsid="0023186f" officeooo:paragraph-rsid="0023186f"/>
    </style:style>
    <style:style style:name="P23" style:family="paragraph" style:parent-style-name="Text_20_body">
      <style:paragraph-properties fo:margin-left="0in" fo:margin-right="0in" fo:margin-top="0in" fo:margin-bottom="0in" style:contextual-spacing="false" fo:text-indent="0in" style:auto-text-indent="false"/>
      <style:text-properties fo:language="el" fo:country="GR" officeooo:rsid="002835ac" officeooo:paragraph-rsid="00275dbb"/>
    </style:style>
    <style:style style:name="P2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grc" fo:country="GR" fo:font-style="normal" style:text-underline-style="none" fo:font-weight="bold" officeooo:paragraph-rsid="0030a54a" style:text-blinking="false" fo:background-color="transparent" style:font-size-asian="13pt" style:font-weight-asian="bold" style:font-size-complex="13pt" style:font-weight-complex="bold"/>
    </style:style>
    <style:style style:name="P2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grc" fo:country="GR" fo:font-style="normal" style:text-underline-style="none" fo:font-weight="bold" officeooo:paragraph-rsid="00336945" style:text-blinking="false" fo:background-color="transparent" style:font-size-asian="13pt" style:font-weight-asian="bold" style:font-size-complex="13pt" style:font-weight-complex="bold"/>
    </style:style>
    <style:style style:name="P26"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grc" fo:country="GR" fo:font-style="normal" style:text-underline-style="none" fo:font-weight="bold" officeooo:paragraph-rsid="0034b732" style:text-blinking="false" fo:background-color="transparent" style:font-size-asian="13pt" style:font-weight-asian="bold" style:font-size-complex="13pt" style:font-weight-complex="bold"/>
    </style:style>
    <style:style style:name="P27"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grc" fo:country="GR" fo:font-style="normal" style:text-underline-style="none" fo:font-weight="bold" officeooo:paragraph-rsid="003630ff" style:text-blinking="false" fo:background-color="transparent" style:font-size-asian="13pt" style:font-weight-asian="bold" style:font-size-complex="13pt" style:font-weight-complex="bold"/>
    </style:style>
    <style:style style:name="P28"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language="el" fo:country="GR" fo:font-style="normal" style:text-underline-style="none" fo:font-weight="bold" officeooo:rsid="0030a54a" officeooo:paragraph-rsid="0030a54a" style:text-blinking="false" fo:background-color="transparent" style:font-size-asian="13pt" style:font-weight-asian="bold" style:font-size-complex="13pt" style:font-weight-complex="bold"/>
    </style:style>
    <style:style style:name="P29"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3pt" fo:language="el" fo:country="GR" fo:font-style="normal" style:text-underline-style="none" fo:font-weight="bold" officeooo:rsid="00336945" officeooo:paragraph-rsid="00336945" style:text-blinking="false" fo:background-color="transparent" style:font-size-asian="13pt" style:font-weight-asian="bold" style:font-size-complex="13pt" style:font-weight-complex="bold"/>
    </style:style>
    <style:style style:name="P30"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3pt" fo:language="el" fo:country="GR" fo:font-style="normal" style:text-underline-style="none" fo:font-weight="bold" officeooo:rsid="0034b732" officeooo:paragraph-rsid="0034b732" style:text-blinking="false" fo:background-color="transparent" style:font-size-asian="13pt" style:font-weight-asian="bold" style:font-size-complex="13pt" style:font-weight-complex="bold"/>
    </style:style>
    <style:style style:name="P31"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fo:font-size="13pt" fo:language="grc" fo:country="GR" style:text-underline-style="none" fo:font-weight="bold" officeooo:paragraph-rsid="003db591" style:text-blinking="false" fo:background-color="transparent" style:font-size-asian="13pt" style:font-weight-asian="bold" style:font-size-complex="13pt" style:font-weight-complex="bold"/>
    </style:style>
    <style:style style:name="P32" style:family="paragraph" style:parent-style-name="Text_20_body">
      <style:paragraph-properties fo:margin-top="0in" fo:margin-bottom="0in" style:contextual-spacing="false" fo:line-height="120%" fo:text-align="start" style:justify-single-word="false" style:writing-mode="lr-tb"/>
      <style:text-properties fo:font-variant="normal" fo:text-transform="none" fo:color="#000000" loext:opacity="100%" style:text-line-through-style="none" style:text-line-through-type="none" fo:font-size="13pt" fo:language="grc" fo:country="GR" style:text-underline-style="none" fo:font-weight="bold" officeooo:paragraph-rsid="003db591" style:text-blinking="false" fo:background-color="transparent" style:font-size-asian="13pt" style:font-weight-asian="bold" style:font-size-complex="13pt" style:font-weight-complex="bold"/>
    </style:style>
    <style:style style:name="P33" style:family="paragraph" style:parent-style-name="Text_20_body">
      <style:paragraph-properties fo:margin-top="0in" fo:margin-bottom="0in" style:contextual-spacing="false" fo:line-height="120%" fo:text-align="center" style:justify-single-word="false" style:writing-mode="lr-tb"/>
      <style:text-properties fo:color="#000000" loext:opacity="100%" fo:language="el" fo:country="GR" fo:font-weight="bold" officeooo:paragraph-rsid="002f8bf5"/>
    </style:style>
    <style:style style:name="P34" style:family="paragraph" style:parent-style-name="Text_20_body">
      <style:paragraph-properties fo:margin-top="0in" fo:margin-bottom="0in" style:contextual-spacing="false" fo:line-height="120%" fo:text-align="center" style:justify-single-word="false" style:writing-mode="lr-tb"/>
      <style:text-properties fo:font-size="13pt" fo:language="grc" fo:country="GR" fo:font-weight="bold" officeooo:paragraph-rsid="003630ff" style:font-size-asian="13pt" style:font-weight-asian="bold" style:font-size-complex="13pt" style:font-weight-complex="bold"/>
    </style:style>
    <style:style style:name="P3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officeooo:paragraph-rsid="005a4d51"/>
    </style:style>
    <style:style style:name="P3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loext:opacity="100%" officeooo:paragraph-rsid="005a4d51"/>
    </style:style>
    <style:style style:name="P3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grc" fo:country="GR" fo:font-weight="bold" style:font-weight-asian="bold" style:font-weight-complex="bold"/>
    </style:style>
    <style:style style:name="P3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grc" fo:country="GR" officeooo:paragraph-rsid="0023186f"/>
    </style:style>
    <style:style style:name="P3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paragraph-rsid="0023186f"/>
    </style:style>
    <style:style style:name="P4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paragraph-rsid="003db591"/>
    </style:style>
    <style:style style:name="P4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paragraph-rsid="0044ce58"/>
    </style:style>
    <style:style style:name="P4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paragraph-rsid="00541f4b"/>
    </style:style>
    <style:style style:name="P43" style:family="paragraph" style:parent-style-name="Text_20_body">
      <style:paragraph-properties fo:margin-left="0in" fo:margin-right="0in" fo:margin-top="0in" fo:margin-bottom="0in" style:contextual-spacing="false" fo:text-indent="0in" style:auto-text-indent="false"/>
      <style:text-properties officeooo:paragraph-rsid="003db591"/>
    </style:style>
    <style:style style:name="P4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3db591"/>
    </style:style>
    <style:style style:name="P4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44ce58"/>
    </style:style>
    <style:style style:name="P4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4785cb"/>
    </style:style>
    <style:style style:name="P4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51396b"/>
    </style:style>
    <style:style style:name="P4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541f4b"/>
    </style:style>
    <style:style style:name="P4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571df9"/>
    </style:style>
    <style:style style:name="P5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44ce58" officeooo:paragraph-rsid="00453c87"/>
    </style:style>
    <style:style style:name="P5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44ce58" officeooo:paragraph-rsid="00453c87"/>
    </style:style>
    <style:style style:name="P5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4785cb" officeooo:paragraph-rsid="00493a4b"/>
    </style:style>
    <style:style style:name="P5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4785cb" officeooo:paragraph-rsid="00493a4b"/>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493a4b" officeooo:paragraph-rsid="0049dcd8"/>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49dcd8" officeooo:paragraph-rsid="0049dcd8"/>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49dcd8" officeooo:paragraph-rsid="004bfcf0"/>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49dcd8" officeooo:paragraph-rsid="004fa860"/>
    </style:style>
    <style:style style:name="P5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4bfcf0" officeooo:paragraph-rsid="004bfcf0"/>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rsid="00502939" officeooo:paragraph-rsid="00502939"/>
    </style:style>
    <style:style style:name="P6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rsid="00502939" officeooo:paragraph-rsid="00502939"/>
    </style:style>
    <style:style style:name="T1" style:family="text">
      <style:text-properties fo:font-variant="normal" fo:text-transform="none" fo:color="#000000" loext:opacity="100%" style:text-line-through-style="none" style:text-line-through-type="none" style:font-name="Times New Roman"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language="el" fo:country="GR"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language="el" fo:country="GR" fo:font-style="normal" style:text-underline-style="none" officeooo:rsid="00336945"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language="el" fo:country="GR" fo:font-style="normal" style:text-underline-style="none" officeooo:rsid="0034b732"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language="el" fo:country="GR" fo:font-style="normal" style:text-underline-style="none" officeooo:rsid="003630ff"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language="el" fo:country="GR" fo:font-style="normal" style:text-underline-style="none" officeooo:rsid="00210d4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3pt" fo:font-style="normal" style:text-underline-style="none"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Times New Roman" fo:font-size="13pt" fo:language="el" fo:country="GR" fo:font-style="normal" style:text-underline-style="none" style:text-blinking="false" fo:background-color="transparent" loext:char-shading-value="0" style:font-size-asian="13pt" style:font-size-complex="13pt"/>
    </style:style>
    <style:style style:name="T9" style:family="text">
      <style:text-properties fo:font-variant="normal" fo:text-transform="none" fo:color="#000000" loext:opacity="100%" style:text-line-through-style="none" style:text-line-through-type="none" style:font-name="Times New Roman" fo:font-size="13pt" fo:language="el" fo:country="GR" fo:font-style="normal" style:text-underline-style="none" officeooo:rsid="003630ff" style:text-blinking="false" fo:background-color="transparent" loext:char-shading-value="0" style:font-size-asian="13pt" style:font-size-complex="13pt"/>
    </style:style>
    <style:style style:name="T10" style:family="text">
      <style:text-properties fo:font-variant="normal" fo:text-transform="none" fo:color="#000000" loext:opacity="100%" style:text-line-through-style="none" style:text-line-through-type="none" style:font-name="Times New Roman" fo:font-size="13pt" fo:language="el" fo:country="GR" fo:font-style="normal" style:text-underline-style="none" officeooo:rsid="00192ae9" style:text-blinking="false" fo:background-color="transparent" loext:char-shading-value="0" style:font-size-asian="13pt" style:font-size-complex="13pt"/>
    </style:style>
    <style:style style:name="T11" style:family="text">
      <style:text-properties fo:font-variant="normal" fo:text-transform="none" style:text-line-through-style="none" style:text-line-through-type="none" style:font-name="Times New Roman" fo:font-size="13pt" fo:font-style="normal" style:text-underline-style="none" officeooo:rsid="002f8bf5" style:text-blinking="false" fo:background-color="transparent" loext:char-shading-value="0" style:font-size-asian="13pt" style:font-weight-asian="bold" style:font-size-complex="13pt" style:font-weight-complex="bold"/>
    </style:style>
    <style:style style:name="T12" style:family="text">
      <style:text-properties style:font-name="Times New Roman" fo:font-style="normal"/>
    </style:style>
    <style:style style:name="T13" style:family="text">
      <style:text-properties style:font-name="Times New Roman" fo:language="el" fo:country="GR" fo:font-style="normal"/>
    </style:style>
    <style:style style:name="T14" style:family="text">
      <style:text-properties style:font-name="Times New Roman" fo:language="el" fo:country="GR" fo:font-style="normal" officeooo:rsid="001b47f1"/>
    </style:style>
    <style:style style:name="T15" style:family="text">
      <style:text-properties style:font-name="Times New Roman" fo:language="el" fo:country="GR" fo:font-style="normal" officeooo:rsid="002f62c9"/>
    </style:style>
    <style:style style:name="T16" style:family="text">
      <style:text-properties style:font-name="Times New Roman" fo:language="el" fo:country="GR" fo:font-style="normal" officeooo:rsid="002f7085"/>
    </style:style>
    <style:style style:name="T17" style:family="text">
      <style:text-properties style:font-name="Times New Roman" fo:language="el" fo:country="GR" fo:font-style="normal" officeooo:rsid="002f8bf5"/>
    </style:style>
    <style:style style:name="T18" style:family="text">
      <style:text-properties style:font-name="Times New Roman" fo:language="el" fo:country="GR" fo:font-style="normal" officeooo:rsid="0030a54a"/>
    </style:style>
    <style:style style:name="T19" style:family="text">
      <style:text-properties style:font-name="Times New Roman" fo:language="el" fo:country="GR" fo:font-style="normal" officeooo:rsid="0031289d"/>
    </style:style>
    <style:style style:name="T20" style:family="text">
      <style:text-properties style:font-name="Times New Roman" fo:language="el" fo:country="GR" fo:font-style="normal" officeooo:rsid="003184c3"/>
    </style:style>
    <style:style style:name="T21" style:family="text">
      <style:text-properties style:font-name="Times New Roman" fo:language="el" fo:country="GR" fo:font-style="normal" officeooo:rsid="00336945"/>
    </style:style>
    <style:style style:name="T22" style:family="text">
      <style:text-properties fo:language="el" fo:country="GR"/>
    </style:style>
    <style:style style:name="T23" style:family="text">
      <style:text-properties fo:language="el" fo:country="GR" officeooo:rsid="00192ae9"/>
    </style:style>
    <style:style style:name="T24" style:family="text">
      <style:text-properties fo:language="el" fo:country="GR" officeooo:rsid="001a1460"/>
    </style:style>
    <style:style style:name="T25" style:family="text">
      <style:text-properties fo:language="el" fo:country="GR" officeooo:rsid="001a37f0"/>
    </style:style>
    <style:style style:name="T26" style:family="text">
      <style:text-properties fo:language="el" fo:country="GR" officeooo:rsid="001a6998"/>
    </style:style>
    <style:style style:name="T27" style:family="text">
      <style:text-properties fo:language="el" fo:country="GR" officeooo:rsid="001b47f1"/>
    </style:style>
    <style:style style:name="T28" style:family="text">
      <style:text-properties fo:language="el" fo:country="GR" officeooo:rsid="001d06e2"/>
    </style:style>
    <style:style style:name="T29" style:family="text">
      <style:text-properties fo:language="el" fo:country="GR" officeooo:rsid="0023186f"/>
    </style:style>
    <style:style style:name="T30" style:family="text">
      <style:text-properties fo:language="el" fo:country="GR" fo:font-weight="bold"/>
    </style:style>
    <style:style style:name="T31" style:family="text">
      <style:text-properties fo:language="el" fo:country="GR" fo:font-weight="bold" style:font-weight-asian="bold" style:font-weight-complex="bold"/>
    </style:style>
    <style:style style:name="T32" style:family="text">
      <style:text-properties fo:language="el" fo:country="GR" fo:font-weight="bold" officeooo:rsid="0023186f" style:font-weight-asian="bold" style:font-weight-complex="bold"/>
    </style:style>
    <style:style style:name="T33" style:family="text">
      <style:text-properties fo:language="el" fo:country="GR" fo:font-weight="bold" officeooo:rsid="001d06e2" style:font-weight-asian="bold" style:font-weight-complex="bold"/>
    </style:style>
    <style:style style:name="T34" style:family="text">
      <style:text-properties fo:language="el" fo:country="GR" fo:font-weight="bold" officeooo:rsid="0023186f"/>
    </style:style>
    <style:style style:name="T35" style:family="text">
      <style:text-properties fo:language="el" fo:country="GR" fo:font-weight="bold" officeooo:rsid="0024ea85"/>
    </style:style>
    <style:style style:name="T36" style:family="text">
      <style:text-properties fo:language="el" fo:country="GR" fo:font-weight="bold" officeooo:rsid="00251752"/>
    </style:style>
    <style:style style:name="T37" style:family="text">
      <style:text-properties fo:language="el" fo:country="GR" fo:font-weight="bold" officeooo:rsid="00275dbb"/>
    </style:style>
    <style:style style:name="T38" style:family="text">
      <style:text-properties fo:language="el" fo:country="GR" fo:font-weight="bold" officeooo:rsid="002835ac"/>
    </style:style>
    <style:style style:name="T39" style:family="text">
      <style:text-properties fo:language="el" fo:country="GR" fo:font-weight="bold" officeooo:rsid="00284b00"/>
    </style:style>
    <style:style style:name="T40" style:family="text">
      <style:text-properties fo:language="el" fo:country="GR" fo:font-weight="bold" officeooo:rsid="00286a86"/>
    </style:style>
    <style:style style:name="T41" style:family="text">
      <style:text-properties fo:language="el" fo:country="GR" fo:font-weight="bold" officeooo:rsid="0029a2d7"/>
    </style:style>
    <style:style style:name="T42" style:family="text">
      <style:text-properties fo:language="el" fo:country="GR" fo:font-weight="bold" officeooo:rsid="002835ac" style:font-weight-asian="normal" style:font-weight-complex="normal"/>
    </style:style>
    <style:style style:name="T43" style:family="text">
      <style:text-properties fo:language="el" fo:country="GR" fo:font-weight="bold" officeooo:rsid="0029a2d7" style:font-weight-asian="normal" style:font-weight-complex="normal"/>
    </style:style>
    <style:style style:name="T44" style:family="text">
      <style:text-properties fo:language="el" fo:country="GR" fo:font-weight="bold" officeooo:rsid="0029bbac" style:font-weight-asian="normal" style:font-weight-complex="normal"/>
    </style:style>
    <style:style style:name="T45" style:family="text">
      <style:text-properties fo:language="el" fo:country="GR" fo:font-weight="bold" officeooo:rsid="002aff7d" style:font-weight-asian="normal" style:font-weight-complex="normal"/>
    </style:style>
    <style:style style:name="T46" style:family="text">
      <style:text-properties fo:language="el" fo:country="GR" fo:font-weight="bold" officeooo:rsid="002c9d32" style:font-weight-asian="normal" style:font-weight-complex="normal"/>
    </style:style>
    <style:style style:name="T47" style:family="text">
      <style:text-properties fo:language="el" fo:country="GR" officeooo:rsid="0024ea85"/>
    </style:style>
    <style:style style:name="T48" style:family="text">
      <style:text-properties fo:language="el" fo:country="GR" officeooo:rsid="00251752"/>
    </style:style>
    <style:style style:name="T49" style:family="text">
      <style:text-properties fo:language="el" fo:country="GR" officeooo:rsid="0025e8dc"/>
    </style:style>
    <style:style style:name="T50" style:family="text">
      <style:text-properties fo:language="el" fo:country="GR" officeooo:rsid="0025f964"/>
    </style:style>
    <style:style style:name="T51" style:family="text">
      <style:text-properties fo:language="el" fo:country="GR" officeooo:rsid="00266e87"/>
    </style:style>
    <style:style style:name="T52" style:family="text">
      <style:text-properties fo:language="el" fo:country="GR" officeooo:rsid="00275dbb"/>
    </style:style>
    <style:style style:name="T53" style:family="text">
      <style:text-properties fo:language="el" fo:country="GR" officeooo:rsid="002835ac"/>
    </style:style>
    <style:style style:name="T54" style:family="text">
      <style:text-properties fo:language="el" fo:country="GR" fo:font-weight="normal" officeooo:rsid="0029a2d7" style:font-weight-asian="normal" style:font-weight-complex="normal"/>
    </style:style>
    <style:style style:name="T55" style:family="text">
      <style:text-properties fo:language="el" fo:country="GR" fo:font-weight="normal" officeooo:rsid="00286a86" style:font-weight-asian="normal" style:font-weight-complex="normal"/>
    </style:style>
    <style:style style:name="T56" style:family="text">
      <style:text-properties officeooo:rsid="001619ec"/>
    </style:style>
    <style:style style:name="T57" style:family="text">
      <style:text-properties fo:font-size="16pt" style:font-size-asian="16pt" style:font-size-complex="16pt"/>
    </style:style>
    <style:style style:name="T58" style:family="text">
      <style:text-properties fo:font-size="16pt" officeooo:rsid="001619ec" style:font-size-asian="16pt" style:font-size-complex="16pt"/>
    </style:style>
    <style:style style:name="T59" style:family="text">
      <style:text-properties officeooo:rsid="001a6998"/>
    </style:style>
    <style:style style:name="T60" style:family="text">
      <style:text-properties fo:language="grc" fo:country="GR"/>
    </style:style>
    <style:style style:name="T61" style:family="text">
      <style:text-properties fo:language="grc" fo:country="GR" fo:font-weight="bold"/>
    </style:style>
    <style:style style:name="T62" style:family="text">
      <style:text-properties fo:language="grc" fo:country="GR" officeooo:rsid="0024ea85"/>
    </style:style>
    <style:style style:name="T63" style:family="text">
      <style:text-properties fo:language="grc" fo:country="GR" officeooo:rsid="00251752"/>
    </style:style>
    <style:style style:name="T64" style:family="text">
      <style:text-properties fo:language="en" fo:country="US" officeooo:rsid="001d06e2"/>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fo:font-weight="bold" officeooo:rsid="0023186f" style:font-weight-asian="bold" style:font-weight-complex="bold"/>
    </style:style>
    <style:style style:name="T68" style:family="text">
      <style:text-properties fo:color="#c9211e" loext:opacity="100%" fo:language="el" fo:country="GR" fo:font-weight="bold" officeooo:rsid="002c9d32" style:font-weight-asian="normal" style:font-weight-complex="normal"/>
    </style:style>
    <style:style style:name="T69" style:family="text">
      <style:text-properties fo:color="#c9211e" loext:opacity="100%" style:font-name="Times New Roman" fo:font-style="normal"/>
    </style:style>
    <style:style style:name="T70" style:family="text">
      <style:text-properties fo:color="#c9211e" loext:opacity="100%" fo:font-size="13pt" fo:language="el" fo:country="GR" fo:font-weight="bold" officeooo:rsid="00370345" style:font-size-asian="13pt" style:font-weight-asian="bold" style:font-size-complex="13pt" style:font-weight-complex="bold"/>
    </style:style>
    <style:style style:name="T71" style:family="text">
      <style:text-properties fo:color="#c9211e" loext:opacity="100%" fo:font-size="13pt" fo:language="el" fo:country="GR" fo:font-weight="bold" officeooo:rsid="0050d41e"/>
    </style:style>
    <style:style style:name="T72" style:family="text">
      <style:text-properties fo:color="#c9211e" loext:opacity="100%" fo:font-size="13pt" fo:language="el" fo:country="GR" fo:font-weight="bold" officeooo:rsid="0051396b"/>
    </style:style>
    <style:style style:name="T73" style:family="text">
      <style:text-properties fo:color="#c9211e" loext:opacity="100%" fo:font-size="13pt" fo:language="el" fo:country="GR" fo:font-weight="bold" officeooo:rsid="00541f4b"/>
    </style:style>
    <style:style style:name="T74" style:family="text">
      <style:text-properties fo:color="#000000" loext:opacity="100%" fo:language="el" fo:country="GR" fo:font-weight="bold" officeooo:rsid="002c9d32" style:font-weight-asian="normal" style:font-weight-complex="normal"/>
    </style:style>
    <style:style style:name="T75" style:family="text">
      <style:text-properties fo:color="#000000" loext:opacity="100%" fo:language="el" fo:country="GR" fo:font-weight="bold" officeooo:rsid="002d8491" style:font-weight-asian="normal" style:font-weight-complex="normal"/>
    </style:style>
    <style:style style:name="T76" style:family="text">
      <style:text-properties fo:color="#000000" loext:opacity="100%" fo:language="el" fo:country="GR" fo:font-weight="bold" officeooo:rsid="002df17a" style:font-weight-asian="normal" style:font-weight-complex="normal"/>
    </style:style>
    <style:style style:name="T77" style:family="text">
      <style:text-properties fo:color="#000000" loext:opacity="100%" fo:language="el" fo:country="GR" fo:font-weight="bold" officeooo:rsid="003630ff" style:font-weight-asian="normal" style:font-weight-complex="normal"/>
    </style:style>
    <style:style style:name="T78" style:family="text">
      <style:text-properties fo:color="#000000" loext:opacity="100%" fo:language="el" fo:country="GR" fo:font-weight="bold" officeooo:rsid="00370345" style:font-weight-asian="normal" style:font-weight-complex="normal"/>
    </style:style>
    <style:style style:name="T79" style:family="text">
      <style:text-properties fo:color="#000000" loext:opacity="100%" fo:font-size="13pt" fo:language="grc" fo:country="GR" fo:font-weight="bold" officeooo:rsid="00370345" style:font-size-asian="13pt" style:font-weight-asian="bold" style:font-size-complex="13pt" style:font-weight-complex="bold"/>
    </style:style>
    <style:style style:name="T80" style:family="text">
      <style:text-properties fo:color="#000000" loext:opacity="100%" fo:font-size="13pt" fo:language="el" fo:country="GR" fo:font-weight="bold"/>
    </style:style>
    <style:style style:name="T81" style:family="text">
      <style:text-properties fo:color="#000000" loext:opacity="100%" fo:font-size="13pt" fo:language="el" fo:country="GR" fo:font-weight="bold" style:font-size-asian="13pt" style:font-weight-asian="bold" style:font-size-complex="13pt" style:font-weight-complex="bold"/>
    </style:style>
    <style:style style:name="T82" style:family="text">
      <style:text-properties fo:color="#000000" loext:opacity="100%" fo:font-size="13pt" fo:language="el" fo:country="GR" fo:font-weight="bold" officeooo:rsid="00370345" style:font-size-asian="13pt" style:font-weight-asian="bold" style:font-size-complex="13pt" style:font-weight-complex="bold"/>
    </style:style>
    <style:style style:name="T83" style:family="text">
      <style:text-properties fo:color="#000000" loext:opacity="100%" fo:font-size="13pt" fo:language="el" fo:country="GR" fo:font-weight="bold" officeooo:rsid="0037f9f0" style:font-size-asian="13pt" style:font-weight-asian="bold" style:font-size-complex="13pt" style:font-weight-complex="bold"/>
    </style:style>
    <style:style style:name="T84" style:family="text">
      <style:text-properties fo:color="#000000" loext:opacity="100%" fo:font-size="13pt" fo:language="el" fo:country="GR" fo:font-weight="bold" officeooo:rsid="003963c5" style:font-size-asian="13pt" style:font-weight-asian="bold" style:font-size-complex="13pt" style:font-weight-complex="bold"/>
    </style:style>
    <style:style style:name="T85" style:family="text">
      <style:text-properties fo:color="#000000" loext:opacity="100%" fo:font-size="13pt" fo:language="el" fo:country="GR" fo:font-weight="bold" officeooo:rsid="003a4000" style:font-size-asian="13pt" style:font-weight-asian="bold" style:font-size-complex="13pt" style:font-weight-complex="bold"/>
    </style:style>
    <style:style style:name="T86" style:family="text">
      <style:text-properties fo:color="#000000" loext:opacity="100%" fo:font-size="13pt" fo:language="el" fo:country="GR" fo:font-weight="bold" officeooo:rsid="003b2d68" style:font-size-asian="13pt" style:font-weight-asian="bold" style:font-size-complex="13pt" style:font-weight-complex="bold"/>
    </style:style>
    <style:style style:name="T87" style:family="text">
      <style:text-properties fo:color="#000000" loext:opacity="100%" fo:font-size="13pt" fo:language="el" fo:country="GR" fo:font-weight="bold" officeooo:rsid="003c2281" style:font-size-asian="13pt" style:font-weight-asian="bold" style:font-size-complex="13pt" style:font-weight-complex="bold"/>
    </style:style>
    <style:style style:name="T88" style:family="text">
      <style:text-properties fo:color="#000000" loext:opacity="100%" fo:font-size="13pt" fo:language="el" fo:country="GR" fo:font-weight="bold" officeooo:rsid="003e2079" style:font-size-asian="13pt" style:font-weight-asian="bold" style:font-size-complex="13pt" style:font-weight-complex="bold"/>
    </style:style>
    <style:style style:name="T89" style:family="text">
      <style:text-properties fo:color="#000000" loext:opacity="100%" fo:font-size="13pt" fo:language="el" fo:country="GR" fo:font-weight="bold" officeooo:rsid="003fe396" style:font-size-asian="13pt" style:font-weight-asian="bold" style:font-size-complex="13pt" style:font-weight-complex="bold"/>
    </style:style>
    <style:style style:name="T90" style:family="text">
      <style:text-properties fo:color="#000000" loext:opacity="100%" fo:font-size="13pt" fo:language="el" fo:country="GR" fo:font-weight="bold" officeooo:rsid="00434bb9" style:font-size-asian="13pt" style:font-weight-asian="bold" style:font-size-complex="13pt" style:font-weight-complex="bold"/>
    </style:style>
    <style:style style:name="T91" style:family="text">
      <style:text-properties fo:color="#000000" loext:opacity="100%" fo:font-size="13pt" fo:language="el" fo:country="GR" fo:font-weight="bold" officeooo:rsid="0044ce58" style:font-size-asian="13pt" style:font-weight-asian="bold" style:font-size-complex="13pt" style:font-weight-complex="bold"/>
    </style:style>
    <style:style style:name="T92" style:family="text">
      <style:text-properties fo:color="#000000" loext:opacity="100%" fo:font-size="13pt" fo:language="el" fo:country="GR" fo:font-weight="bold" officeooo:rsid="00453c87" style:font-size-asian="13pt" style:font-weight-asian="bold" style:font-size-complex="13pt" style:font-weight-complex="bold"/>
    </style:style>
    <style:style style:name="T93" style:family="text">
      <style:text-properties fo:color="#000000" loext:opacity="100%" fo:font-size="13pt" fo:language="el" fo:country="GR" fo:font-weight="bold" officeooo:rsid="004706e8" style:font-size-asian="13pt" style:font-weight-asian="bold" style:font-size-complex="13pt" style:font-weight-complex="bold"/>
    </style:style>
    <style:style style:name="T94" style:family="text">
      <style:text-properties fo:color="#000000" loext:opacity="100%" fo:font-size="13pt" fo:language="el" fo:country="GR" fo:font-weight="bold" officeooo:rsid="004785cb" style:font-size-asian="13pt" style:font-weight-asian="bold" style:font-size-complex="13pt" style:font-weight-complex="bold"/>
    </style:style>
    <style:style style:name="T95" style:family="text">
      <style:text-properties fo:color="#000000" loext:opacity="100%" fo:font-size="13pt" fo:language="el" fo:country="GR" fo:font-weight="bold" officeooo:rsid="0048b638" style:font-size-asian="13pt" style:font-weight-asian="bold" style:font-size-complex="13pt" style:font-weight-complex="bold"/>
    </style:style>
    <style:style style:name="T96" style:family="text">
      <style:text-properties fo:color="#000000" loext:opacity="100%" fo:font-size="13pt" fo:language="el" fo:country="GR" fo:font-weight="bold" officeooo:rsid="00493a4b" style:font-size-asian="13pt" style:font-weight-asian="bold" style:font-size-complex="13pt" style:font-weight-complex="bold"/>
    </style:style>
    <style:style style:name="T97" style:family="text">
      <style:text-properties fo:color="#000000" loext:opacity="100%" fo:font-size="13pt" fo:language="el" fo:country="GR" fo:font-weight="bold" officeooo:rsid="004985d1" style:font-size-asian="13pt" style:font-weight-asian="bold" style:font-size-complex="13pt" style:font-weight-complex="bold"/>
    </style:style>
    <style:style style:name="T98" style:family="text">
      <style:text-properties fo:color="#000000" loext:opacity="100%" fo:font-size="13pt" fo:language="el" fo:country="GR" fo:font-weight="bold" officeooo:rsid="0049c9b2" style:font-size-asian="13pt" style:font-weight-asian="bold" style:font-size-complex="13pt" style:font-weight-complex="bold"/>
    </style:style>
    <style:style style:name="T99" style:family="text">
      <style:text-properties fo:color="#000000" loext:opacity="100%" fo:font-size="13pt" fo:language="el" fo:country="GR" fo:font-weight="bold" officeooo:rsid="0049dcd8" style:font-size-asian="13pt" style:font-weight-asian="bold" style:font-size-complex="13pt" style:font-weight-complex="bold"/>
    </style:style>
    <style:style style:name="T100" style:family="text">
      <style:text-properties fo:color="#000000" loext:opacity="100%" fo:font-size="13pt" fo:language="el" fo:country="GR" fo:font-weight="bold" officeooo:rsid="004ae286" style:font-size-asian="13pt" style:font-weight-asian="bold" style:font-size-complex="13pt" style:font-weight-complex="bold"/>
    </style:style>
    <style:style style:name="T101" style:family="text">
      <style:text-properties fo:color="#000000" loext:opacity="100%" fo:font-size="13pt" fo:language="el" fo:country="GR" fo:font-weight="bold" officeooo:rsid="004b4182" style:font-size-asian="13pt" style:font-weight-asian="bold" style:font-size-complex="13pt" style:font-weight-complex="bold"/>
    </style:style>
    <style:style style:name="T102" style:family="text">
      <style:text-properties fo:color="#000000" loext:opacity="100%" fo:font-size="13pt" fo:language="el" fo:country="GR" fo:font-weight="bold" officeooo:rsid="004bfcf0" style:font-size-asian="13pt" style:font-weight-asian="bold" style:font-size-complex="13pt" style:font-weight-complex="bold"/>
    </style:style>
    <style:style style:name="T103" style:family="text">
      <style:text-properties fo:color="#000000" loext:opacity="100%" fo:font-size="13pt" fo:language="el" fo:country="GR" fo:font-weight="bold" officeooo:rsid="004c7933" style:font-size-asian="13pt" style:font-weight-asian="bold" style:font-size-complex="13pt" style:font-weight-complex="bold"/>
    </style:style>
    <style:style style:name="T104" style:family="text">
      <style:text-properties fo:color="#000000" loext:opacity="100%" fo:font-size="13pt" fo:language="el" fo:country="GR" fo:font-weight="bold" officeooo:rsid="004de3d9" style:font-size-asian="13pt" style:font-weight-asian="bold" style:font-size-complex="13pt" style:font-weight-complex="bold"/>
    </style:style>
    <style:style style:name="T105" style:family="text">
      <style:text-properties fo:color="#000000" loext:opacity="100%" fo:font-size="13pt" fo:language="el" fo:country="GR" fo:font-weight="bold" officeooo:rsid="004f34bc" style:font-size-asian="13pt" style:font-weight-asian="bold" style:font-size-complex="13pt" style:font-weight-complex="bold"/>
    </style:style>
    <style:style style:name="T106" style:family="text">
      <style:text-properties fo:color="#000000" loext:opacity="100%" fo:font-size="13pt" fo:language="el" fo:country="GR" fo:font-weight="bold" officeooo:rsid="004fa860" style:font-size-asian="13pt" style:font-weight-asian="bold" style:font-size-complex="13pt" style:font-weight-complex="bold"/>
    </style:style>
    <style:style style:name="T107" style:family="text">
      <style:text-properties fo:color="#000000" loext:opacity="100%" fo:font-size="13pt" fo:language="el" fo:country="GR" fo:font-weight="bold" officeooo:rsid="002835ac"/>
    </style:style>
    <style:style style:name="T108" style:family="text">
      <style:text-properties fo:color="#000000" loext:opacity="100%" fo:font-size="13pt" fo:language="el" fo:country="GR" fo:font-weight="bold" officeooo:rsid="004fa860"/>
    </style:style>
    <style:style style:name="T109" style:family="text">
      <style:text-properties fo:color="#000000" loext:opacity="100%" fo:font-size="13pt" fo:language="el" fo:country="GR" fo:font-weight="bold" officeooo:rsid="00502939"/>
    </style:style>
    <style:style style:name="T110" style:family="text">
      <style:text-properties fo:color="#000000" loext:opacity="100%" fo:font-size="13pt" fo:language="el" fo:country="GR" fo:font-weight="bold" officeooo:rsid="0050d41e"/>
    </style:style>
    <style:style style:name="T111" style:family="text">
      <style:text-properties fo:color="#000000" loext:opacity="100%" fo:font-size="13pt" fo:language="el" fo:country="GR" fo:font-weight="bold" officeooo:rsid="0051396b"/>
    </style:style>
    <style:style style:name="T112" style:family="text">
      <style:text-properties fo:color="#000000" loext:opacity="100%" fo:font-size="13pt" fo:language="el" fo:country="GR" fo:font-weight="bold" officeooo:rsid="0052d853"/>
    </style:style>
    <style:style style:name="T113" style:family="text">
      <style:text-properties fo:color="#000000" loext:opacity="100%" fo:font-size="13pt" fo:language="el" fo:country="GR" fo:font-weight="bold" officeooo:rsid="0052dd51"/>
    </style:style>
    <style:style style:name="T114" style:family="text">
      <style:text-properties fo:color="#000000" loext:opacity="100%" fo:font-size="13pt" fo:language="el" fo:country="GR" fo:font-weight="bold" officeooo:rsid="00541f4b"/>
    </style:style>
    <style:style style:name="T115" style:family="text">
      <style:text-properties fo:color="#000000" loext:opacity="100%" fo:font-size="13pt" fo:language="el" fo:country="GR" fo:font-weight="bold" officeooo:rsid="005476ec"/>
    </style:style>
    <style:style style:name="T116" style:family="text">
      <style:text-properties fo:color="#000000" loext:opacity="100%" fo:font-size="13pt" fo:language="el" fo:country="GR" fo:font-weight="bold" officeooo:rsid="0055dbeb"/>
    </style:style>
    <style:style style:name="T117" style:family="text">
      <style:text-properties fo:color="#000000" loext:opacity="100%" fo:font-size="13pt" fo:language="el" fo:country="GR" fo:font-weight="bold" officeooo:rsid="00571df9"/>
    </style:style>
    <style:style style:name="T118" style:family="text">
      <style:text-properties officeooo:rsid="002f8bf5"/>
    </style:style>
    <style:style style:name="T119" style:family="text">
      <style:text-properties fo:font-size="13pt" style:font-size-asian="13pt" style:font-size-complex="13pt"/>
    </style:style>
    <style:style style:name="T120" style:family="text">
      <style:text-properties fo:font-size="13pt" fo:language="el" fo:country="GR" fo:font-weight="bold"/>
    </style:style>
    <style:style style:name="T121" style:family="text">
      <style:text-properties fo:font-size="13pt" fo:language="el" fo:country="GR" fo:font-weight="bold" officeooo:rsid="00571df9"/>
    </style:style>
    <style:style style:name="T122" style:family="text">
      <style:text-properties fo:font-size="13pt" fo:language="el" fo:country="GR" fo:font-weight="bold" officeooo:rsid="0057c670"/>
    </style:style>
    <style:style style:name="T123" style:family="text">
      <style:text-properties fo:font-size="13pt" fo:language="el" fo:country="GR" fo:font-weight="bold" officeooo:rsid="0058e0e4"/>
    </style:style>
    <style:style style:name="T124" style:family="text">
      <style:text-properties fo:font-size="13pt" fo:language="el" fo:country="GR" fo:font-weight="bold" officeooo:rsid="005a4d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840395447184">
          <table:table-cell table:style-name="Table1.A1" office:value-type="string">
            <text:p text:style-name="P1"><text:span text:style-name="T56">ΤΗΣ ΙΛΙΑΔΟΣ</text:span><text:line-break/><text:line-break/><text:span text:style-name="T57">ΡΑΨ</text:span><text:span text:style-name="T58">ῼ</text:span><text:span text:style-name="T57">ΔΙΑ Β.</text:span></text:p>
            <text:p text:style-name="P4"/>
            <text:p text:style-name="P5">ΠΑΡΑΦΡΑΣΙΣ</text:p>
          </table:table-cell>
        </table:table-row>
      </table:table>
      <text:p text:style-name="P14"/>
      <text:p text:style-name="P6"><text:span text:style-name="T12">Οἱ μὲν δὴ ἄλλοι θεοί τε, καὶ ο</text:span><text:span text:style-name="T15">ἱ</text:span><text:span text:style-name="T12"> ἄνδρες, οἱ ἐφ’ ἵππων ὁπλίται, διὰ πάσης τῆς νυκτὸς ὕπνωττον· τὸν Δία δὲ οὐ κατεῖχεν ὕπνος ἡδύς, ἀλλ’ ἐφρόντιζεν οὗτος κατὰ τὸν ἑαυτοῦ λογισμόν, πῶς </text:span><text:span text:style-name="T15">ἂ</text:span><text:span text:style-name="T12">ν τὸν Ἀχιλλέα τιμήσῃ, ἀπολέσῃ δὲ </text:span><text:span text:style-name="T13">πολλ</text:span><text:span text:style-name="T14">ο</text:span><text:span text:style-name="T13">ὺς</text:span><text:span text:style-name="T12"> ἐπὶ ταῖς ναυσὶ τῶν Ἑλλήνων· αὕτη δὲ ἔδοξεν αὐτῷ κατὰ τὴν ψυχὴν ἀρίστη βουλή· πέμψαι ἐπὶ τὸν </text:span><text:span text:style-name="T14">Ἀ</text:span><text:span text:style-name="T12">γαμέμνονα τὸν υἱὸν τοῦ Ἀτρέως </text:span><text:span text:style-name="T13">ἀπα</text:span><text:span text:style-name="T14">τη</text:span><text:span text:style-name="T13">λὸν</text:span><text:span text:style-name="T12"> Ὄνειρον καὶ διὰ τοῦ βλαπτικόν· καὶ δὴ </text:span><text:span text:style-name="T13">καλ</text:span><text:span text:style-name="T15">έ</text:span><text:span text:style-name="T13">σας</text:span><text:span text:style-name="T12"> αὐτόν, λόγους ταχεῖς πρὸς αὐτὸν εἶπεν· Ἄγε, Ὄνειρε ὀλέθριε, ἄπιθι ἐπὶ τὰς ταχείας ναῦς τῶν Ἑλλήνων· παραγενόμενος δὲ ἐπὶ τὴν σκηνὴν τοῦ Ἀγαμέμνονος τοῦ υἱοῦ τοῦ Ἀτρέως, πάντα αὐτῷ, ὡς ἐπιτάττω, μάλα συμφώνως ἀγόρευε· ὁπλίσαι κέλευσον αὐτὸν πανστρατὶ τοὺς τὴν κόμην τρέφοντας Ἀχαιούς· νῦν γὰρ </text:span><text:span text:style-name="T15">ἂ</text:span><text:span text:style-name="T12">ν ἕλοι τὴν πόλιν τὴν πλατείας </text:span><text:span text:style-name="T13">ὁδ</text:span><text:span text:style-name="T14">ο</text:span><text:span text:style-name="T13">ὺς</text:span><text:span text:style-name="T12"> ἔχουσαν τῶν Τρῴων· οὐκέτι γὰρ οἱ θεοὶ οἱ τὰ οὐράνια οἰκοῦντες οἰκήματα κατὰ διῃρημένας γνώμας βουλεύονται· ἐμάλαξε γὰρ πάντας αὐτοὺς ἡ Ἥρα ἱκετεύουσα· λῦπαι δὲ τοῖς Τρωσὶν ἐπήρτηνται· Οὕτως εἶπεν· ἀπῆλθε δὲ ὁ Ὄνειρος ἅμα τὸν λόγον ἤκουσε· ταχέως δὲ κατέλαβεν ἐπὶ τὰς ταχείας ναῦς τῶν Ἑλλήνων· ἀπῆλθε δὲ ἐπὶ τὸν Ἀγαμέμνονα τὸν υἱὸν τοῦ Ἀτρέως· τοῦτον δὲ κατέλαβεν ὑπνώττοντα ἐν τῇ σκηνῇ· θεῖος δὲ ὕπνος περιειλημμένον αὐτὸν εἶχε· ἔστη δὲ ἐπάνω τῆς ἑαυτοῦ κεφαλῆς </text:span><text:span text:style-name="T14">ὡ</text:span><text:span text:style-name="T12">μοιωμένος τῷ υἱῷ τοῦ Νηλέως τῷ Νέστορι, </text:span><text:span text:style-name="T15">ὃ</text:span><text:span text:style-name="T12">ν δὴ μάλιστα τῶν ἄλλων </text:span><text:span text:style-name="T13">ἐνδόξ</text:span><text:span text:style-name="T14">ω</text:span><text:span text:style-name="T13">ν</text:span><text:span text:style-name="T12"> ἐτίμα ὁ Ἀγαμέμνων· τούτῳ ὁμοιωθεὶς ὁ θεῖος Ὄνειρος πρὸς αὐτὸν ἔφη· Ὑπνώττεις ὦ υἱὲ τοῦ Ἀτρέως τοῦ συνετὰ δεδιδαγμένου τοῦ πολέμου; Οὐ χρὴ διὰ πάσης τῆς νυκτὸς καθεύδειν ἄνδρα βασιλέα ὑφ’ οὗ αἱ βουλαὶ κυροῦνται, ᾧ οἱ λαοί εἰσιν ἐπιτετραμμένοι, καὶ τοσαῦτα διὰ φροντίδος ἐστ</text:span><text:span text:style-name="T15">ί</text:span><text:span text:style-name="T12">· πρὸς τὸ παρὸν δὲ τῶν ἐμῶν λόγων σύνες ταχέως· ἄγγελος δέ εἰμι τοῦ Διὸς πρὸς σὲ ἀπεσταλμένος, ὅς πόῤῥω </text:span><text:span text:style-name="T15">ὢ</text:span><text:span text:style-name="T12">ν καὶ ἀπωκισμένος τὴν φύσιν, ὅμως ἔχει μεγάλην σου φροντίδα καὶ ἐλεεῖ σε· ὁπλίσαι σὲ προστάττει τοὺς τὴν κόμην τρέφοντας Ἀχαιοὺς πανστρατί· νῦν γὰρ </text:span><text:span text:style-name="T15">ἂ</text:span><text:span text:style-name="T12">ν ἕλοις τὴν πόλιν τὴν πλατεῖς τοὺς στενωποὺς ἔχουσαν τ</text:span><text:span text:style-name="T15">ῶν</text:span><text:span text:style-name="T12"> Τρῴων· οὐκέτι γὰρ οἱ θεοὶ οἱ τὰ οὐράνια οἰκοῦντες οἰκήματα κατὰ διῃρημένας γνώμας βουλεύονται· ἐμάλαξε γὰρ ἐπὶ τούτῳ πάντας αὐτοὺς ἡ Ἥρα ἱκετεύουσα· λῦπαι δὲ τοῖς Τρωσὶν ἐπήρτηνται ἀπὸ τοῦ Διός· ἀλλὰ σὺ ἐπὶ τῷ σῷ λογισμῷ ταῦτα κάτεχε, μὴ δὲ λήθη σου κατακρατείτω, ἐπειδάν σε ὁ ὕπνος ἀφῇ ὁ κατὰ τὴν τοῦ μέλιτος γλυκύτητα ἡδύνων. Οὕτω δὲ εἰπών, ἀπῆλθε· τοῦτον δὲ κατέλιπεν ἐκεῖ ταῦτα λογιζόμενον κατὰ ψυχήν, ἅ δὴ οὐ τελεῖσθαι </text:span><text:soft-page-break/><text:span text:style-name="T12">ἔμελλεν· ἤλπισε γὰρ οὗτος αἱρήσειν τὴν πόλιν τοῦ Πριάμου κατ’ ἐκείνην τὴν ἡμέραν ἄφρων· οὐδὲ τὰ ἔργα ἠπίστατο ἐκεῖνα, ἅπερ ὁ Ζεὺς ἐργάζεσθαι ἐσκόπει· ἔμελλε γὰρ ἔτι ἐπιθήσειν λύπας καὶ στεναγμοὺς τοῖς Τρωσὶ καὶ τοῖς Ἕλλησι κατὰ τὰς ἰσχυρὰς μάχας· ἠγέρθη δὲ ἀπὸ τοῦ ὕπνου· ἀπήχημα δὲ τῆς θείας φωνῆς περιειλημμένον αὐτὸν εἶχεν· ἀνορθωθεὶς δὲ ἐκάθισεν· ἐνεδύσατο δὲ μαλακὸν χιτῶνα περικαλλῆ νεωστὶ εἰργασμένον· περιεβάλετο δὲ ἐπ’ αὐτοῦ χλαῖναν· τοῖς ποσὶ δὲ τοῖς εὐτραφέσιν ὑπεδήσατο περικαλλῆ ὑποδήματα· τοῖς ὤμοις δὲ περιεβάλετο ξίφος ἀργυροῖς ἥλοις κεκοσμημένον· ἔλαβε δὲ τὴν ῥάβδον τὴν πατρικὴν τὴν διαδοχῇ σωζομένην ἀεὶ· σὺν ταύτῃ ἀπῆλθεν ἐπὶ τὰς ναῦς τῶν Ἑλλήνων τῶν πολεμιστῶν· Ἡ Ἠὼς μὲν δὴ ἡ θεὰ ἐπὶ τὸν ὑψηλὸν ἐπορεύθη Ὄλυμπον, τῷ Διὶ καὶ τοῖς ἄλλοις θεοῖς φωτὸς παρουσίαν </text:span><text:span text:style-name="T13">ἀπαγγέλ</text:span><text:span text:style-name="T15">λ</text:span><text:span text:style-name="T13">ουσα</text:span><text:span text:style-name="T12">. Ὁ δὲ τοῖς κήρυξι τοῖς ὀξυφώνοις προσέταξεν ἐπ’ ἐκκλησίαν συγκαλεῖν τοὺς τὴν κόμην τρέφοντας Ἕλληνας· καὶ οἱ μὲν κηρύγματι συνεκάλουν, οἱ δὲ ἠθροίζοντο μάλα ταχέως. Πρῶτον δὲ ἄνδρας ἐκάθισεν ἐπὶ βουλῇ ἀπὸ τῶν </text:span><text:span text:style-name="T13">μεγαλ</text:span><text:span text:style-name="T15">ο</text:span><text:span text:style-name="T13">γνώμων</text:span><text:span text:style-name="T12"> γερόντων, παρὰ τῇ νηὶ τοῦ Νέστορος τοῦ βασιλέως τοῦ ἀπὸ τῆς Πύλης τὸ γένος ἕλκοντος. Τούτους οὗτος ἐπεὶ ἐκάθισε συγκαλέσας, συνετὴν καθίστα βουλήν, λέγων· Ἀκούσατε, ὦ φίλοι· θεῖος Ὄνειρος ἦλθε πρὸς μὲ ἐν τοῖς ὕπνοις κατὰ τὴν νύκτα τὴν θείαν· μάλιστα δὲ πάντων τῇ Νέστορι τῷ ἐνδόξῳ ἦν ὡμοιωμένος, κατά τε τὸ μέγεθος τοῦ σώματος, καὶ τὸν τῆς μορφῆς χαρακτῆρα· ἔστη δὲ ὑπὲρ τῆς ἐμῆς κεφαλῆς, καὶ πρὸς ἐμὲ εἶπε λόγον· ὑπνώττεις υἱὲ τοῦ Ἀτρέως τοῦ συνετὰ δεδιδαγμένου τοῦ πολέμου; Οὐ χρὴ διὰ πάσης τῆς νυκτὸς καθεύδειν ἄνδρα ἐφ’ ὅν αἱ βουλαὶ ἀναφέρονται, ᾧ λαοί εἰσιν ἐπιτετραμμένοι, καὶ τοσαῦτα διὰ φροντίδος ἐστί. Νῦν δὲ τῶν ἐμῶν λόγων σύνες ταχέως. ἄγγελος δέ εἰμι τοῦ Διὸς πρὸς σε ἀπεσταλμένος, ὅς πόῤῥω ὤν, μεγάλην ἔχει σου φροντίδα καὶ ἐλεεῖ σε. </text:span><text:span text:style-name="T13">Ὁ</text:span><text:span text:style-name="T15">π</text:span><text:span text:style-name="T13">λίσαι</text:span><text:span text:style-name="T12"> σε προστάττει τοὺς τὴν κόμην τρέφοντας Ἕλληνας πανστρατί, νῦν γὰρ ἄν ἕλοις τὴν πόλιν τὴν πλατεῖς ἔχουσαν τοὺς στενωποὺς τῶν Τρῴων· οὐκέτι γὰρ </text:span><text:span text:style-name="T13">δικρημέν</text:span><text:span text:style-name="T15">ω</text:span><text:span text:style-name="T13">ς</text:span><text:span text:style-name="T12"> οἱ τὰ οὐράνια οἰκοῦντες οἰκήματα θεοὶ βουλεύονται· ἐμάλαξε γὰρ πάντας αὐτοὺς ἐπὶ τοῦτο ἡ Ἥρα ἱκετεύουσα· λύπαι δὲ τοῖς Τρωσὶν ἐπήρτηνται ἀπὸ τοῦ Διός· Ἀλλὰ σὺ ἐπὶ τῷ σῷ λογισμῷ ταῦτα κάτεχε. Ὁ μὲν οὕτως εἰπὼν ἀφανὴς ἐγένετο ἀποπτάμενος· ἐμὲ δὲ ὁ γλυκὺς ὕπνος ἀφῆκεν. Ἀλλ’ ἄγετε σπεύσωμεν, ὅπως ἄν τοὺς υἱοὺς τῶν Ἑλλήνων ὁπλίσωμεν· πρότερον δὲ τῆς γνώμης αὐτῶν ἐγὼ ἀποπειράσομαι λόγοις καθὰ πρέπον ἄν εἴη· καὶ σὺν σπουδῇ τῆς Τροίας ἀπέρχεσθαι διὰ τῶν πολυκαθέδρων νεῶν προτρέψομαι· ὑμεῖς δέ, ἄλλος ἀπ’ ἄλλου μέρους ἐπέχετε λόγοις μὴ ἀξιοῦντες ἀπέρχεσθαι. Οὗτος μὲν εἰπὼν ἐκάθισεν· ἐπὶ τούτοις δὲ ἠγέρθη ὁ Νέστωρ, ὅς γε ἦν βασιλεὺς τῆς Πύλου τῆς ἀμμώδους· οὗτος συνετὸς ὤν ἐδημηγόρησε, καὶ μετὰ τὴν δημηγορίαν ὅτι δεῖ ποιεῖν αὐτοῖς εἰσηγήσατο, λέγων· Ὦ προσφιλεῖς ἡγεμόνες καὶ βασιλεῖς τῶν Ἑλλήνων, εἰ μὲν </text:span><text:span text:style-name="T16">ἀ</text:span><text:span text:style-name="T12">λλός τις ἀπὸ τῶν Ἀχαιῶν τὸν Ὄνειρον εἶπεν ἰδεῖν, ψεῦδος ἄν τοῦτο ἔφημεν εἶναι καὶ ἀφιστάμεθα μᾶλλον ἤ ἐκδεχόμεθα ὅ τι εἶδεν· νῦν δὲ εἶπεν ἰδεῖν, ὅς ἄριστος τῶν Ἑλλήνων διατείνεται εἶναι. «Ἀλλ’ ἄγετε σπεύσωμεν, ὅπως ἄν τοὺς υἱοὺς τῶν Ἑλλήνων ὁπλίσωμεν». Οὕτω δὴ εἰπών, τῶν ἐπὶ τῇ βουλῇ προηγεῖτο, ὥστε πορεύεσθαι. Οὗτοι δὲ αὐτοὶ οἱ τῶν σκήπτρων ἐγκρατεῖς βασιλεῖς ἐπείσθησαν τῷ βασιλεῖ </text:span><text:soft-page-break/><text:span text:style-name="T12">τῶν λαῶν, καὶ ἀνέστησαν μετ’ αὐτόν· μετ’ ἐκείνους δὲ οἱ λαοὶ ἐκινήθησαν· καθὼς σμήνη </text:span><text:span text:style-name="T13">μελισ</text:span><text:span text:style-name="T16">σ</text:span><text:span text:style-name="T13">ῶν</text:span><text:span text:style-name="T12"> ἀθρόως πετομένων ἔρχονται, ἀπὸ πέτρας κοίλης ἀεὶ κατὰ τὸ ἔαρ ποιουμένων τὴν πτῆσιν, κατὰ στροφὰς δὲ πέτονται ἐπὶ τοῖς ἐαρινοῖς ἄνθεσιν ἐξηρτημέναι ἀλλήλων, καὶ αἱ μὲν ἐν τούτῳ τῷ μέρει πέτονται ἀρκούντως ἔχουσαι τοῦ πλήθους, αἱ δὲ ἐν τούτῳ· οὕτω τὰ πολυειδῆ γένη τούτων, ἀπὸ τῶν νεῶν καὶ τῶν σκηνῶν πρὸ τοῦ αἰγιαλοῦ τοῦ βαθέος ἐπορεύοντο ἐπ’ </text:span><text:span text:style-name="T13">ἐκκλη</text:span><text:span text:style-name="T17">σ</text:span><text:span text:style-name="T13">ίαν</text:span><text:span text:style-name="T12"> κατὰ ἴλας καὶ ἑταιρείας· ἐν αὐτοῖς δὲ θεία φήμη λαμπρῶς ἐκηρύττετο παρορμῶσα ἔρχεσθαι, ἄγγελος τοῦ Διὸς αὐτόματος δηλονότι· οἱ δὲ </text:span><text:span text:style-name="T13">ἡθρ</text:span><text:span text:style-name="T17">ο</text:span><text:span text:style-name="T13">ίζοντο</text:span><text:span text:style-name="T12">, </text:span><text:span text:style-name="T17">ἐ</text:span><text:span text:style-name="T13">τετ</text:span><text:span text:style-name="T17">ά</text:span><text:span text:style-name="T13">ρ</text:span><text:span text:style-name="T17">α</text:span><text:span text:style-name="T13">κτο</text:span><text:span text:style-name="T12"> δῆ ἡ ἀγορά· ὑπήχει δὲ ἡ γῆ τῶν λαῶν βοώντων, καὶ καθιζόντων· βοὴ δὲ σύμμικτος ἦν· ἐννέα δὲ αὐτοὺς κήρυκες μετέωρον βοῶντες κατέστελλον, ὅπως ἄν τῆς βοῆς </text:span></text:p>
      <text:p text:style-name="P2"/>
      <text:p text:style-name="P33"><text:span text:style-name="T11">ΠΑΡΑΦΡΑΣΙΣ</text:span>· <text:span text:style-name="T118">57</text:span></text:p>
      <text:p text:style-name="P7"><text:span text:style-name="T12">ἐπισχοῖεν ἑαυτούς, ἀκούσουσι δὲ τῶν βασιλέων τῶν ὑπὸ τοῦ Διὸς πεπαιδευμένων τὴν βασιλικὴν παιδείαν. Ἐκάθισε δὲ ὁ λαὸς τῇ σπουδαίᾳ παρωθήσει τῶν καθιζόντων αὐτόν· κατέσχον δὲ τὰς καθέδρας </text:span><text:span text:style-name="T13">παυ</text:span><text:span text:style-name="T17">σ</text:span><text:span text:style-name="T13">άμενοι</text:span><text:span text:style-name="T12"> τῆς βοῆς. Ἀνέστη δὲ ὁ βασιλεὺς Ἀγαμέμνων τὴν βασιλικὴν ῥάβδον κατέχον· ταύτην μὲν ὁ Ἥφαιστος πονήσας κατεσκεύασεν· δέδωκε μὲν οὖν ὁ Ἥφαιστος αὐτὴν τῷ Διὶ τῷ υἱῷ τοῦ Κρόνου τῷ βασιλεῖ· ὁ Ζεὺς δὲ ἔδωκεν αὐτὴν τῷ Ἑρμῇ τῷ </text:span><text:span text:style-name="T13">μεγαλ</text:span><text:span text:style-name="T17">ο</text:span><text:span text:style-name="T13">φώνῳ</text:span><text:span text:style-name="T12">, τῷ τὸν Ἄργον τὸν πανόπτην </text:span><text:span text:style-name="T13">πεφ</text:span><text:span text:style-name="T17">ο</text:span><text:span text:style-name="T13">τευκότι</text:span><text:span text:style-name="T12">· ὁ Ἑρμῆς δὲ ὁ ἄναξ ἔδωκε τῷ Πέλοπι τῷ πολεμικῷ· ὁ δὲ Πέλοψ ἔδωκε τῷ Ἀτρεῖ τῷ βασιλεῖ τῶν λαῶν· ὁ Ἀτρεὺς δὲ θνήσκω τῷ ἀδελφῷ Θυέστῃ τῷ πολυθρέμμονι κατέλιπεν· ὁ δὲ Θυέστης τῷ Ἀγαμέμνονι κατέλιπε φέρειν, καὶ ἐν πολλαῖς νήσοις καὶ παντὶ τῷ Ἄργει βασιλεύειν. Ταύτῃ οὗτος ἐπερεισθείς, λόγους εἰς </text:span><text:span text:style-name="T13">ἐπή</text:span><text:span text:style-name="T17">κ</text:span><text:span text:style-name="T13">οον</text:span><text:span text:style-name="T12"> τῶν Ἑλλήνων ἔλεγεν· Ὦ προσφιλεῖς ἥρωες Δαναοί, πολέμων ἔμπειροι, καὶ διὰ τοῦτο τοῦ προστάτου τῶν πολέμων θεοῦ ὑπηρέται, ὁ Ζεύς με ὁ τοῦ Κρόνου υἱός, ἐν βλάβῃ μεγάλως </text:span><text:span text:style-name="T17">ἐ</text:span><text:span text:style-name="T12">παχθεῖ ἔδησε, κακωτικός, ὅς πρότερον μὲν ὑπέσχετο μοι, καὶ κατένευσεν, </text:span><text:span text:style-name="T13">ἐκπορ</text:span><text:span text:style-name="T17">θ</text:span><text:span text:style-name="T13">ήσα</text:span><text:span text:style-name="T17">ν</text:span><text:span text:style-name="T13">τ</text:span><text:span text:style-name="T17">α</text:span><text:span text:style-name="T12"> τὸ καλῶς τετειχισμένον Ἴλιον </text:span><text:span text:style-name="T13">ἐπανεληλ</text:span><text:span text:style-name="T17">υ</text:span><text:span text:style-name="T13">θέναι</text:span><text:span text:style-name="T12"> οἴκαδε· νῦν δὲ κακωτικὴν ἀπάτην ἐβουλεύσατο καὶ </text:span><text:span text:style-name="T13">πρ</text:span><text:span text:style-name="T18">οστά</text:span><text:span text:style-name="T12">ττει με ἄδοξον ἐπὶ Ἄργος ἀφικέσθαι, μεθ’ ὅ πολὺν </text:span><text:span text:style-name="T18">ἀ</text:span><text:span text:style-name="T12">πώλεσα λαόν. Οὕτω δὴ φαίνεται προσφιλὲς εἶναι τῷ Διὶ τῷ ὑπερβαλλόντως ἰσχυρῷ, ὅς δὴ πολλῶν πόλεων ἀκροπόλεις κατέστρεψε, καὶ ἔτι καταστρέψει· τούτου γὰρ ἡ ἰσχύς ἐστι μεγίστη· αἰσχύνης γὰρ </text:span><text:span text:style-name="T13">ἄ</text:span><text:span text:style-name="T18">ξ</text:span><text:span text:style-name="T13">ιόν</text:span><text:span text:style-name="T12"> ἐστι τοῦτο καὶ πρὸς τοὺς γενησομένους ἀνθρώπους ἀκούσαι, αὐτὸν μάτην οὕτω τοιοῦτον τὴν </text:span><text:span text:style-name="T13">ἀρ</text:span><text:span text:style-name="T18">ε</text:span><text:span text:style-name="T13">τὴν</text:span><text:span text:style-name="T12"> λαὸν τοσοῦτον τῷ πλήθει, ἀνήνυτον πόλεμον πολεμεῖν, καὶ μάχεσθαι πρὸς ἄνδρας ἐλάττονας </text:span><text:span text:style-name="T13">τ</text:span><text:span text:style-name="T18">ὸ</text:span><text:span text:style-name="T13">ν</text:span><text:span text:style-name="T12"> ἀριθμόν· τέλος γὰρ οὐδὲν ἐφάνη· ἐὰν γὰρ ἐθελήσωμεν, οἱ Ἕλληνες καὶ οἱ Τρῶες, ἑνωθέντες ἀμφότεροι ἐπὶ ὅρκοις ἀσφαλέσι δι’ ἐντόμων θυμάτων γενομένοις, τοὺς Τρῶας μὲν ἀριθμῆσαι πάντας καθ’ ἕνα, ὅσοι εἰσὶν </text:span></text:p>
      <text:p text:style-name="P3"/>
      <text:p text:style-name="P28">ΠΑΡΑΦΡΑΣΙΣ· 59</text:p>
      <text:p text:style-name="P8"><text:span text:style-name="T12">ἐγχώριοι καὶ οἰκίας ἔχοντες, ἡμεῖς δὲ οἱ Ἀχαιοὶ ἵνα εἰς δεκάδας ἐφεξῆς διαταχθείημεν, ἕκαστον δὲ ἄνδρα τῶν Τρῴων λάβοιμεν ἑκάστῃ δεκάδι ἡμετέρᾳ οἰνοχοεῖν, πολλαὶ ἄν </text:span><text:soft-page-break/><text:span text:style-name="T12">δεκάδες ἐνδεεῖς γένοιντο οἰνοχόου· τοσοῦτον ἐγὼ διατείνομαι πλείους εἶναι τοὺς Ἕλληνας τῶν Τρῴων, οἵ κατὰ τὴν πόλιν οἰκοῦσι</text:span><text:span text:style-name="T18">ν</text:span><text:span text:style-name="T12">· ἀλλ’ οἱ σύμμαχοι αὐτοῖς ἄνδρες, οἱ τὰ δόρατα κραδαίνειν εἰδότες, οἱ ἐκ πολλῶν πόλεων συνειλεγμένοι εἰσίν, οἵτινες μεγάλως διαμαρτάνειν τοῦ σκοποῦ με ποιοῦσι, καὶ οὐκ ἐῶσι προθυμούμενον ἐκπορθῆσαι τὴν καλῶς οἰκήσεις ἔχουσαν πόλιν τοῦ Ἰλίου. Ἐννέα δὲ </text:span><text:span text:style-name="T13">παρ</text:span><text:span text:style-name="T18">α</text:span><text:span text:style-name="T13">ληλύ</text:span><text:span text:style-name="T18">θ</text:span><text:span text:style-name="T13">ασιν</text:span><text:span text:style-name="T12"> ἐνιαυτοὶ τοῦ μεγάλου Διός, καὶ δὴ τὰ ξύλα τῶν νεῶν σέσηπται, καὶ τὰ σχοινία αὐτῶν διελύθη· αἱ δὲ ἡμέτεραι γυναῖκες καὶ τὰ μικρὰ τέκνα κάθηνται ἐν τοῖς οἴκοις προσδεχόμεναι ἡμᾶς· ἡμῖν δὲ τὸ ἔργον </text:span><text:span text:style-name="T13">οὕ</text:span><text:span text:style-name="T18">τ</text:span><text:span text:style-name="T13">ως</text:span><text:span text:style-name="T12"> ὡς ἔστιν ὁρᾷν ἀτέλεστόν ἐστιν, οὗ χάριν δεῦρο ἀφικόμεθα· ἀλλ’ ἄγετε πειθώμεθα πάντες καθὰ </text:span><text:span text:style-name="T18">ἂ</text:span><text:span text:style-name="T12">ν ἐγὼ εἴπω· ἀπέλθωμεν </text:span><text:span text:style-name="T13">ἐνθ</text:span><text:span text:style-name="T18">έν</text:span><text:span text:style-name="T13">δε</text:span><text:span text:style-name="T12"> σὺν σπουδῇ διὰ τῶν νεῶν ἕκαστος εἰς τὴν ἑαυτοῦ πατρίδα· οὐκέτι γὰρ τὴν </text:span><text:span text:style-name="T13">προκαθεζ</text:span><text:span text:style-name="T18">ο</text:span><text:span text:style-name="T13">μένην</text:span><text:span text:style-name="T12"> πόλιν τῆς Τροίας πορθήσομεν τὴν πλατεῖς τοὺς στενωποὺς ἔχουσαν. Οὕτως εἶπεν· ἑκάστου δὲ τούτων πάντων τὴν ψυχὴν ἐν τοῖς στήθεσιν διήγειρε κατὰ τὴν πληθὺν ἐκείνων, ὅσοι οὐκ ἤκουσαν τῆς βουλῆς· ἐκινήθη δὲ τὸ συνειλεγμένον πλῆθος, καθὰ τὰ κύματα τὰ βαρέα τῆς θαλάσσης τοῦ πελάγους τοῦ Ἰκαρίου, ἅ δὴ Εὖρος τε καὶ Νότος διήγειρεν </text:span><text:span text:style-name="T13">ἐμπε</text:span><text:span text:style-name="T18">σ</text:span><text:span text:style-name="T13">ὼν</text:span><text:span text:style-name="T12"> ἀπὸ τῶν νεφελῶν τοῦ πατρὸς πάντων τοῦ Διός· ὥσπερ δὲ ὅτε κινήσει Ζέφυρος ἐπελθὼν δασὺ λήϊον σφοδρὸς κατὰ τοὺς ἀστάχυς, οὕτως ἐκινήθη πᾶσα τούτων ἡ ἅθροισις. Οἱ δὲ σὺν θορύβῳ ἐπὶ τὰς ναῦς μετὰ ταραχῆς ἔσπευδον· ὑποκάτωθεν δὲ τῶν ποδῶν κόνις ὑψουμένη μετέωρος ἦν. Οὗτοι δὲ ἀλλήλοις παρεκελεύοντο ἅπτεσθαι τῶν νεῶν, καὶ ἐπὶ τὴν θάλασσαν αὐτὰς ἕλκειν τὴν τιμίαν, καὶ τὰ ὀρύγματα δι’ ὧν αἱ νῆες ἕλκονται ἐξεκάθαιρον· ἡ </text:span></text:p>
      <text:p text:style-name="P3"/>
      <text:p text:style-name="P3"/>
      <text:p text:style-name="P28">ΠΑΡΑΦΡΑΣΙΣ 61</text:p>
      <text:p text:style-name="P32"><text:span text:style-name="T12">βοὴ δὲ ἐπὶ πολὺ τοῦ ἀέρος ἀφικνεῖτο, προθυμούμενος ἰέναι ἑκάστου ἐπὶ τὸν ἑαυτοῦ οἶκον· ὑφεῖλκον δὲ τὰ ὑπερείσματα τῶν νεῶν. Ὅτε δὴ ὑποστροφὴ ἄν ἐγένετο τοῖς Ἕλλησι παρὰ τὸ καθῆκον, εἰ μὴ πρὸς τὴν Ἀθηνᾶν ἡ Ἥρα λόγον εἶπε τοιοῦτον· Φεῦ, Ἀθηνᾶ τέκνον τοῦ Διὸς τοῦ τὴν αἰγίδα φοροῦντος ἀήττητε, οὕτω δὴ εἰς τὸν οἶκον ἕκαστος τὸν ἑαυτοῦ εἰς τὴν πατρίδα τὴν προσφιλῆ γῆν οἱ Ἕλληνες φεύξονται κατὰ τὴν πλατεῖαν ἐπιφάνειαν τῆς θαλάσσης, καταλίποιεν δ’ ἄν καύχημα τῷ Πριάμῳ καὶ τοῖς Τρωσὶ τὴν Ἑλληνίδα Ἑλένην, δι’ ἥν πολλοὶ ἀπὸ τῶν Ἑλλήνων ἀπώλοντο ἐν τῇ Τροίᾳ πόῤῥω τῆς πατρίδος αὐτῶν </text:span><text:span text:style-name="T19">τ</text:span><text:span text:style-name="T12">ῆς </text:span><text:span text:style-name="T13">προσφιλ</text:span><text:span text:style-name="T19">οῦ</text:span><text:span text:style-name="T13">ς</text:span><text:span text:style-name="T12"> γῆς; ἀλλ’ ἄπιθι νῦν ἐπὶ τὸν λαὸν τῶν Ἑλλήνων τῶν χαλκοῖς ὅπλοις ὡπλισμένων, διὰ δὲ τῶν σῶν λόγων τῶν τὰς σκληρὰς ὁρμὰς δυναμένων μαλάσσειν, κώλυε ἄνδρα ἕκαστον, μὴ δὲ ἑαυτοὺς ἕλκειν ἐπὶ τὴν θάλασσαν τὰς ἀμφοτέρωθεν ἐλαυνομένας ναῦς τῇ ἑλίξει τῶν ἐρετμῶν· Οὕτως εἶπεν. Οὐκ ἠπείθησε δὲ ἡ Ἀθηνᾶ ἡ ὀξὺ ὁρῶσα. Κατέβη δὲ τῆς κορυφῆς τοῦ Ὀλύμπου σὺν σπουδῇ ὁρμήσασα· ταχέως δὲ κατέλαβεν ἐπὶ τὰς ταχείας ναῦς τῶν Ἑλλήνων· εὗρε δὴ </text:span><text:span text:style-name="T13">τ</text:span><text:span text:style-name="T15">ὸ</text:span><text:span text:style-name="T13">ν</text:span><text:span text:style-name="T12"> Ὀδυσσέα, τὸν ἰσοστάσιον τὴν σύνεσιν τῷ Διὶ ἑστῶτα· οὐ δὲ τῆς αὐτοῦ νεὼς οὗτος τῆς εὐκαθέδρης τῆς </text:span><text:span text:style-name="T13">μελαίν</text:span><text:span text:style-name="T19">η</text:span><text:span text:style-name="T13">ς</text:span><text:span text:style-name="T12"> ἥπτετο, ἐπεὶ ἀγανάκτησις αὐτὸν κατεῖχε κατὰ τὴν καρδίαν καὶ τὴν ψυχήν. Ἐγγὺς δὲ στᾶσα ἡ ὀξὺ ὁρῶσα Ἀθηνᾶ πρὸς αὐτὸν εἶπεν· Ὦ εὐγενὲς Ὀδυσσεῦ, υἱὲ τοῦ Λαέρτου πόριμε τὰς </text:span><text:soft-page-break/><text:span text:style-name="T12">ἐπινοίας, οὕτω δὴ ἐπὶ τὸν οἶκον ἕκαστος τὸν ἑαυτοῦ εἰς τὴν πατρίδα τὴν προσφιλῆ γῆν φεύξεσθε ἐν ταῖς πολυκαθέδροις ναυσὶ πεσόντες ὡς μικρόψυχοι καὶ δειλοί, καταλίποιτε δ’ ἄν καύχημα τῷ Πριάμῳ καὶ τοῖς Τρωσὶ τὴν Ἑλληνίδα Ἑλένην, δι’ ἥν πολλοὶ ἀπὸ τῶν Ἑλλήνων ἐν τῇ Τροίᾳ ἀπώλοντο πόῤῥω τῆς πατρίδος αὐτῶν τῆς προσφιλοῦς γῆς; ἀλλ’ ἄπιθι νῦν ἐπὶ τὸν λαὸν τῶν Ἑλλήνων, μὴ δὲ ὑποχώρει, διὰ δὲ τῶν σῶν λόγων τῶν τὰς σκληρὰς ὁρμὰς δυναμένων μαλάττειν, κώλυε ἄνδρα ἕκαστον, μὴ δ’ </text:span><text:span text:style-name="T19">ἔ</text:span><text:span text:style-name="T12">α </text:span><text:span text:style-name="T19">αὐ</text:span><text:span text:style-name="T12">το</text:span><text:span text:style-name="T19">ὺς</text:span><text:span text:style-name="T12"> </text:span></text:p>
      <text:p text:style-name="P32"><text:span text:style-name="T19"/></text:p>
      <text:p text:style-name="P31"><text:span text:style-name="T19">ΠΑΡΑΦΡΑΣΙΣ 63</text:span></text:p>
      <text:p text:style-name="P32"><text:span text:style-name="T12">ἕλκειν ἐπὶ τὴν θάλασσαν τὰς ἀμφοτέρωθεν ἐλαυνομένας ναῦς τῇ ἑλίξει τῶν ἐρετμῶν. Οὕτως εἶπεν· ὁ δὲ συνῆκε τὴν φωνὴν τῆς θεᾶς </text:span><text:span text:style-name="T13">φωνη</text:span><text:span text:style-name="T19">σ</text:span><text:span text:style-name="T13">άσης</text:span><text:span text:style-name="T12">· ἐκινήθη δὲ ὥστε τρέχειν· ἀπέῤῥιψε δὲ τὴν χλαῖναν ἥν ἐφόρει, ὡς ἐμποδών· ἤνεγκε δὲ αὐτὴν ὁ κῆρυξ ὁ Ἐυρυβάτης ὁ ἀπὸ τῆς Ἰθάκης, ὅς ἠκολούθει αὐτῷ· Αὐτὸς δὲ ἐνώπιον τοῦ Ἀγαμέμνονος τοῦ υἱοῦ τοῦ Ἀτρέως ἐλθών, τὸ σκῆπτρον αὐτοῦ αἰτήσας ἔλαβε τὸ πατρικόν, τῇ διαδοχῇ σωζόμενον ἀεί· σὺν τούτῳ ἀπῆλθεν ἐπὶ τὰς ναῦς τῶν Ἑλλήνων τῶν πολεμιστῶν· ὅντινα μὲν ἄνδρα βασιλέα καὶ ὑπερέχοντα κατέλαβε, τοῦτον διὰ πραϋντικῶν λόγων κατεκώλυε πλησίον στάς, λέγων· </text:span><text:span text:style-name="T20">χ</text:span><text:span text:style-name="T12">άριτος μέτοχε δαιμονίας, ἄλλον τινὰ οὐ σὲ γέ ἐστι πρέπον φοβεῖσθαι ὥσπερ δειλόν· ἀλλὰ κάθησο αὐτὸς σύ, καὶ τοὺς ἄλλους λαοὺς παῦε τοῦ θορύβου· οὐ γὰρ οἶσθα σαφῶς ὁποῖος ἐστιν ὁ σκοπὸς τοῦ υἱοῦ τοῦ Ἀτρέως· νῦν μὲν ἀποπειρᾶται τῆς </text:span><text:span text:style-name="T13">γνώμ</text:span><text:span text:style-name="T20">η</text:span><text:span text:style-name="T13">ς</text:span><text:span text:style-name="T12"> ἡμῶν· ἴσως δὲ βλάψει τοὺς υἱοὺς τῶν Ἑλλήνων· οὐ πάντες δὲ ἠκούσαμεν ἐν τῇ βουλῇ ἅπερ εἶπε· σκοπῶμεν ἵνα μὴ ὀργισθῇ, καὶ κακωτικόν τι δράσῃ τοὺς υἱοὺς τῶν Ἑλλήνων· ἡ ὀργὴ δὲ τοῦ βασιλέως τοῦ ὑπὸ τοῦ Διὸς </text:span><text:span text:style-name="T13">δεδι</text:span><text:span text:style-name="T20">δα</text:span><text:span text:style-name="T13">γαμένου</text:span><text:span text:style-name="T12"> τὴν </text:span><text:span text:style-name="T13">βασιλ</text:span><text:span text:style-name="T20">ι</text:span><text:span text:style-name="T13">κὴν</text:span><text:span text:style-name="T12"> παιδείαν πρᾶγμά ἐστι μέγα· τιμὴ δέ ἐστιν αὐτῷ ἀπὸ τοῦ Διός, φιλεῖ δὲ αὐτὸν ὁ τὴν ἐπιστήμην τοῦ </text:span><text:span text:style-name="T13">βουλεύ</text:span><text:span text:style-name="T20">ε</text:span><text:span text:style-name="T13">σθαι</text:span><text:span text:style-name="T12"> ἔχων Ζεύς. ὅντινα δὲ ἄνδρα δημότην ἴδε καὶ βοῶντα εὗρε, τῇ ῥάβδῳ πλήττων αὐτὸν ὤθει, καὶ ἠπείλει αὐτὸν διὰ λόγου λέγων· Πολυπραγμοσύνῃ κεκρατημένε, ὡς ἀπὸ μοίρας δαίμονος, ἐν ἡσυχίᾳ κάθησο, καὶ λόγον ἄκουε ἄλλων, οἵ κρείττονές εἰσι σοῦ· σὺ γὰρ ἀνεπιτήδειος ἐπὶ πόλεμον καὶ ἀνίσχυρος, οὔτε ἐν πολέμῳ ποτὲ χρήσιμος εἶ, καὶ ἐν ἀριθμῷ, οὔτε ἐν βουλῇ. οὐ δὴ πάντες οἱ Ἀχαιοὶ βασιλεύσομεν ἐνθάδε, οὐκ ἀγαθὸν ἡ πολυαρχία· εἷς ἄρχων ἔστω, εἷς βασιλεύς, ἐκεῖνος, ᾧ ἔδωκεν ὁ Ζεὺς τὴν βασιλείαν ὁ υἱὸς τοῦ Κρόνου τοῦ εἰς ἑαυτὸν ἐπεστραμμένου καὶ ἑαυτὸν </text:span><text:span text:style-name="T69">νοῦντος</text:span><text:span text:style-name="T12">, καὶ τὴν τοῦ δικάζειν ἐξουσίαν, ὅπως τῶν ἄλλων </text:span></text:p>
      <text:p text:style-name="P25"/>
      <text:p text:style-name="P29">ΠΑΡΑΦΡΑΣΙΣ 65</text:p>
      <text:p text:style-name="P9"><text:span text:style-name="T12">βασιλεύῃ. Τοῦτον τὸν τρόπον οὗτος ὁ βασιλεὺς ἁρμόζοντα ἔργα πράττω, διέταττε τὸν στρατὸν· οἱ δὲ ἐπ’ ἐκκλησίαν </text:span><text:span text:style-name="T13">ἐπανῄ</text:span><text:span text:style-name="T21">ε</text:span><text:span text:style-name="T13">σαν</text:span><text:span text:style-name="T12"> ἀπὸ τῶν νεῶν, καὶ ἀπὸ τῶν σκηνῶν σὺν ἤχῳ. ὥσπερ ὅτε κῦμα θαλάσσης τῆς πολυταράχου ἐν αἰγιαλῶ πλατεῖ ἦχον ποιεῖ, λαμπρὸν δὲ ὁ</text:span></text:p>
      <text:p text:style-name="P11"><text:span text:style-name="T1">πόντος ἠχεῖ. Οἱ ἄλλοι μὲν δὴ πάντες ἐκάθισαν, κατέσχον δὲ τὰς καθέδρας. ὁ Θερσίτης δὲ μόνος ὁ ἀπεραντολόγος ἔτι ἐθορύβει, ὅς δὴ λόγους ᾔδει μάτην πολλοὺς, καὶ ἀτάκτους κατὰ τὸν ἑαυτοῦ </text:span><text:span text:style-name="T2">λογισμ</text:span><text:span text:style-name="T3">ὸ</text:span><text:span text:style-name="T2">ν</text:span><text:span text:style-name="T1">· ᾔδει δὲ </text:span><text:span text:style-name="T2">λοιδ</text:span><text:span text:style-name="T3">ο</text:span><text:span text:style-name="T2">ρεῖσθαι</text:span><text:span text:style-name="T1"> τοῖς βασιλεῦσι ἀκόσμως, ἀλλ’ οὐ τοὺς </text:span><text:soft-page-break/><text:span text:style-name="T1">ἄλλους ἔπειθεν· ὅ τι γὰρ ἄν αὐτῷ ἔδοξε, γελοῖον ἐδόκει τοῖς Ἕλλησιν εἶναι· </text:span><text:span text:style-name="T2">δ</text:span><text:span text:style-name="T3">υ</text:span><text:span text:style-name="T2">σειδέστατος</text:span><text:span text:style-name="T1"> δὲ ἀνὴρ οὗτος ἐπὶ τὸ Ἴλιον ἀφίκετο· </text:span><text:span text:style-name="T2">δ</text:span><text:span text:style-name="T3">ιά</text:span><text:span text:style-name="T2">στροφος</text:span><text:span text:style-name="T1"> ἦν τοὺς ὀφθαλμούς, </text:span><text:span text:style-name="T2">χωλ</text:span><text:span text:style-name="T3">ὸ</text:span><text:span text:style-name="T2">ς</text:span><text:span text:style-name="T1"> δὲ τὸν ἕτερον πόδα· οἱ δὲ ὤμοι αὐτῷ κυρτοὶ ἦσαν ἐπὶ τὸ στῆθος συνερχόμενοι· ἐπάνω δὲ προμήκης ἦν τὴν κεφαλήν· λεπτὴ δὲ καὶ ἀραιὰ ἦν αὐτῇ τρίχωσις ἐσπαρμένη. Μεμισημένος δὲ ἦν μάλιστα πάντων τῷ Ἀχιλλεῖ καὶ τῷ Ὀδυσσεῖ· τούτους γὰρ ἐλοιδόρει. Τότε δὴ πρὸς τὸν ἔνδοξον Ἀγαμέμνονα μετεώρῳ καὶ λεπτῇ φωνῇ ἔσχον πολύν, ὥστ’ ἔκπληξιν ἐμποιεῖν, καὶ ἀγανάκτησιν δικαίαν ἐν τῇ ψυχῇ ἕκαστος τῇ ἑαυτοῦ. ὁ δὲ μετεώρῳ φωνῇ βοῶν, ἐλοδο;ρει τὸν Ἀγαμέμνονα λέγων· ”Ὦ υἱὲ τοῦ Ἀτρέως, τίνος ἔχεις χρείαν, καὶ ἕνεκα τίνος μέμφῃ; πεπληρωμέναι σοι αἱ σκηναί εἰσι ὅπλων καὶ σκευῶν χαλκῶν· πολλαὶ δὲ γυναῖκες εἰσιν ἐν ταῖς σκηναῖς ἐξαίρετοι, ἅς σοι ἡμεῖς οἱ Ἕλληνες πρώτιστα πάντων δίδομεν, ἐπειδὰν πορθήσωμεν πόλιν· ἤ ἔτι καὶ χρυσοῦ ἔχεις χρείαν, ὅν ἄν τις ἀπὸ τῶν Τρῴων τῶν πολεμιστῶν κομίσῃ ἀπὸ τοῦ Ἰλίου, λύτρα τοῦ ἑαυτοῦ υἱοῦ, ὅν ἄν ἐγὼ συνδήσας ἀγάγω ἤ ἄλλος ἀπὸ τῶν Ἑλλήνων, ἐπὶ κακῶν ἐπιβιβάζειν </text:span><text:span text:style-name="T2">αὐτο</text:span><text:span text:style-name="T4">ύ</text:span><text:span text:style-name="T2">ς</text:span><text:span text:style-name="T1">. ὦ ἄνανδροι καὶ ἐκλελυμένοι Ἕλληνες </text:span></text:p>
      <text:p text:style-name="P26"/>
      <text:p text:style-name="P30">ΠΑΡΑΦΡΑΣΙΣ 67</text:p>
      <text:p text:style-name="P12"><text:span text:style-name="T1">λίαν, κακῶς ἐπονείδιστοι, γυναῖκες, καὶ </text:span><text:span text:style-name="T4">Ἀ</text:span><text:span text:style-name="T2">χαι</text:span><text:span text:style-name="T4">ΐ</text:span><text:span text:style-name="T2">δες</text:span><text:span text:style-name="T1">, οὐκέτι ἄνδρες, καὶ </text:span><text:span text:style-name="T4">Ἀ</text:span><text:span text:style-name="T1">χαιο</text:span><text:span text:style-name="T4">ὶ</text:span><text:span text:style-name="T1">, ἄγετε, ἀπερχώμεθα ἐπὶ τὸν </text:span><text:span text:style-name="T4">οἶ</text:span><text:span text:style-name="T1">κον ἕκαστος τὸν ἑαυτοῦ, τοῦτον δὲ ἐάσωμεν αὐτοῦ ἐν τῇ </text:span><text:span text:style-name="T4">Τ</text:span><text:span text:style-name="T1">ροίᾳ τὰ γέρα καρποῦσθαι, ἵνα </text:span><text:span text:style-name="T2">γν</text:span><text:span text:style-name="T4">ο</text:span><text:span text:style-name="T2">ίῃ</text:span><text:span text:style-name="T1">, ἤ καὶ ἡμεῖς βοηθοῦμεν αὐτῷ τί, ἤ καὶ οὐχί· ὅς καὶ τὸν </text:span><text:span text:style-name="T4">Ἀ</text:span><text:span text:style-name="T1">χιλλέα πρὸ ὀλίγου ἄνδρα πολὺ αὐτοῦ κρείττονα ἄτιμον ἐποίησεν· ἀφείλετο γὰρ αὐτὸς τὸ γέρας αὐτοῦ. *ἀλλ' οὐκ ἐμμένει οὐδαμῶς τῇ ψυχῇ τοῦ </text:span><text:span text:style-name="T4">Ἀ</text:span><text:span text:style-name="T1">χιλλέως ὀργή, ἀλλ' ἀμελητής ἐστι τῆς </text:span><text:span text:style-name="T2">ὀργ</text:span><text:span text:style-name="T4">ῆ</text:span><text:span text:style-name="T2">ς</text:span><text:span text:style-name="T1"> καὶ ἀμήνιτος. ὄντως γάρ, </text:span><text:span text:style-name="T4">Ἀ</text:span><text:span text:style-name="T1">τρείδη, εἰ μὴ τοῦτ' ἦν, νῦν ἐσχάτως </text:span><text:span text:style-name="T2">ὑβρί</text:span><text:span text:style-name="T4">σ</text:span><text:span text:style-name="T2">θης</text:span><text:span text:style-name="T1"> ἄν. </text:span><text:span text:style-name="T4">Οὕ</text:span><text:span text:style-name="T1">τως εἶπεν ὁ </text:span><text:span text:style-name="T2">θερσ</text:span><text:span text:style-name="T4">ι</text:span><text:span text:style-name="T2">της</text:span><text:span text:style-name="T1"> λοιδορῶν τὸν </text:span><text:span text:style-name="T4">Ἀ</text:span><text:span text:style-name="T1">γαμέμνονα τὸν βασιλέα τοῦ πλήθους. παρ’ αὐτῷ δὲ ταχέως ἐλθὼν ὁ ἔνδοξος </text:span><text:span text:style-name="T4">Ὀ</text:span><text:span text:style-name="T1">δυσσεύς, ἔστη, καὶ ταυρηδὸν αὐτὸν ἰδών, σκληρῷ λόγῳ ἐπέπληξεν εἰπών· ὦ θερσίτα ἀπεραντολόγε, καίπερ ὤν ὀξύφωνος δημηγόρος, ἔπεχε σαυτόν, μὴ δὲ ἔθελε μόνος λοιδορεῖσθαι τοῖς βασιλεῦσιν· διατείνομαι γὰρ ἐγὼ μηδένα ἄλλον βροτὸν εἶναι χείρονα σοῦ ἐκείνων, ὅσσοι σὺν τοῖς </text:span><text:span text:style-name="T4">Ἀ</text:span><text:span text:style-name="T1">τρείδαις ἐπὶ τοῦ στόματος ἔχων καὶ τῆς προχείρου μνήμης πρόφερε, καὶ λοιδορίας πρὸς αὐτοὺς ἀπότεινε, καὶ εὐκαιρίαν εἰς ὑποστροφῆς παρώθησιν παρατήρει· *οὔπω γὰρ οὐδαμῶς οἴδαμεν σαφῶς ὅπως ἀποβήσεται τοῦτο τὸ τῆς ὑποστροφῆς ἔργον· *ἤ καλῶς τὴν ἐπαναστροφὴν ποιησόμεθα οἱ </text:span><text:span text:style-name="T4">Ἕ</text:span><text:span text:style-name="T1">λληνες ἤ κακῶς· ἐ</text:span><text:span text:style-name="T4">φ’</text:span><text:span text:style-name="T1"> ᾧ σύ, τῷ τῆς ὑποστροφῆς δηλονότι, κάθησαι λοιδορίας προφέρων τῷ </text:span><text:span text:style-name="T4">Ἀ</text:span><text:span text:style-name="T1">γαμέμνονι τ</text:span><text:span text:style-name="T4">ῷ</text:span><text:span text:style-name="T1"> βασιλεῖ τῶν λαῶν, ὅτι αὐτῷ μάλα πολλὰ διδοῦσιν οἱ ἥρωες οἱ </text:span><text:span text:style-name="T5">Δ</text:span><text:span text:style-name="T1">αναοί· * σὺ δὲ δάκνοντας λόγους προφέρων δημηγορεῖς. ἀλλ’ ἐρῶ σοι, τοῦτο δέ, ὅ ἐρῶ καὶ τετελεσμένον ἔσται· *ἐάν εἰς τὸ ἐπιὸν ἀνοηταίνοντά σε καταλάβω ὡς ἐν τῷ παρόντι, μηκέτι δὴ ἐμοὶ τῷ </text:span><text:span text:style-name="T5">Ὀ</text:span><text:span text:style-name="T1">δυσσεῖ ἡ κεφαλὴ ἐπὶ τοῖς ὤμοις εἴην, </text:span><text:span text:style-name="T5">μὴ δὲ τοῦ Τηλεμάχου πατὴρ εἰς τὸ ἑξῆς κεκλημένος εἴην, </text:span><text:span text:style-name="T1">εἰ μὴ ἐγὼ λαβών σε, ἀποδύσω μὲν τὰ προσφιλῇ ἱμάτια, τὴν χλαῖναν, καὶ τὸν χιτῶνα, καὶ τὰ ἐνδοτέρω, ἅ τὴν σάρκα καὶ τὰ αἰδοῖα περικαλύπτει, </text:span></text:p>
      <text:p text:style-name="P27"/>
      <text:p text:style-name="P27"><text:soft-page-break/></text:p>
      <text:p text:style-name="P34"><text:span text:style-name="T6">ΠΑ</text:span><text:span text:style-name="T1">ΡΑΦΡΑΣ</text:span><text:span text:style-name="T6">Ι</text:span><text:span text:style-name="T1">Σ· 69</text:span></text:p>
      <text:p text:style-name="P13"><text:span text:style-name="T7">σὲ δὲ κλαίοντα ἐπὶ τὰς ταχείας ναῦς ἀπολύσω ἀπρεπέσι πληγαῖς αἰκισάμενος ἐπὶ τοῦ πόντου ἔνθα τὸ πλῆθος ἀθροίζεται.</text:span><text:bookmark text:name="docs-internal-guid-d2e8d0e7-7fff-20c9-246f-d26f942b36fa"/><text:span text:style-name="T7"> Οὕτω δὴ ἔφη· διὰ δὲ τοῦ σκήπτρου τὸ μετάφρενον αὐτῷ καὶ τοὺς ὤμους ἔπληξεν· ὁ δὲ κατὰ τὸ </text:span><text:span text:style-name="T8">ἰν</text:span><text:span text:style-name="T9">ί</text:span><text:span text:style-name="T8">ον</text:span><text:span text:style-name="T7"> ἐκάμφθη, καθαρὸν δὲ δάκρυον καὶ διαφανὲς ἀπὸ τῶν ὀμμάτων αὐτοῦ ἐξωγκώθη διὰ τοῦ σκήπτρου τοῦ χρυσῷ κεκοσμημένου· ὁ δὲ ἐφοβήθη καὶ ἐκάθισεν· </text:span><text:span text:style-name="T8">ὀδυ</text:span><text:span text:style-name="T9">ν</text:span><text:span text:style-name="T8">ηθεὶς</text:span><text:span text:style-name="T7"> δὲ ἀκαίρως, καὶ ἐπ’ οὐδεμίᾳ χρείᾳ ἰδὼ</text:span><text:span text:style-name="T10">ν,</text:span><text:span text:style-name="T7"> ἐδακρυῤῥόησεν· οἱ δὲ καίπερ λυπούμενοι</text:span><text:span text:style-name="T119"> </text:span>ἐπ’ <text:span text:style-name="T22">α</text:span><text:span text:style-name="T23">ὐ</text:span><text:span text:style-name="T22">τ</text:span><text:span text:style-name="T23">ῷ</text:span> <text:span text:style-name="T23">ἡ</text:span><text:span text:style-name="T22">δέ</text:span><text:span text:style-name="T23">ω</text:span><text:span text:style-name="T22">ς </text:span><text:span text:style-name="T23">έ</text:span><text:span text:style-name="T22">γ</text:span><text:span text:style-name="T23">έλασαν</text:span>· οὕτω δ’ <text:span text:style-name="T23">ἄ</text:span>ν <text:span text:style-name="T22">ε</text:span><text:span text:style-name="T23">ἶ</text:span><text:span text:style-name="T22">πε</text:span> τις <text:span text:style-name="T23">ἰδὼν</text:span> εἰς<text:span text:style-name="T22"> </text:span><text:span text:style-name="T23">ἄ</text:span>λλον πλησίον παρόντα. φεῦ· <text:span text:style-name="T23">ὄ</text:span>ντως δ<text:span text:style-name="T23">ὴ</text:span> μυρία<text:span text:style-name="T22"> </text:span><text:span text:style-name="T23">καλὰ</text:span><text:span text:style-name="T22"> </text:span><text:span text:style-name="T23">ὁ</text:span> <text:span text:style-name="T23">Ὀδ</text:span><text:span text:style-name="T22">υσσε</text:span><text:span text:style-name="T23">ὺ</text:span><text:span text:style-name="T22">ς</text:span> <text:span text:style-name="T22">εἴργα</text:span><text:span text:style-name="T27">στ</text:span><text:span text:style-name="T22">αι</text:span>, ἐπ<text:span text:style-name="T23">ὶ</text:span> <text:span text:style-name="T22">βουλ</text:span><text:span text:style-name="T23">ά</text:span><text:span text:style-name="T22">ς</text:span> τε προηγούμενος <text:span text:style-name="T23">ἀ</text:span><text:span text:style-name="T22">γαθ</text:span><text:span text:style-name="T23">ὰ</text:span><text:span text:style-name="T22">ς</text:span>, κα<text:span text:style-name="T23">ὶ</text:span> <text:span text:style-name="T23">ἐπὶ </text:span>πόλεμον ὁπλίζων· νῦν δὲ τοῦτο <text:span text:style-name="T23">ἄ</text:span>ριςον <text:span text:style-name="T23">ἐ</text:span>ν <text:span text:style-name="T22">το</text:span><text:span text:style-name="T23">ῖ</text:span><text:span text:style-name="T22">ς </text:span><text:span text:style-name="T23">Ἕ</text:span><text:span text:style-name="T22">λλη</text:span><text:span text:style-name="T23">σιν ἐ</text:span>ποίησεν, <text:span text:style-name="T23">ὅ</text:span>ς <text:span text:style-name="T22">τ</text:span><text:span text:style-name="T23">ὸ</text:span><text:span text:style-name="T22">ν</text:span> <text:span text:style-name="T23">ὑβ</text:span>ρις<text:span text:style-name="T24">ὴν</text:span> <text:span text:style-name="T22">βλ</text:span><text:span text:style-name="T24">ά</text:span><text:span text:style-name="T22">σφημον</text:span> ἐπέσχε <text:span text:style-name="T22">τ</text:span><text:span text:style-name="T24">ῶ</text:span><text:span text:style-name="T22">ν δημηγορ</text:span><text:span text:style-name="T24">ι</text:span><text:span text:style-name="T22">ῶν</text:span>· ο<text:span text:style-name="T24">ὐ</text:span> δ<text:span text:style-name="T24">ὴ</text:span> <text:span text:style-name="T22">α</text:span><text:span text:style-name="T24">ὐ</text:span><text:span text:style-name="T22">τ</text:span><text:span text:style-name="T24">ὸ</text:span><text:span text:style-name="T22">ν</text:span> <text:span text:style-name="T24">ἀ</text:span>ναπείσει πάλιν<text:span text:style-name="T22"> </text:span><text:span text:style-name="T24">ἡ</text:span><text:span text:style-name="T22"> </text:span>ψυχ<text:span text:style-name="T24">ὴ</text:span> α<text:span text:style-name="T24">ὐτοῦ ἡ ὑπερήφανος ἐνοχλεῖν τοὺς βασιλεῖς δι’ ὑβριςικῶν λόγων. </text:span><text:span text:style-name="T25">Οὕτως εἶπε τὸ πλῆθος. Ἀνέςη δὲ ὁ Ὀδυσσεὺς ὁ ταῖς αὐτοῦ μηχαναῖς πορθῶν τὰς </text:span>πόλεις, <text:span text:style-name="T25">ῥἀ</text:span>βδον κατέχων <text:span text:style-name="T22">βασιλι</text:span><text:span text:style-name="T25">κὴν</text:span>· παρ’ <text:span text:style-name="T22">α</text:span><text:span text:style-name="T25">ὐ</text:span><text:span text:style-name="T22">τῷ</text:span> δὲ <text:span text:style-name="T25">ἱ</text:span><text:span text:style-name="T22">ςαμ</text:span><text:span text:style-name="T25">έ</text:span><text:span text:style-name="T22">νη </text:span><text:span text:style-name="T25">ἡ</text:span><text:span text:style-name="T22"> </text:span><text:span text:style-name="T25">ὀ</text:span>ξ<text:span text:style-name="T25">ὺ</text:span> <text:span text:style-name="T25">ὁ</text:span><text:span text:style-name="T22">ρ</text:span><text:span text:style-name="T25">ῶσα</text:span> Ἀθην<text:span text:style-name="T25">ᾶ</text:span>, <text:span text:style-name="T22">κ</text:span><text:span text:style-name="T25">ή</text:span><text:span text:style-name="T22">ρ</text:span><text:span text:style-name="T25">υκι</text:span> <text:span text:style-name="T25">ὡ</text:span><text:span text:style-name="T22">μοι</text:span><text:span text:style-name="T25">ωμ</text:span><text:span text:style-name="T22">ένη</text:span>, <text:span text:style-name="T22">σιωπ</text:span><text:span text:style-name="T25">ᾷ</text:span><text:span text:style-name="T22">ν </text:span>προσέταττε <text:span text:style-name="T22">τ</text:span><text:span text:style-name="T25">ὸ</text:span><text:span text:style-name="T22">ν λα</text:span><text:span text:style-name="T25">ὸ</text:span><text:span text:style-name="T22">ν</text:span>, ἵνα ὁμοῦ ο<text:span text:style-name="T25">ἱ</text:span> <text:span text:style-name="T22">πρ</text:span><text:span text:style-name="T25">ῶ</text:span><text:span text:style-name="T22">τοι</text:span> τε<text:span text:style-name="T22"> </text:span><text:span text:style-name="T25">καὶ</text:span><text:span text:style-name="T22"> </text:span>ἔσχατοι <text:span text:style-name="T25">Ἕ</text:span>λληνες <text:span text:style-name="T22">τ</text:span><text:span text:style-name="T25">ὸ</text:span><text:span text:style-name="T22">ν</text:span> λόγον <text:span text:style-name="T25">ἀκούσαιεν</text:span>, καὶ <text:span text:style-name="T22">τ</text:span><text:span text:style-name="T25">ὴ</text:span><text:span text:style-name="T22">ν</text:span> βουλ<text:span text:style-name="T25">ὴ</text:span>ν γνοῖεν· <text:span text:style-name="T25">ὅ</text:span>ς γε <text:span text:style-name="T25">κ</text:span><text:span text:style-name="T22">αλ</text:span><text:span text:style-name="T25">ῶ</text:span><text:span text:style-name="T22">ς</text:span> <text:span text:style-name="T26">φρονῶν ἐφ’ οἷς ἔμελλε λέγειν, ἐδημηγόρησε, καὶ μετεῖπεν</text:span><text:span text:style-name="T59">· </text:span><text:span text:style-name="T26">ὦ ὑιὲ τοῦ Ἀτρέως, νῦν δή σε, βασιλεῦ, έθέλουσιν οἱ Ἕλληνες ἐφύβριστον ποιῆσαι πρὸς πάντας τοὺς ποικίλην ἔχόντας τὴν φωνὴν ἀνθρώπους</text:span><text:span text:style-name="T59">· </text:span><text:span text:style-name="T26">οὐδε έκπελοῦσι τὴν ὑπόσχεσιν, ἥν σοι ὑπέσχοντο ἔτι δεῦρο ἰόντες, ἀπὸ τοῦ Ἄργους τοῦ ἱπποτρόφου λέγω, ἐκπορθήσαντι σὺν αὐτοῖς τὸ καλῶς ἐκτισμένον Ἴλιον ἀπελθεῖν</text:span><text:span text:style-name="T59">· </text:span><text:span text:style-name="T26">ὥσπερ γὰρ ἢ παῖδες ἁπλοὶ, ἢ καὶ χῆραι γυναῖκες πρὸς ἀλλήλους ὀδύρονται ἐπὶ τῷ ἀπιέναι οἴκαδε</text:span><text:span text:style-name="T59">· </text:span><text:span text:style-name="T26">ὄντως δὴ καὶ κάματος ἔνεστι τῷ πράγματι, ὥςτε ἀλγήσαντά τινα ἀπιέναι ζητεῖν, καὶ γὰρ ἕνα μῆνά τις μένων πόῤῥω τῆς αὐτοῦ γυναικὸς σὺν νη</text:span><text:span text:style-name="T27">ῒ πολυκαθέδρῃ, </text:span></text:p>
      <text:p text:style-name="P17"/>
      <text:p text:style-name="P37"><text:span text:style-name="T22">Π</text:span><text:span text:style-name="T28">Α</text:span><text:span text:style-name="T22">Ρ</text:span><text:span text:style-name="T28">Α</text:span><text:span text:style-name="T22">ΦΡ</text:span><text:span text:style-name="T28">Α</text:span><text:span text:style-name="T22">Σ</text:span><text:span text:style-name="T28">Ι</text:span><text:span text:style-name="T22">Σ</text:span>· <text:span text:style-name="T64">71</text:span></text:p>
      <text:p text:style-name="P18"><text:span text:style-name="T33">ἣ</text:span><text:span text:style-name="T66">ν </text:span><text:span text:style-name="T33">ἂ</text:span><text:span text:style-name="T66">ν </text:span><text:span text:style-name="T31">χειμ</text:span><text:span text:style-name="T33">εριναὶ</text:span><text:span text:style-name="T66"> θύελλαι </text:span><text:span text:style-name="T31">σ</text:span><text:span text:style-name="T33">υ</text:span><text:span text:style-name="T31">στρέφωσι</text:span><text:span text:style-name="T66">, καὶ θάλαττα </text:span><text:span text:style-name="T31">διεγειρομ</text:span><text:span text:style-name="T33">έ</text:span><text:span text:style-name="T31">νη</text:span><text:span text:style-name="T66"> </text:span><text:span text:style-name="T33">ἀ</text:span><text:span text:style-name="T66">σχόλει· ἡμῖν δ</text:span><text:span text:style-name="T33">ὲ</text:span><text:span text:style-name="T66"> </text:span><text:span text:style-name="T33">ἔ</text:span><text:span text:style-name="T66">νατός ἐστιν </text:span><text:span text:style-name="T33">ἤ</text:span><text:span text:style-name="T66">δη </text:span><text:span text:style-name="T31">ἐνιαυτ</text:span><text:span text:style-name="T33">ὸ</text:span><text:span text:style-name="T31">ς</text:span><text:span text:style-name="T66"> συμπληρούμενος</text:span><text:span text:style-name="T31"> </text:span><text:span text:style-name="T33">τῇ</text:span><text:span text:style-name="T31"> </text:span><text:span text:style-name="T66">περιφορ</text:span><text:span text:style-name="T33">ᾶ</text:span><text:span text:style-name="T66"> τοῦ </text:span><text:span text:style-name="T33">ἡ</text:span><text:span text:style-name="T31">λ</text:span><text:span text:style-name="T33">ίο</text:span><text:span text:style-name="T31">υ</text:span><text:span text:style-name="T66"> ἐνταῦθα </text:span><text:span text:style-name="T31">μ</text:span><text:span text:style-name="T33">έ</text:span><text:span text:style-name="T31">νουσι</text:span><text:span text:style-name="T66">· δι’</text:span><text:span text:style-name="T31"> </text:span><text:span text:style-name="T33">ὃ</text:span><text:span text:style-name="T31"> το</text:span><text:span text:style-name="T33">ὺ</text:span><text:span text:style-name="T31">ς</text:span><text:span text:style-name="T66"> Ἀχαιο</text:span><text:span text:style-name="T33">ὺ</text:span><text:span text:style-name="T66">ς </text:span><text:span text:style-name="T31">ο</text:span><text:span text:style-name="T33">ὐ </text:span><text:span text:style-name="T31">μ</text:span><text:span text:style-name="T33">έ</text:span><text:span text:style-name="T31">μφομ</text:span><text:span text:style-name="T33">α</text:span><text:span text:style-name="T31">ι ἐ</text:span><text:span text:style-name="T33">πὶ</text:span><text:span text:style-name="T66"> τῷ </text:span><text:span text:style-name="T33">ἀ</text:span><text:span text:style-name="T31">γανα</text:span><text:span text:style-name="T33">κ</text:span><text:span text:style-name="T31">τεῖ</text:span><text:span text:style-name="T66">ν παρ</text:span><text:span text:style-name="T33">ὰ</text:span><text:span text:style-name="T66"> </text:span><text:span text:style-name="T31">τ</text:span><text:span text:style-name="T33">α</text:span><text:span text:style-name="T31">ῖς</text:span><text:span text:style-name="T66"> ναυσ</text:span><text:span text:style-name="T33">ὶ</text:span><text:span text:style-name="T66"> ταῖς μελαίναις· πάλλ’ ὅμως καὶ οὕτω </text:span><text:span text:style-name="T32">τοῦ πράγματος</text:span><text:span text:style-name="T66"> ἔχοντος, </text:span><text:span text:style-name="T32">ἀ</text:span><text:span text:style-name="T66">πρεπές </text:span><text:span text:style-name="T31">ἐ</text:span><text:span text:style-name="T32">σ</text:span><text:span text:style-name="T31">τι</text:span><text:span text:style-name="T66"> ἐπὶ </text:span><text:span text:style-name="T31">πολ</text:span><text:span text:style-name="T32">ύ</text:span><text:span text:style-name="T31">ν</text:span><text:span text:style-name="T66"> τε </text:span><text:span text:style-name="T32">χ</text:span><text:span text:style-name="T66">ρόνον </text:span><text:span text:style-name="T31">μ</text:span><text:span text:style-name="T32">έ</text:span><text:span text:style-name="T31">νειν</text:span><text:span text:style-name="T66"> τινά, εἶτα </text:span><text:span text:style-name="T32">ἄ</text:span><text:span text:style-name="T66">πρακτον </text:span><text:span text:style-name="T32">ἀπ</text:span><text:span text:style-name="T66">έρχεσθα</text:span><text:span text:style-name="T32">ι </text:span><text:span text:style-name="T31">καρτερ</text:span><text:span text:style-name="T32">ή</text:span><text:span text:style-name="T31">σατε</text:span><text:span text:style-name="T66"> φίλοι, καί </text:span><text:span text:style-name="T32">ἀ</text:span><text:span text:style-name="T31">ναμεί</text:span><text:span text:style-name="T32">ν</text:span><text:span text:style-name="T31">ατε</text:span><text:span text:style-name="T66"> μέχρι </text:span><text:span text:style-name="T31">τι</text:span><text:span text:style-name="T32">νὸ</text:span><text:span text:style-name="T31">ς</text:span><text:span text:style-name="T66"> χρόνου, ἵνα </text:span><text:span text:style-name="T31">γν</text:span><text:span text:style-name="T32">ῶ</text:span><text:span text:style-name="T31">μεν</text:span><text:span text:style-name="T66"> εἰ </text:span><text:span text:style-name="T32">ἀ</text:span><text:span text:style-name="T31">ληθ</text:span><text:span text:style-name="T32">ῶ</text:span><text:span text:style-name="T31">ς</text:span><text:span text:style-name="T66"> ὁ Κάλχας </text:span><text:span text:style-name="T31">μαντε</text:span><text:span text:style-name="T32">ύε</text:span><text:span text:style-name="T31">ται</text:span><text:span text:style-name="T66"> ἢ κα</text:span><text:span text:style-name="T32">ὶ οὐχὶ</text:span><text:span text:style-name="T67">· </text:span><text:span text:style-name="T32">καλῶς γὰρ τοῦτο οἴδαμεν ἐν τῇ φυχῇ ἕκαστος τῇ ἑαυτοῦ, ὑπάρχετε δὲ πάντες μάρτυρες, οὓς μὴ θανάτου μοῖραι απῆλθον φέρουσαι</text:span><text:span text:style-name="T67">· </text:span><text:span text:style-name="T32">τὸ χθὲς καὶ πρώην λέγω γεγονὸς, ὅτε εἰς τὴν Αὐλίδα αἱ ωῆες τῶν Ἀχαιῶν ἠθροίζοντο, βλάβην ὲπιφέρουσαι τῷ Πτιάμῳ, καὶ τοῖς Τρωσὶν</text:span><text:span text:style-name="T67">· </text:span><text:span text:style-name="T32">ἡμεῖς περὶ τὴν πηγὴν καὶ τὸν βωμὸν τὸν ἱερὸν ἐθύομεν τοῖς θεοῖς θυσίας ἀπὸ τελείων ζώων ὑπὸ τῇ εὐφυεῖ πλατάνω, ὅθεν ἔῤῥει δι’ειδὲς ὕδωρ, ὅπου ἐφάνη </text:span><text:span text:style-name="T66">μέγα σημεῖον, </text:span><text:span text:style-name="T32">δ</text:span><text:span text:style-name="T66">ράκων κατ</text:span><text:span text:style-name="T32">ὰ</text:span><text:span text:style-name="T66"> </text:span><text:span text:style-name="T32">τὰ</text:span><text:span text:style-name="T66"> νῶτα </text:span><text:span text:style-name="T31">φο</text:span><text:span text:style-name="T32">ν</text:span><text:span text:style-name="T31">ίκο</text:span><text:span text:style-name="T32">ὺ</text:span><text:span text:style-name="T31">ς</text:span><text:span text:style-name="T66">, </text:span><text:span text:style-name="T32">στί</text:span><text:span text:style-name="T66">λβοντας ἔχων </text:span><text:span text:style-name="T31">το</text:span><text:span text:style-name="T32">ὺ</text:span><text:span text:style-name="T31">ς</text:span><text:span text:style-name="T66"> </text:span><text:span text:style-name="T31">ὀφθαλμο</text:span><text:span text:style-name="T32">ὺ</text:span><text:span text:style-name="T31">ς</text:span><text:span text:style-name="T66">, ὃν δ</text:span><text:span text:style-name="T32">ὴ</text:span><text:span text:style-name="T66"> </text:span><text:span text:style-name="T31">α</text:span><text:span text:style-name="T32">ὐ</text:span><text:span text:style-name="T31">τ</text:span><text:span text:style-name="T32">ὸς</text:span><text:span text:style-name="T31"> </text:span><text:span text:style-name="T32">ὁ</text:span><text:span text:style-name="T31"> </text:span><text:span text:style-name="T32">οὐρά</text:span><text:span text:style-name="T66">νιος Ζεύς ἔπεμψεν εἰς </text:span><text:span text:style-name="T32">τὸ</text:span><text:span text:style-name="T66"> φ</text:span><text:span text:style-name="T32">ῶς</text:span><text:span text:style-name="T66">· ὑποκάτωθεν δὲ τοῦ βωμοῦ </text:span><text:span text:style-name="T32">ἑρ</text:span><text:span text:style-name="T31">π</text:span><text:span text:style-name="T32">ύ</text:span><text:span text:style-name="T31">σ</text:span><text:span text:style-name="T32">α</text:span><text:span text:style-name="T66">ς ἐπ</text:span><text:span text:style-name="T32">ὶ</text:span><text:span text:style-name="T66"> </text:span><text:span text:style-name="T31">τ</text:span><text:span text:style-name="T32">ὴ</text:span><text:span text:style-name="T31">ν</text:span><text:span text:style-name="T66"> πλάτανον ὥρμησεν, ὅπου δ</text:span><text:span text:style-name="T32">ὴ</text:span><text:span text:style-name="T66"> ἦσαν νεόττια </text:span><text:span text:style-name="T32">στ</text:span><text:span text:style-name="T66">ρουθ</text:span><text:span text:style-name="T32">οῦ</text:span><text:span text:style-name="T66">, </text:span><text:span text:style-name="T32">ἀ</text:span><text:span text:style-name="T66">ρτι</text:span><text:span text:style-name="T32">γέ</text:span><text:span text:style-name="T66">ννητα </text:span><text:span text:style-name="T31">τ</text:span><text:span text:style-name="T32">έκ</text:span><text:span text:style-name="T31">να</text:span><text:span text:style-name="T66"> </text:span><text:span text:style-name="T32">ὀκ</text:span><text:span text:style-name="T66">τ</text:span><text:span text:style-name="T32">ὼ</text:span><text:span text:style-name="T66">, ἐπι</text:span><text:span text:style-name="T32">ὶ</text:span><text:span text:style-name="T66"> τῷ </text:span><text:span text:style-name="T32">ἀκ</text:span><text:span text:style-name="T31">ροτά</text:span><text:span text:style-name="T32">τῳ</text:span><text:span text:style-name="T66"> κλάδ</text:span><text:span text:style-name="T32">ῳ</text:span><text:span text:style-name="T66"> τοῖς </text:span><text:span text:style-name="T31">φ</text:span><text:span text:style-name="T32">ύ</text:span><text:span text:style-name="T31">λλοις</text:span><text:span text:style-name="T66"> </text:span><text:span text:style-name="T32">ὑ</text:span><text:span text:style-name="T31">πο</text:span><text:span text:style-name="T32">κ</text:span><text:span text:style-name="T31">είμενα</text:span><text:span text:style-name="T66">·</text:span><text:span text:style-name="T31"> </text:span><text:span text:style-name="T32">ἡ</text:span><text:span text:style-name="T31"> </text:span><text:span text:style-name="T66">μίτηρ</text:span><text:span text:style-name="T31"> </text:span><text:span text:style-name="T32">δὲ</text:span><text:span text:style-name="T31"> </text:span><text:span text:style-name="T66">ἦν </text:span><text:span text:style-name="T32">ἐ</text:span><text:span text:style-name="T66">νάτη,</text:span><text:span text:style-name="T31"> </text:span><text:span text:style-name="T32">ἣ</text:span><text:span text:style-name="T31"> </text:span><text:span text:style-name="T66">τ</text:span><text:span text:style-name="T32">ὰ</text:span><text:span text:style-name="T66"> τέκνα ἔτεκε. </text:span><text:span text:style-name="T32">ἐκ</text:span><text:span text:style-name="T31">ε</text:span><text:span text:style-name="T32">ῖ</text:span><text:span text:style-name="T66"> δ</text:span><text:span text:style-name="T32">ὴ</text:span><text:span text:style-name="T66"> οὗτος </text:span><text:span text:style-name="T31">κατ</text:span><text:span text:style-name="T32">ή</text:span><text:span text:style-name="T31">σθιε</text:span><text:span text:style-name="T66"> ταῦτα </text:span><text:span text:style-name="T31">ἐλεειν</text:span><text:span text:style-name="T32">ῶ</text:span><text:span text:style-name="T31">ς</text:span><text:span text:style-name="T66"> τρίζοντα·</text:span><text:span text:style-name="T31"> </text:span><text:span text:style-name="T32">ἡ</text:span><text:span text:style-name="T31"> </text:span><text:span text:style-name="T66">μήτηρ δὲ </text:span><text:span text:style-name="T32">αὐ</text:span><text:span text:style-name="T31">τ</text:span><text:span text:style-name="T32">ῶ</text:span><text:span text:style-name="T31">ν</text:span><text:span text:style-name="T66"> περιεπέτετο ὀδυρομένη τ</text:span><text:span text:style-name="T32">ὰ</text:span><text:span text:style-name="T66"> προσφιλ</text:span><text:span text:style-name="T32">ῆ</text:span><text:span text:style-name="T66"> τέκνα· ταύτην κάμψας ἑαυτὸν απ</text:span><text:span text:style-name="T32">ὸ</text:span><text:span text:style-name="T66"> τῆς πτέρυγος κατέσχεν </text:span><text:span text:style-name="T31">σ</text:span><text:span text:style-name="T32">ὺ</text:span><text:span text:style-name="T31">ν </text:span><text:span text:style-name="T32">γόῳ </text:span><text:span text:style-name="T31">πετομ</text:span><text:span text:style-name="T32">έ</text:span><text:span text:style-name="T31">νην. ἐπε</text:span><text:span text:style-name="T32">ὶ </text:span><text:span text:style-name="T66">δὲ κατέφαγε τ</text:span><text:span text:style-name="T32">ὰ</text:span><text:span text:style-name="T66"> </text:span><text:span text:style-name="T31">τ</text:span><text:span text:style-name="T32">έκ</text:span><text:span text:style-name="T31">ν</text:span><text:span text:style-name="T32">α</text:span><text:span text:style-name="T66"> </text:span><text:span text:style-name="T32">τῆ</text:span><text:span text:style-name="T66">ς </text:span><text:span text:style-name="T31">στρου</text:span><text:span text:style-name="T32">θ</text:span><text:span text:style-name="T31">ο</text:span><text:span text:style-name="T32">ῦ</text:span><text:span text:style-name="T66"> </text:span><text:span text:style-name="T32">κ</text:span><text:span text:style-name="T66">α</text:span><text:span text:style-name="T32">ὶ</text:span><text:span text:style-name="T66"> </text:span><text:span text:style-name="T32">αὐ</text:span><text:span text:style-name="T31">τ</text:span><text:span text:style-name="T32">ὴ</text:span><text:span text:style-name="T31">ν</text:span><text:span text:style-name="T66">, τοῦ </text:span><text:span text:style-name="T31">τ</text:span><text:span text:style-name="T32">ὸ</text:span><text:span text:style-name="T31">ν</text:span><text:span text:style-name="T66"> </text:span><text:span text:style-name="T31">μ</text:span><text:span text:style-name="T32">ὲ</text:span><text:span text:style-name="T31">ν</text:span><text:span text:style-name="T66"> διάδηλον ἐποίησεν ὁ θεὸς, ὃς αὐτόν εἰς </text:span><text:span text:style-name="T31">φ</text:span><text:span text:style-name="T32">ῶ</text:span><text:span text:style-name="T31">ς </text:span><text:span text:style-name="T32">ἤγαγε</text:span><text:span text:style-name="T66">· λίθον γάρ </text:span><text:span text:style-name="T31">α</text:span><text:span text:style-name="T32">ὐ</text:span><text:span text:style-name="T31">τ</text:span><text:span text:style-name="T32">ὸ</text:span><text:span text:style-name="T31">ν</text:span><text:span text:style-name="T66"> </text:span><text:span text:style-name="T32">ἐ</text:span><text:span text:style-name="T31">πο</text:span><text:span text:style-name="T32">ίη</text:span><text:span text:style-name="T31">σεν</text:span><text:span text:style-name="T66"> ὁ </text:span><text:span text:style-name="T32">ὑ</text:span><text:span text:style-name="T31">ι</text:span><text:span text:style-name="T32">ὸ</text:span><text:span text:style-name="T31">ς</text:span><text:span text:style-name="T66"> τοῦ Κρόνου </text:span><text:soft-page-break/><text:span text:style-name="T66">τοῦ εἰς ἑαυτόν ἐπεστραμμένου,</text:span><text:span text:style-name="T31"> </text:span><text:span text:style-name="T32">καὶ</text:span><text:span text:style-name="T31"> ἐαυτ</text:span><text:span text:style-name="T32">ὸ</text:span><text:span text:style-name="T31">ν</text:span><text:span text:style-name="T66"> νοοῦντος· </text:span><text:span text:style-name="T32">ἡ</text:span><text:span text:style-name="T66">μεῖς δ</text:span><text:span text:style-name="T32">ὲ</text:span><text:span text:style-name="T66"> </text:span><text:span text:style-name="T32">ἑ</text:span><text:span text:style-name="T31">στ</text:span><text:span text:style-name="T32">ῶ</text:span><text:span text:style-name="T31">ντες</text:span><text:span text:style-name="T66"> ἐθαυμάζομεν δι</text:span><text:span text:style-name="T32">ὰ</text:span><text:span text:style-name="T66"> τ</text:span><text:span text:style-name="T32">ὸ</text:span><text:span text:style-name="T66"> </text:span><text:span text:style-name="T31">πρ</text:span><text:span text:style-name="T32">ᾶ</text:span><text:span text:style-name="T31">γμα</text:span><text:span text:style-name="T66">, ὃ </text:span><text:span text:style-name="T32">ἐ</text:span><text:span text:style-name="T31">γέν</text:span><text:span text:style-name="T32">ε</text:span><text:span text:style-name="T31">το</text:span><text:span text:style-name="T66">. ἐπεὶ οὖν </text:span><text:span text:style-name="T31">μεγ</text:span><text:span text:style-name="T32">ά</text:span><text:span text:style-name="T31">λ</text:span><text:span text:style-name="T32">ω</text:span><text:span text:style-name="T31">ς</text:span><text:span text:style-name="T66"> φοβερά πράγματα εἰς </text:span><text:span text:style-name="T31">τ</text:span><text:span text:style-name="T32">ὰ</text:span><text:span text:style-name="T31">ς τ</text:span><text:span text:style-name="T32">ῶ</text:span><text:span text:style-name="T31">ν</text:span><text:span text:style-name="T66"> </text:span><text:span text:style-name="T31">θε</text:span><text:span text:style-name="T32">ῶ</text:span><text:span text:style-name="T31">ν</text:span><text:span text:style-name="T66"> </text:span><text:span text:style-name="T32">ἀ</text:span><text:span text:style-name="T31">φ</text:span><text:span text:style-name="T32">ίκ</text:span><text:span text:style-name="T31">ετο θυσ</text:span><text:span text:style-name="T32">ία</text:span><text:span text:style-name="T31">ς</text:span><text:span text:style-name="T66">, ὁ </text:span><text:span text:style-name="T31">Κ</text:span><text:span text:style-name="T32">ά</text:span><text:span text:style-name="T31">λχας</text:span><text:span text:style-name="T66"> </text:span><text:span text:style-name="T32">ἀ</text:span><text:span text:style-name="T31">υτί</text:span><text:span text:style-name="T32">κ</text:span><text:span text:style-name="T31">α</text:span><text:span text:style-name="T66"> δ</text:span><text:span text:style-name="T32">ὴ</text:span><text:span text:style-name="T66"> μαντευόμενος. </text:span><text:span text:style-name="T32">ἠ</text:span><text:span text:style-name="T31">γ</text:span><text:span text:style-name="T32">ό</text:span><text:span text:style-name="T31">ρευεν</text:span><text:span text:style-name="T66"> οὕτω· τί δ</text:span><text:span text:style-name="T32">ἠ</text:span><text:span text:style-name="T66"> ποτε ἄφωνοι μετ’ ἐκ·</text:span></text:p>
      <text:p text:style-name="P19"/>
      <text:p text:style-name="P19"/>
      <text:p text:style-name="P19"/>
      <text:p text:style-name="P19"/>
      <text:p text:style-name="P38">ΠΑΡΑΦΡΔΣΙΣ<text:span text:style-name="T66">·</text:span> <text:span text:style-name="T29">7</text:span>3</text:p>
      <text:p text:style-name="P21"><text:span text:style-name="T29">π</text:span><text:span text:style-name="T22">λ</text:span><text:span text:style-name="T29">ήξ</text:span><text:span text:style-name="T22">ε</text:span><text:span text:style-name="T29">ω</text:span><text:span text:style-name="T22">ς</text:span><text:span text:style-name="T60"> ἐγένεσθε,</text:span><text:span text:style-name="T22"> </text:span><text:span text:style-name="T29">ὦ </text:span><text:span text:style-name="T60">τὴν κόμην </text:span><text:span text:style-name="T29">τ</text:span><text:span text:style-name="T22">ρ</text:span><text:span text:style-name="T29">έ</text:span><text:span text:style-name="T22">φο</text:span><text:span text:style-name="T29">ν</text:span><text:span text:style-name="T22">τες</text:span><text:span text:style-name="T60"> Ἀχαιοὶ, </text:span><text:span text:style-name="T29">ἡ</text:span><text:span text:style-name="T60">μῖν μὲν </text:span><text:span text:style-name="T29">τ</text:span><text:span text:style-name="T22">ο</text:span><text:span text:style-name="T29">ῦ</text:span><text:span text:style-name="T22">το </text:span><text:span text:style-name="T29">τὸ</text:span><text:span text:style-name="T60"> μέγα </text:span><text:span text:style-name="T22">τέρ</text:span><text:span text:style-name="T29">α</text:span><text:span text:style-name="T22">ς</text:span><text:span text:style-name="T60"> εἰς </text:span><text:span text:style-name="T22">φ</text:span><text:span text:style-name="T29">ῶ</text:span><text:span text:style-name="T22">ς</text:span><text:span text:style-name="T60"> </text:span><text:span text:style-name="T29">ἤ</text:span><text:span text:style-name="T60">γαγεν</text:span><text:span text:style-name="T22"> </text:span><text:span text:style-name="T29">ὁ τὴν τοῦ βουλεύεσθαι ἐπιστήμην ἔχων Ζεὺς</text:span><text:span text:style-name="T60">, βραδ</text:span><text:span text:style-name="T29">ὺ</text:span><text:span text:style-name="T60"> κα</text:span><text:span text:style-name="T29">ὶ</text:span><text:span text:style-name="T60"> ἀ</text:span><text:span text:style-name="T29">ψὲ</text:span><text:span text:style-name="T60"> το</text:span><text:span text:style-name="T29">ῦ </text:span><text:span text:style-name="T60">χρόνου </text:span><text:span text:style-name="T29">ἀ</text:span><text:span text:style-name="T22">ποβησ</text:span><text:span text:style-name="T29">ό</text:span><text:span text:style-name="T22">μενον</text:span><text:span text:style-name="T60">, </text:span><text:span text:style-name="T22">ο</text:span><text:span text:style-name="T29">ὗ</text:span><text:span text:style-name="T22">τινος </text:span><text:span text:style-name="T29">ἡ</text:span><text:span text:style-name="T22"> </text:span><text:span text:style-name="T60">φ</text:span><text:span text:style-name="T29">ή</text:span><text:span text:style-name="T60">μη </text:span><text:span text:style-name="T22">ο</text:span><text:span text:style-name="T29">ὐκ</text:span><text:span text:style-name="T22">έτι</text:span><text:span text:style-name="T60"> ποτ</text:span><text:span text:style-name="T29">ὲ</text:span><text:span text:style-name="T60"> ἀπολεῖται· </text:span><text:span text:style-name="T29">ὥ</text:span><text:span text:style-name="T60">σπερ </text:span><text:span text:style-name="T22">γ</text:span><text:span text:style-name="T29">ὰ</text:span><text:span text:style-name="T22">ρ</text:span><text:span text:style-name="T60"> </text:span><text:span text:style-name="T29">οὗ</text:span><text:span text:style-name="T60">τος κατέφαγε τ</text:span><text:span text:style-name="T29">ὰ</text:span><text:span text:style-name="T60"> </text:span><text:span text:style-name="T29">τέκ</text:span><text:span text:style-name="T22">ν</text:span><text:span text:style-name="T29">α </text:span><text:span text:style-name="T22">το</text:span><text:span text:style-name="T29">ῦ</text:span><text:span text:style-name="T60"> </text:span><text:span text:style-name="T29">στ</text:span><text:span text:style-name="T22">ρ</text:span><text:span text:style-name="T29">ου</text:span><text:span text:style-name="T22">θ</text:span><text:span text:style-name="T29">οῦ καὶ αὐτὸν, ὀκτὼ ὄντα, ἡ μήτηρ δὲ ἢν ἐνάτη, ἣ τὰ τέκνα ἔτεκε, οὕτως ἡμεῖς ἐπὶ </text:span><text:span text:style-name="T60">τοσαῦτα ἔτη πολεμήσομεν ἐκεῖ </text:span><text:span text:style-name="T29">ἐ</text:span><text:span text:style-name="T60">ν τῇ Τροίᾳ δηλονότι· κατ</text:span><text:span text:style-name="T29">ὰ</text:span><text:span text:style-name="T60"> δὲ τ</text:span><text:span text:style-name="T29">ὸ</text:span><text:span text:style-name="T60"> δέκατον ἔτος </text:span><text:span text:style-name="T22">τ</text:span><text:span text:style-name="T29">ὴ</text:span><text:span text:style-name="T22">ν</text:span><text:span text:style-name="T60"> πόλιν </text:span><text:span text:style-name="T29">ἐκ</text:span><text:span text:style-name="T60">πορθ</text:span><text:span text:style-name="T29">ήσ</text:span><text:span text:style-name="T60">ομεν </text:span><text:span text:style-name="T22">τ</text:span><text:span text:style-name="T29">ὴ</text:span><text:span text:style-name="T22">ν</text:span><text:span text:style-name="T60"> πλατεῖς το</text:span><text:span text:style-name="T29">ὺ</text:span><text:span text:style-name="T60">ς </text:span><text:span text:style-name="T29">στ</text:span><text:span text:style-name="T60">ενωπο</text:span><text:span text:style-name="T29">ὺς</text:span><text:span text:style-name="T60"> </text:span><text:span text:style-name="T22">ἔ</text:span><text:span text:style-name="T29">χου</text:span><text:span text:style-name="T22">σαν.</text:span><text:span text:style-name="T60"> Ἐκεῖνος οὕτως </text:span><text:span text:style-name="T29">ἠ</text:span><text:span text:style-name="T60">γόρευεν</text:span><text:span text:style-name="T22"> </text:span><text:span text:style-name="T29">ἑρ</text:span><text:span text:style-name="T22">μηνε</text:span><text:span text:style-name="T29">ύω</text:span><text:span text:style-name="T22">ν</text:span><text:span text:style-name="T60"> τὸ </text:span><text:span text:style-name="T22">τ</text:span><text:span text:style-name="T29">έ</text:span><text:span text:style-name="T22">ρας τα</text:span><text:span text:style-name="T29">ῦ</text:span><text:span text:style-name="T22">τα</text:span><text:span text:style-name="T60"> δ</text:span><text:span text:style-name="T29">ὲ</text:span><text:span text:style-name="T60"> νῦν πάντα τελεῖται</text:span>·<text:span text:style-name="T60"> </text:span><text:span text:style-name="T29">ἀ</text:span><text:span text:style-name="T60">λλ</text:span><text:span text:style-name="T29">ὰ</text:span><text:span text:style-name="T60"> μένετε ἐνταῦθα πάντες </text:span><text:span text:style-name="T22">πολ</text:span><text:span text:style-name="T29">ε</text:span><text:span text:style-name="T22">μι</text:span><text:span text:style-name="T29">στ</text:span><text:span text:style-name="T22">α</text:span><text:span text:style-name="T29">ὶ</text:span><text:span text:style-name="T60"> </text:span><text:span text:style-name="T22">Ἀ</text:span><text:span text:style-name="T29">χ</text:span><text:span text:style-name="T22">αιο</text:span><text:span text:style-name="T29">ὶ</text:span><text:span text:style-name="T60">, ἕως οὗ ὢν </text:span><text:span text:style-name="T22">τ</text:span><text:span text:style-name="T29">ὴ</text:span><text:span text:style-name="T22">ν</text:span><text:span text:style-name="T60"> μεγάλην </text:span><text:span text:style-name="T29">πό</text:span><text:span text:style-name="T60">λιν </text:span><text:span text:style-name="T22">τ</text:span><text:span text:style-name="T29">οῦ Π</text:span><text:span text:style-name="T22">ρ</text:span><text:span text:style-name="T29">ίαμου κατάσχωμεν. </text:span><text:span text:style-name="T60">Οὕτως εἶπεν. οἱ </text:span><text:span text:style-name="T29">Ἕ</text:span><text:span text:style-name="T60">λληνες μεγάλως ἤχησαν, αἱ νῆες δὲ </text:span><text:span text:style-name="T22">λαμπρ</text:span><text:span text:style-name="T29">ὸ</text:span><text:span text:style-name="T22">ν</text:span><text:span text:style-name="T60"> </text:span><text:span text:style-name="T22">περ</text:span><text:span text:style-name="T29">ιή</text:span><text:span text:style-name="T22">χησαν</text:span><text:span text:style-name="T60"> </text:span><text:span text:style-name="T29">ὑ</text:span><text:span text:style-name="T60">π</text:span><text:span text:style-name="T29">ὸ</text:span><text:span text:style-name="T60"> </text:span><text:span text:style-name="T22">τ</text:span><text:span text:style-name="T29">ῶ</text:span><text:span text:style-name="T22">ν</text:span><text:span text:style-name="T60"> </text:span><text:span text:style-name="T29">Ἑ</text:span><text:span text:style-name="T22">λ</text:span><text:span text:style-name="T29">λήνων</text:span><text:span text:style-name="T60"> βοησάντων, </text:span><text:span text:style-name="T22">τ</text:span><text:span text:style-name="T29">ὸ</text:span><text:span text:style-name="T22">ν</text:span><text:span text:style-name="T60"> λόγον ἐπαινέσαντες</text:span><text:span text:style-name="T22"> </text:span><text:span text:style-name="T29">τοῦ</text:span><text:span text:style-name="T22"> </text:span><text:span text:style-name="T60">Ὀδυσ</text:span><text:span text:style-name="T29">σέως</text:span><text:span text:style-name="T60"> τοῦ θείου· ἐπὶ τούτοις δὲ εἶπε καὶ ὁ </text:span><text:span text:style-name="T22">Ν</text:span><text:span text:style-name="T29">ἐστ</text:span><text:span text:style-name="T22">ὼρ</text:span><text:span text:style-name="T60"> ὁ </text:span><text:span text:style-name="T22">πολεμι</text:span><text:span text:style-name="T29">κὸς</text:span><text:span text:style-name="T60"> ό </text:span><text:span text:style-name="T29">ἀπὸ </text:span><text:span text:style-name="T22">τ</text:span><text:span text:style-name="T29">ῆ</text:span><text:span text:style-name="T22">ς</text:span><text:span text:style-name="T60"> </text:span><text:span text:style-name="T22">Γερ</text:span><text:span text:style-name="T29">ή</text:span><text:span text:style-name="T22">νης</text:span><text:span text:style-name="T60">. φε</text:span><text:span text:style-name="T29">ῦ</text:span><text:span text:style-name="T60">, </text:span><text:span text:style-name="T22">ὄντ</text:span><text:span text:style-name="T29">ω</text:span><text:span text:style-name="T22">ς</text:span><text:span text:style-name="T60"> παισὶν </text:span><text:span text:style-name="T29">ἄφροσῳ </text:span><text:span text:style-name="T60">ὁμοιούμενοι </text:span><text:span text:style-name="T22">τ</text:span><text:span text:style-name="T29">ὴ</text:span><text:span text:style-name="T22">ν</text:span><text:span text:style-name="T60"> δημηγορίαν ἐποιήσασθε, οἷς </text:span><text:span text:style-name="T29">οὐ</text:span><text:span text:style-name="T22">δ</text:span><text:span text:style-name="T29">έν ἐστ</text:span><text:span text:style-name="T22">ιν </text:span><text:span text:style-name="T60">ἐν φροντίδι κα</text:span><text:span text:style-name="T29">ὶ</text:span><text:span text:style-name="T60"> λογισμῷ τ</text:span><text:span text:style-name="T29">ὰ</text:span><text:span text:style-name="T60"> </text:span><text:span text:style-name="T22">τ</text:span><text:span text:style-name="T29">ῶ</text:span><text:span text:style-name="T22">ν</text:span><text:span text:style-name="T60"> πολέμων ἔργα. ποῖ δ</text:span><text:span text:style-name="T29">ὴ</text:span><text:span text:style-name="T60"> </text:span><text:span text:style-name="T22">τελευτ</text:span><text:span text:style-name="T29">ή</text:span><text:span text:style-name="T22">σωσιν</text:span><text:span text:style-name="T60"> </text:span><text:span text:style-name="T29">ἡ</text:span><text:span text:style-name="T60">μῖν αἱ </text:span><text:span text:style-name="T22">συνθ</text:span><text:span text:style-name="T29">ήκ</text:span><text:span text:style-name="T22">αι</text:span><text:span text:style-name="T60">, </text:span><text:span text:style-name="T29">καὶ</text:span><text:span text:style-name="T60"> </text:span><text:span text:style-name="T22">ὅρ</text:span><text:span text:style-name="T29">κ</text:span><text:span text:style-name="T22">οι</text:span><text:span text:style-name="T29">;</text:span><text:span text:style-name="T60"> </text:span><text:span text:style-name="T29">ἐ</text:span><text:span text:style-name="T60">ν ἐμ</text:span></text:p>
      <text:p text:style-name="P16"><text:span text:style-name="T22">π</text:span><text:span text:style-name="T29">ύ</text:span><text:span text:style-name="T22">ροις</text:span> δ<text:span text:style-name="T29">ὴ</text:span> <text:span text:style-name="T22">θ</text:span><text:span text:style-name="T29">ύ</text:span><text:span text:style-name="T22">μα</text:span><text:span text:style-name="T29">σ</text:span><text:span text:style-name="T22">ιν</text:span> αἱ <text:span text:style-name="T22">γν</text:span><text:span text:style-name="T29">ῶ</text:span><text:span text:style-name="T22">μαι</text:span>, <text:span text:style-name="T22">τ</text:span><text:span text:style-name="T29">ῶ</text:span><text:span text:style-name="T22">ν</text:span> <text:span text:style-name="T29">ἀνδ</text:span><text:span text:style-name="T22">ρ</text:span><text:span text:style-name="T29">ῶ</text:span><text:span text:style-name="T22">ν</text:span> ἐγένοντο κα<text:span text:style-name="T29">ὶ</text:span> τ<text:span text:style-name="T29">ὰ</text:span> βουλεύματα,<text:span text:style-name="T22"> </text:span><text:span text:style-name="T29">καὶ</text:span><text:span text:style-name="T22"> </text:span>σπονδα<text:span text:style-name="T29">ὶ</text:span> δι<text:span text:style-name="T29">’</text:span> <text:span text:style-name="T22">ο</text:span><text:span text:style-name="T29">ἴ</text:span><text:span text:style-name="T22">νο</text:span><text:span text:style-name="T29">υ</text:span> <text:span text:style-name="T29">ἀ</text:span>κράτο<text:span text:style-name="T29">υ</text:span></text:p>
      <text:p text:style-name="P21"><text:span text:style-name="T22">ἐγ</text:span><text:span text:style-name="T29">έ</text:span><text:span text:style-name="T22">νοντο</text:span><text:span text:style-name="T60">, κα</text:span><text:span text:style-name="T29">ὶ</text:span><text:span text:style-name="T60"> α</text:span><text:span text:style-name="T29">ἱ</text:span><text:span text:style-name="T60"> δεξιώσεις, ἐφ’ α</text:span><text:span text:style-name="T29">ἷ</text:span><text:span text:style-name="T60">ς </text:span><text:span text:style-name="T22">ἐτεθαῤῥ</text:span><text:span text:style-name="T29">ήκειμεν</text:span><text:span text:style-name="T60">· </text:span><text:span text:style-name="T29">κ</text:span><text:span text:style-name="T60">α</text:span><text:span text:style-name="T29">ὶ γὰ</text:span><text:span text:style-name="T60">ρ λόγοις μόνον </text:span><text:span text:style-name="T29">ὡ</text:span><text:span text:style-name="T60">ς ἔτυχε </text:span><text:span text:style-name="T22">φιλονεικο</text:span><text:span text:style-name="T29">ῦ</text:span><text:span text:style-name="T22">μεν</text:span><text:span text:style-name="T60">, οὔτι δ</text:span><text:span text:style-name="T29">ὲ</text:span><text:span text:style-name="T60"> ο</text:span><text:span text:style-name="T29">ὐδ</text:span><text:span text:style-name="T60">αμῶς </text:span><text:span text:style-name="T22">μηχαν</text:span><text:span text:style-name="T29">ὴ</text:span><text:span text:style-name="T22">ν</text:span><text:span text:style-name="T60"> δυνάμεθα </text:span><text:span text:style-name="T29">εὑ</text:span><text:span text:style-name="T60">ρεῖν, </text:span><text:span text:style-name="T22">ο</text:span><text:span text:style-name="T29">ὐδὲ </text:span><text:span text:style-name="T60">τ</text:span><text:span text:style-name="T29">ὶ</text:span><text:span text:style-name="T60"> ἔργον </text:span><text:span text:style-name="T29">ἀ</text:span><text:span text:style-name="T60">ν</text:span><text:span text:style-name="T29">ῦ</text:span><text:span text:style-name="T60">σαι, </text:span><text:span text:style-name="T29">ἐ</text:span><text:span text:style-name="T60">π</text:span><text:span text:style-name="T29">ὶ</text:span><text:span text:style-name="T60"> </text:span><text:span text:style-name="T22">πολ</text:span><text:span text:style-name="T29">ὺ</text:span><text:span text:style-name="T22">ν</text:span><text:span text:style-name="T60"> χρόνον ἐντα</text:span><text:span text:style-name="T29">ῦ</text:span><text:span text:style-name="T60">θα </text:span><text:span text:style-name="T29">ὄ</text:span><text:span text:style-name="T60">ντες</text:span><text:span text:style-name="T65">·</text:span><text:span text:style-name="T60"> ὦ </text:span><text:span text:style-name="T29">ὑ</text:span><text:span text:style-name="T22">ι</text:span><text:span text:style-name="T29">ὲ </text:span><text:span text:style-name="T22">τ</text:span><text:span text:style-name="T29">οῦ</text:span><text:span text:style-name="T60"> </text:span><text:span text:style-name="T22">Ἀτρέ</text:span><text:span text:style-name="T29">ω</text:span><text:span text:style-name="T22">ς</text:span><text:span text:style-name="T60">, σ</text:span><text:span text:style-name="T29">ὺ</text:span><text:span text:style-name="T60"> δ</text:span><text:span text:style-name="T29">ὲ</text:span><text:span text:style-name="T60"> </text:span><text:span text:style-name="T29">ὡ</text:span><text:span text:style-name="T60">ς </text:span><text:span text:style-name="T22">πρ</text:span><text:span text:style-name="T29">ό</text:span><text:span text:style-name="T22">τερον</text:span><text:span text:style-name="T60">, </text:span><text:span text:style-name="T29">οὕ</text:span><text:span text:style-name="T60">τ</text:span><text:span text:style-name="T29">ω</text:span><text:span text:style-name="T60"> κα</text:span><text:span text:style-name="T29">ὶ</text:span><text:span text:style-name="T60"> νῦν, </text:span><text:span text:style-name="T29">ἀ</text:span><text:span text:style-name="T22">σ</text:span><text:span text:style-name="T29">φα</text:span><text:span text:style-name="T22">λ</text:span><text:span text:style-name="T29">ῆ</text:span><text:span text:style-name="T60"> βουλ</text:span><text:span text:style-name="T29">ὴν </text:span><text:span text:style-name="T60">ἔχων βασίλευε </text:span><text:span text:style-name="T29">ἐ</text:span><text:span text:style-name="T60">ν </text:span><text:span text:style-name="T22">τ</text:span><text:span text:style-name="T29">α</text:span><text:span text:style-name="T22">ῖς </text:span><text:span text:style-name="T29">Ἕ</text:span><text:span text:style-name="T60">λλησι, κατ</text:span><text:span text:style-name="T29">ὰ </text:span><text:span text:style-name="T22">το</text:span><text:span text:style-name="T29">ὺ</text:span><text:span text:style-name="T22">ς</text:span><text:span text:style-name="T60"> </text:span><text:span text:style-name="T22">τ</text:span><text:span text:style-name="T29">ὴ</text:span><text:span text:style-name="T22">ν</text:span><text:span text:style-name="T60"> </text:span><text:span text:style-name="T29">β</text:span><text:span text:style-name="T22">ια</text:span><text:span text:style-name="T29">ία</text:span><text:span text:style-name="T22">ν </text:span><text:span text:style-name="T60">παράταξιν ἔχοντας πολέμους· </text:span><text:span text:style-name="T22">το</text:span><text:span text:style-name="T29">ύ</text:span><text:span text:style-name="T22">τους</text:span><text:span text:style-name="T60"> δ</text:span><text:span text:style-name="T29">ὲ</text:span><text:span text:style-name="T60"> ἔα διαφθείρεσθαι ἕνα καὶ δύο, οἵπερ </text:span><text:span text:style-name="T29">ἂ</text:span><text:span text:style-name="T60">ν ἰδίᾳ </text:span><text:span text:style-name="T29">ἀπὸ</text:span><text:span text:style-name="T60"> </text:span><text:span text:style-name="T22">τ</text:span><text:span text:style-name="T29">ῶν Ἑ</text:span><text:span text:style-name="T22">λλ</text:span><text:span text:style-name="T29">ή</text:span><text:span text:style-name="T22">ν</text:span><text:span text:style-name="T29">ω</text:span><text:span text:style-name="T22">ν </text:span><text:span text:style-name="T60">βουλεύσωσι· τελείωσις δὲ </text:span><text:span text:style-name="T29">οὐκ ἔσ</text:span><text:span text:style-name="T60">τ</text:span><text:span text:style-name="T29">αι</text:span><text:span text:style-name="T60"> </text:span><text:span text:style-name="T29">τῆ</text:span><text:span text:style-name="T60">ς </text:span><text:span text:style-name="T22">βουλ</text:span><text:span text:style-name="T29">ῆ</text:span><text:span text:style-name="T22">ς</text:span><text:span text:style-name="T60"> </text:span><text:span text:style-name="T29">ἀυτῶ</text:span><text:span text:style-name="T60">ν, </text:span><text:span text:style-name="T29">ἅτε </text:span><text:span text:style-name="T22">παραβα</text:span><text:span text:style-name="T29">ινόν</text:span><text:span text:style-name="T22">των</text:span><text:span text:style-name="T60"> </text:span><text:span text:style-name="T22">το</text:span><text:span text:style-name="T29">ὺ</text:span><text:span text:style-name="T22">ς</text:span><text:span text:style-name="T60"> ὅρκους, πρότερον ἐπὶ τ</text:span><text:span text:style-name="T29">ὸ</text:span><text:span text:style-name="T60"> </text:span><text:span text:style-name="T29">Ἄ</text:span><text:span text:style-name="T60">ργος </text:span><text:span text:style-name="T29">ἀ</text:span><text:span text:style-name="T22">φι</text:span><text:span text:style-name="T29">κέσ</text:span><text:span text:style-name="T22">θαι</text:span><text:span text:style-name="T60">, πρ</text:span><text:span text:style-name="T29">ὶν</text:span><text:span text:style-name="T60"> ἂν κα</text:span><text:span text:style-name="T29">ὶ</text:span><text:span text:style-name="T60"> ταῦτα </text:span><text:span text:style-name="T22">γν</text:span><text:span text:style-name="T29">ῶ</text:span><text:span text:style-name="T22">ναι</text:span><text:span text:style-name="T60">, </text:span><text:span text:style-name="T29">εἴτε ψεῦδ</text:span><text:span text:style-name="T60">ος</text:span><text:span text:style-name="T22"> </text:span><text:span text:style-name="T29">ἡ</text:span><text:span text:style-name="T22"> </text:span><text:span text:style-name="T60">το</text:span><text:span text:style-name="T29">ῦ</text:span><text:span text:style-name="T60"> </text:span><text:span text:style-name="T22">Δι</text:span><text:span text:style-name="T29">ὸ</text:span><text:span text:style-name="T22">ς </text:span><text:span text:style-name="T29">ὑ</text:span><text:span text:style-name="T60">πόσχεσις τοῦ </text:span><text:span text:style-name="T22">τ</text:span><text:span text:style-name="T29">ὴ</text:span><text:span text:style-name="T22">ν</text:span><text:span text:style-name="T60"> αἰγίδα </text:span><text:span text:style-name="T22">φ</text:span><text:span text:style-name="T29">ορ</text:span><text:span text:style-name="T22">ο</text:span><text:span text:style-name="T29">ῦ</text:span><text:span text:style-name="T60">ντος , εἴτε </text:span><text:span text:style-name="T29">κ</text:span><text:span text:style-name="T60">α</text:span><text:span text:style-name="T29">ὶ</text:span><text:span text:style-name="T60"> </text:span><text:span text:style-name="T22">ο</text:span><text:span text:style-name="T29">ὐ</text:span><text:span text:style-name="T22">χ</text:span><text:span text:style-name="T29">ὶ</text:span><text:span text:style-name="T60">· </text:span><text:span text:style-name="T22">διατε</text:span><text:span text:style-name="T29">ί</text:span><text:span text:style-name="T22">νομαι</text:span><text:span text:style-name="T60"> </text:span><text:span text:style-name="T22">γ</text:span><text:span text:style-name="T29">ὰ</text:span><text:span text:style-name="T22">ρ</text:span><text:span text:style-name="T60"> δ</text:span><text:span text:style-name="T29">ὴ</text:span><text:span text:style-name="T60"> </text:span><text:span text:style-name="T29">ὑ</text:span><text:span text:style-name="T22">ποσχέ</text:span><text:span text:style-name="T29">σθα</text:span><text:span text:style-name="T22">ι</text:span><text:span text:style-name="T60"> </text:span><text:span text:style-name="T29">τὸ</text:span><text:span text:style-name="T60">ν </text:span><text:span text:style-name="T29">ὑ</text:span><text:span text:style-name="T60">περ</text:span><text:span text:style-name="T29">βαλλόντως ἰσχυρὸν ὑιὸν τοῦ κρόνου τὴν ἡμέραν ἐκείνην,</text:span></text:p>
      <text:p text:style-name="P22"/>
      <text:p text:style-name="P22"/>
      <text:p text:style-name="P39"><text:span text:style-name="T22">Π</text:span><text:span text:style-name="T29">Α</text:span><text:span text:style-name="T22">Ρ</text:span><text:span text:style-name="T29">Α</text:span><text:span text:style-name="T22">ΦΡ</text:span><text:span text:style-name="T29">Α</text:span><text:span text:style-name="T22">Σ</text:span><text:span text:style-name="T29">Ι</text:span><text:span text:style-name="T22">Σ</text:span><text:span text:style-name="T34">· </text:span><text:span text:style-name="T29">75</text:span></text:p>
      <text:p text:style-name="P15"><text:span text:style-name="T60">ὅτε ἐπὶ ταῖς </text:span><text:span text:style-name="T29">ν</text:span><text:span text:style-name="T60">αυσὶ ταῖς ταχείαις </text:span><text:span text:style-name="T22">τ</text:span><text:span text:style-name="T29">ὴ</text:span><text:span text:style-name="T22">ν</text:span><text:span text:style-name="T60"> </text:span><text:span text:style-name="T22">πορ</text:span><text:span text:style-name="T29">ε</text:span><text:span text:style-name="T22">ίαν</text:span><text:span text:style-name="T60"> </text:span><text:span text:style-name="T29">ἀπέ</text:span><text:span text:style-name="T60">πλεον οἱ </text:span><text:span text:style-name="T29">Ἕ</text:span><text:span text:style-name="T60">λληνες φόνον τοῖς Τρωσὶ κα</text:span><text:span text:style-name="T29">ὶ</text:span><text:span text:style-name="T60"> θανάτ</text:span><text:span text:style-name="T29">ου</text:span><text:span text:style-name="T60"> μοῖραν ἐπιφέροντες· </text:span><text:span text:style-name="T29">ἀστ</text:span><text:span text:style-name="T60">ράπτων ἦν τότε </text:span><text:span text:style-name="T29">κ</text:span><text:span text:style-name="T22">ατ</text:span><text:span text:style-name="T29">ὰ </text:span><text:span text:style-name="T22">τ</text:span><text:span text:style-name="T29">ὰ</text:span><text:span text:style-name="T60"> δεξι</text:span><text:span text:style-name="T29">ὰ</text:span><text:span text:style-name="T60"> </text:span><text:span text:style-name="T29">ἡ</text:span><text:span text:style-name="T60">μῶν μ</text:span><text:span text:style-name="T29">έ</text:span><text:span text:style-name="T60">ρη, σημεῖον </text:span><text:span text:style-name="T22">τ</text:span><text:span text:style-name="T29">οῦ</text:span><text:span text:style-name="T22">το</text:span><text:span text:style-name="T60"> </text:span><text:span text:style-name="T22">δει</text:span><text:span text:style-name="T29">κ</text:span><text:span text:style-name="T22">ν</text:span><text:span text:style-name="T29">ὺ</text:span><text:span text:style-name="T22">ς</text:span><text:span text:style-name="T60"> </text:span><text:span text:style-name="T29">ἡ</text:span><text:span text:style-name="T60">μῖν </text:span><text:span text:style-name="T29">ἐυ</text:span><text:span text:style-name="T22">σ</text:span><text:span text:style-name="T29">ύ</text:span><text:span text:style-name="T22">μβολον</text:span><text:span text:style-name="T60">. δι’ ὃ </text:span><text:span text:style-name="T22">μηδε</text:span><text:span text:style-name="T29">ὶ</text:span><text:span text:style-name="T22">ς </text:span><text:span text:style-name="T60">πρότερον σπευδέτω ἐπὶ </text:span><text:span text:style-name="T22">τ</text:span><text:span text:style-name="T29">ὸ</text:span><text:span text:style-name="T22">ν</text:span><text:span text:style-name="T60"> ἑαυτοῦ οἶκον </text:span><text:span text:style-name="T29">ἀ</text:span><text:span text:style-name="T22">πέ</text:span><text:span text:style-name="T29">ρ</text:span><text:span text:style-name="T22">χεσθαι</text:span><text:span text:style-name="T60">, </text:span><text:span text:style-name="T22">πρ</text:span><text:span text:style-name="T29">ὶ</text:span><text:span text:style-name="T22">ν</text:span><text:span text:style-name="T60"> ἂν </text:span><text:span text:style-name="T22">κ</text:span><text:span text:style-name="T29">οιμ</text:span><text:span text:style-name="T22">ηθῆναί</text:span><text:span text:style-name="T60"> τινα παρ</text:span><text:span text:style-name="T29">ὰ</text:span><text:span text:style-name="T60"> γυναικ</text:span><text:span text:style-name="T29">ὶ</text:span><text:span text:style-name="T60"> Τρωάδι, </text:span><text:span text:style-name="T29">ἀ</text:span><text:span text:style-name="T22">παιτ</text:span><text:span text:style-name="T29">ί</text:span><text:span text:style-name="T22">σαι</text:span><text:span text:style-name="T60"> δὲ ἡμεῖς καὶ λαβεῖν </text:span><text:span text:style-name="T22">ε</text:span><text:span text:style-name="T29">κ</text:span><text:span text:style-name="T22">δ</text:span><text:span text:style-name="T29">ίκη</text:span><text:span text:style-name="T22">σιν</text:span><text:span text:style-name="T60"> </text:span><text:span text:style-name="T22">τ</text:span><text:span text:style-name="T29">ῶ</text:span><text:span text:style-name="T22">ν</text:span><text:span text:style-name="T60"> φροντίδων τε κα</text:span><text:span text:style-name="T29">ὶ</text:span><text:span text:style-name="T60"> </text:span><text:span text:style-name="T29">στ</text:span><text:span text:style-name="T22">εναγμ</text:span><text:span text:style-name="T29">ῶ</text:span><text:span text:style-name="T22">ν</text:span><text:span text:style-name="T60"> </text:span><text:span text:style-name="T22">τ</text:span><text:span text:style-name="T29">ῆ</text:span><text:span text:style-name="T22">ς </text:span><text:span text:style-name="T29">Ἑ</text:span><text:span text:style-name="T60">λένης, εἰ δέ τις εἰς τὸν ἑαυτοῦ οἶκον </text:span><text:span text:style-name="T29">ἀ</text:span><text:span text:style-name="T22">πι</text:span><text:span text:style-name="T29">έ</text:span><text:span text:style-name="T22">να</text:span><text:span text:style-name="T29">ι</text:span><text:span text:style-name="T22"> θ</text:span><text:span text:style-name="T29">έ</text:span><text:span text:style-name="T22">λ</text:span><text:span text:style-name="T29">ῃ</text:span><text:span text:style-name="T60"> κατ</text:span><text:span text:style-name="T29">ὰ</text:span><text:span text:style-name="T60"> θέλησιν ἔκπληξιν ἐμποιοῦσαν, </text:span><text:span text:style-name="T29">ἀ</text:span><text:span text:style-name="T60">πτέσθ</text:span><text:span text:style-name="T29">ω </text:span><text:span text:style-name="T22">τ</text:span><text:span text:style-name="T29">ῆς ἑ</text:span><text:span text:style-name="T22">α</text:span><text:span text:style-name="T29">υτ</text:span><text:span text:style-name="T22">ο</text:span><text:span text:style-name="T29">ῦ</text:span><text:span text:style-name="T60"> </text:span><text:span text:style-name="T22">νε</text:span><text:span text:style-name="T29">ῶ</text:span><text:span text:style-name="T22">ς τ</text:span><text:span text:style-name="T29">ῆς ἐ</text:span><text:span text:style-name="T22">υκαθ</text:span><text:span text:style-name="T29">έ</text:span><text:span text:style-name="T22">δρης</text:span><text:span text:style-name="T60"> </text:span><text:span text:style-name="T22">τ</text:span><text:span text:style-name="T29">ῆ</text:span><text:span text:style-name="T22">ς μελαίνης, </text:span><text:span text:style-name="T29">ἴνα ἐνώπιον τῶν ἄλλων θάνατον καὶ κακὴν μοῖραν καταλάβῃ</text:span><text:span text:style-name="T34">. Ἀλλ’ ὦ βασιλεῦ, αὐτός τε σὺ καλῶς βουλεύου, καὶ ἄλλῳ πείθου καλῶς συμβουλεῦοντι. οὐκ ἀποβολῆς ἄξιος ἔσται ὁ λόγος, ὃν ἂν εἴπω. Δίελε τοὺς ἄνδρας, ὦ Ἀγάμεμνον, κατὰ φυλὰς καὶ φρατρίας, ἵνα οἱ τῆς αὐτῆς μετέχοντες φρατρίας, ἕκαστος τῷ τῆς αὐτῆς αὐτῷ φρατρίας μετέχοντι βοηθῇ, καὶ οἱ τῆς αὐτῆς φυλῆς μετέχοντὲς, ἕχαστος τῷ τῆς αὐτῆς αὐτῷ φυλῆς μετέχοντι· εἰ γὰρ οὕτω ποιήσεις, καί σοι πείθονται οἱ Ἕλληνες· γνώσῃ δὴ ὅστις τε ἀπὸ τῶν ἡγεμόνων ἐστὶ δειλὸς, </text:span><text:soft-page-break/><text:span text:style-name="T34">καὶ ὅστις ἀπὸ τῶν λαῶν, καὶ ὅστις ἂν ᾖ ἀνδρεῖος αὐτῶν, καθ’ ἑαυτοὺς γὰρ διακεκριμένοι ἕκαστος καθ’ ἣν ἔχει δύναμιν μαχοῦνται· γνώσῃ δὲ καὶ ἐὰν θείᾳ βλάβῃ τὴν πόλιν οὐκ ἐκπορθήσεις, ἢ ἀνδρῶν συμφύτῷ κακίᾳ καὶ ἀνεπιστημοσύνῃ πολέμου. Προς τοῦτον δὲ ἀποκρινόμενος εἶπεν ὁ βασιλεὺς Ἁγαμέμνων. ὄντως δὴ, ὦ γέρον, νικᾶς κατὰ τὴν δημηγορίαν πάντας τοὺς ὑιοὺς τῶν Ἑλλήνων· εἴθε γὰρ, ὦ Ζεῦ πᾶτερ, καὶ Ἀθηνᾶ, καὶ Ἄπολλον, τοιοῦτοι μοι ἦσαν δέκα σύμβουλοι ἀπὸ τῶν Ἀχαιῶν· τούτῳ γὰρ ἂν τῷ τρόπῳ ταχέως κατεστράφη ἡ πόλις τοῦ Πριάμου τοῦ βασιλέως ὑπὸ τῆς ἡμετέρας δυνάμεως ἑαλώκυῖά τε καὶ ἐκπορθηθεῖσα. ἀλλά μοι ὁ Ζεὺς ὁ τοῦ Κρόνου ὑιὸς ὁ τὴν αἰγίδα φορῶν λύπας ἔδωκεν, ὅς με ἐπὶ μάχας καὶ φιλονεικίας ἀνηνύτους ἐνέβαλε· καὶ γὰρ ἐγὼ καὶ ὁ Ἀχιλλεὺς εἰς μάχην κατέστημεν ἕνεκα τῆς κόρης, διὰ λόγων</text:span></text:p>
      <text:p text:style-name="P14"/>
      <text:p text:style-name="P39"><text:span text:style-name="T22">Π</text:span><text:span text:style-name="T29">Α</text:span><text:span text:style-name="T22">Ρ</text:span><text:span text:style-name="T29">Α</text:span><text:span text:style-name="T22">ΦΡΑΣ</text:span><text:span text:style-name="T29">Ι</text:span><text:span text:style-name="T22">Σ</text:span><text:span text:style-name="T30">· </text:span><text:span text:style-name="T34">77</text:span></text:p>
      <text:p text:style-name="P20">βιαίαν <text:span text:style-name="T47">ἐ</text:span>χόντων<text:span text:style-name="T22"> </text:span><text:span text:style-name="T47">ἐ</text:span>ναντίωσιν· ἐγ<text:span text:style-name="T47">ὼ</text:span> δὲ <text:span text:style-name="T22">προηγ</text:span><text:span text:style-name="T47">ού</text:span><text:span text:style-name="T22">μην τ</text:span><text:span text:style-name="T47">ῆ</text:span><text:span text:style-name="T22">ς</text:span> μάχης δειν<text:span text:style-name="T47">ὰ</text:span> <text:span text:style-name="T22">ποι</text:span><text:span text:style-name="T47">ῶ</text:span><text:span text:style-name="T22">ν</text:span> κα<text:span text:style-name="T47">ὶ</text:span> <text:span text:style-name="T22">θυμο</text:span><text:span text:style-name="T47">ύμενος.</text:span> <text:span text:style-name="T47">εἰ </text:span><text:span text:style-name="T22">δ</text:span><text:span text:style-name="T47">ὲ </text:span><text:span text:style-name="T22">ποτ</text:span>’ <text:span text:style-name="T47">ἐ</text:span>ς</text:p>
      <text:p text:style-name="P43"><text:span text:style-name="T60">μίαν </text:span><text:span text:style-name="T22">βουλ</text:span><text:span text:style-name="T47">ὴ</text:span><text:span text:style-name="T22">ν</text:span><text:span text:style-name="T60"> βουλεύσομεν, ο</text:span><text:span text:style-name="T47">ὐκ</text:span><text:span text:style-name="T60">έτι </text:span><text:span text:style-name="T22">δ</text:span><text:span text:style-name="T47">ὴ </text:span><text:span text:style-name="T22">τοῖ</text:span><text:span text:style-name="T47">ς</text:span><text:span text:style-name="T60"> Τρωσὶν </text:span><text:span text:style-name="T47">ἀ</text:span><text:span text:style-name="T60">ναβολ</text:span><text:span text:style-name="T47">ὴ</text:span><text:span text:style-name="T60"> </text:span><text:span text:style-name="T22">τ</text:span><text:span text:style-name="T47">ῆ</text:span><text:span text:style-name="T22">ς</text:span><text:span text:style-name="T60"> ἐπιθέσεως τοῦ κακοῦ </text:span><text:span text:style-name="T47">ἔστ</text:span><text:span text:style-name="T60">αι, </text:span><text:span text:style-name="T22">ο</text:span><text:span text:style-name="T47">ὐ</text:span><text:span text:style-name="T22">δ</text:span><text:span text:style-name="T47">ὲ</text:span><text:span text:style-name="T60"> </text:span><text:span text:style-name="T47">ἐ</text:span><text:span text:style-name="T60">πὶ μικρ</text:span><text:span text:style-name="T47">ὸν</text:span><text:span text:style-name="T35">· </text:span><text:span text:style-name="T60">νῦν δὲ ἀπέρχεσθε ἐπ</text:span><text:span text:style-name="T47">ὶ</text:span><text:span text:style-name="T60"> </text:span><text:span text:style-name="T47">ἄρισ</text:span><text:span text:style-name="T60">τον, ἵνα συμβάλλωμεν </text:span><text:span text:style-name="T47">πό</text:span><text:span text:style-name="T60">λεμον</text:span><text:span text:style-name="T61">·</text:span><text:span text:style-name="T60"> </text:span><text:span text:style-name="T22">καλ</text:span><text:span text:style-name="T47">ῶ</text:span><text:span text:style-name="T22">ς</text:span><text:span text:style-name="T60"> μέν τις</text:span><text:span text:style-name="T22"> </text:span><text:span text:style-name="T47">τὸ</text:span><text:span text:style-name="T22"> </text:span><text:span text:style-name="T60">ἑαυτοῦ δόρυ </text:span><text:span text:style-name="T47">ἀκ</text:span><text:span text:style-name="T22">ονησάτ</text:span><text:span text:style-name="T47">ω</text:span><text:span text:style-name="T62">,</text:span><text:span text:style-name="T47"> καλῶς </text:span><text:span text:style-name="T60">δὲ </text:span><text:span text:style-name="T22">τ</text:span><text:span text:style-name="T47">ὴ</text:span><text:span text:style-name="T22">ν</text:span><text:span text:style-name="T60"> </text:span><text:span text:style-name="T47">ἀ</text:span><text:span text:style-name="T60">σπίδα εὐτρεπισάτω, </text:span><text:span text:style-name="T47">κ</text:span><text:span text:style-name="T22">αλ</text:span><text:span text:style-name="T47">ῶ</text:span><text:span text:style-name="T22">ς</text:span><text:span text:style-name="T60"> δέ τις τοῖς ταχύποσιν ἵπποις </text:span><text:span text:style-name="T22">τροφ</text:span><text:span text:style-name="T47">ὴ</text:span><text:span text:style-name="T22">ν</text:span><text:span text:style-name="T60"> </text:span><text:span text:style-name="T22">δ</text:span><text:span text:style-name="T47">ό</text:span><text:span text:style-name="T22">τ</text:span><text:span text:style-name="T47">ω</text:span><text:span text:style-name="T60">, </text:span><text:span text:style-name="T47">κ</text:span><text:span text:style-name="T22">αλ</text:span><text:span text:style-name="T47">ῶ</text:span><text:span text:style-name="T22">ς</text:span><text:span text:style-name="T60"> δ</text:span><text:span text:style-name="T47">έ</text:span><text:span text:style-name="T60"> τις </text:span><text:span text:style-name="T48">κ</text:span><text:span text:style-name="T22">υ</text:span><text:span text:style-name="T48">κ</text:span><text:span text:style-name="T22">λω</text:span><text:span text:style-name="T48">τοῦ ἅρματος ἰ</text:span><text:span text:style-name="T22">δ</text:span><text:span text:style-name="T48">ὼ</text:span><text:span text:style-name="T22">ν πολ</text:span><text:span text:style-name="T48">έ</text:span><text:span text:style-name="T22">μου</text:span><text:span text:style-name="T60"> φροντίδα ποιείσθ</text:span><text:span text:style-name="T48">ω</text:span><text:span text:style-name="T60">, </text:span><text:span text:style-name="T48">ὡ</text:span><text:span text:style-name="T60">ς ἂν δι</text:span><text:span text:style-name="T48">ὰ</text:span><text:span text:style-name="T60"> πάσης τῆς </text:span><text:span text:style-name="T48">ἡ</text:span><text:span text:style-name="T60">μέρας τῷ μισητ</text:span><text:span text:style-name="T48">ῷ</text:span><text:span text:style-name="T60"> πολέμ</text:span><text:span text:style-name="T48">ῳ</text:span><text:span text:style-name="T60"> </text:span><text:span text:style-name="T48">ὁμιλῶσμεν</text:span><text:span text:style-name="T36">· </text:span><text:span text:style-name="T60">ου’ </text:span><text:span text:style-name="T22">γ</text:span><text:span text:style-name="T48">ὰ</text:span><text:span text:style-name="T22">ρ</text:span><text:span text:style-name="T60"> </text:span><text:span text:style-name="T48">ἀ</text:span><text:span text:style-name="T60">νάπαυλα μετ</text:span><text:span text:style-name="T48">ὰ</text:span><text:span text:style-name="T22"> </text:span><text:span text:style-name="T48">τὴν</text:span><text:span text:style-name="T22"> συμβολ</text:span><text:span text:style-name="T48">ὴν </text:span><text:span text:style-name="T22">ἔσ</text:span><text:span text:style-name="T48">τ</text:span><text:span text:style-name="T22">αι ο</text:span><text:span text:style-name="T48">ὐδ’ ἐ</text:span><text:span text:style-name="T22">π</text:span><text:span text:style-name="T48">ὶ</text:span><text:span text:style-name="T63"> </text:span><text:span text:style-name="T48">μικρὸν,</text:span><text:span text:style-name="T60"> εἰ μ</text:span><text:span text:style-name="T48">ὴ</text:span><text:span text:style-name="T22"> </text:span><text:span text:style-name="T48">ἡ</text:span><text:span text:style-name="T22"> νυ</text:span><text:span text:style-name="T48">ξ ἐ</text:span><text:span text:style-name="T22">λθοῦσα</text:span><text:span text:style-name="T60"> διακρινεῖ </text:span><text:span text:style-name="T22">τ</text:span><text:span text:style-name="T48">ὴ</text:span><text:span text:style-name="T22">ν </text:span><text:span text:style-name="T48">ἰ</text:span><text:span text:style-name="T22">σ</text:span><text:span text:style-name="T48">χὺ</text:span><text:span text:style-name="T22">ν</text:span><text:span text:style-name="T60"> </text:span><text:span text:style-name="T22">τ</text:span><text:span text:style-name="T48">ῶ</text:span><text:span text:style-name="T22">ν </text:span><text:span text:style-name="T48">ἀ</text:span><text:span text:style-name="T22">νδρ</text:span><text:span text:style-name="T48">ῶ</text:span><text:span text:style-name="T22">ν</text:span><text:span text:style-name="T60">· διάβροχος μέν </text:span><text:span text:style-name="T48">ἱ</text:span><text:span text:style-name="T22">δρ</text:span><text:span text:style-name="T48">ῶ</text:span><text:span text:style-name="T22">τι γεν</text:span><text:span text:style-name="T48">ή</text:span><text:span text:style-name="T22">σεται</text:span><text:span text:style-name="T60"> </text:span><text:span text:style-name="T48">ἐ</text:span><text:span text:style-name="T60">ν </text:span><text:span text:style-name="T48">στή</text:span><text:span text:style-name="T60">θεσ</text:span><text:span text:style-name="T48">ί</text:span><text:span text:style-name="T60"> </text:span><text:span text:style-name="T22">τι</text:span><text:span text:style-name="T48">ν</text:span><text:span text:style-name="T22">ος</text:span><text:span text:style-name="T60"> ὁ </text:span><text:span text:style-name="T48">ἀν</text:span><text:span text:style-name="T22">αφορε</text:span><text:span text:style-name="T48">ὺ</text:span><text:span text:style-name="T22">ς</text:span><text:span text:style-name="T60"> </text:span><text:span text:style-name="T22">τ</text:span><text:span text:style-name="T48">ῆ</text:span><text:span text:style-name="T22">ς</text:span><text:span text:style-name="T60"> </text:span><text:span text:style-name="T48">ἀ</text:span><text:span text:style-name="T60">σπίδος </text:span><text:span text:style-name="T22">τ</text:span><text:span text:style-name="T48">ῆ</text:span><text:span text:style-name="T22">ς</text:span><text:span text:style-name="T60"> </text:span><text:span text:style-name="T22">το</text:span><text:span text:style-name="T48">ὺ</text:span><text:span text:style-name="T22">ς</text:span><text:span text:style-name="T60"> </text:span><text:span text:style-name="T48">ἄ</text:span><text:span text:style-name="T22">νδρα</text:span><text:span text:style-name="T48">ς </text:span><text:span text:style-name="T22">περιεπο</text:span><text:span text:style-name="T48">ύσης. ἐν τῷ δόρατι δὲ αὐτὸς τὴν χεῖρα κα</text:span><text:span text:style-name="T49">μεῖται, ἱδ</text:span><text:span text:style-name="T60">ρ</text:span><text:span text:style-name="T49">ώσει δέ</text:span><text:span text:style-name="T60"> τινος </text:span><text:span text:style-name="T49">ἱ</text:span><text:span text:style-name="T60">ππος ἅρμα </text:span><text:span text:style-name="T50">ἔ</text:span><text:span text:style-name="T22">λ</text:span><text:span text:style-name="T50">α</text:span><text:span text:style-name="T22">ων </text:span><text:span text:style-name="T51">ἐ</text:span><text:span text:style-name="T22">ν</text:span><text:span text:style-name="T50">τ</text:span><text:span text:style-name="T22">έχνως κα</text:span><text:span text:style-name="T50">ὶ</text:span><text:span text:style-name="T60"> </text:span><text:span text:style-name="T22">περικαλ</text:span><text:span text:style-name="T50">ῶ</text:span><text:span text:style-name="T22">ς</text:span><text:span text:style-name="T60"> ἐξεσμένον· ὃν δ’ </text:span><text:span text:style-name="T51">ἂ</text:span><text:span text:style-name="T60">ν ἐγ</text:span><text:span text:style-name="T51">ὼ</text:span><text:span text:style-name="T60"> ἴδω παρ</text:span><text:span text:style-name="T51">ὰ</text:span><text:span text:style-name="T60"> τα</text:span><text:span text:style-name="T51">ῖς</text:span><text:span text:style-name="T60">, ναυσ</text:span><text:span text:style-name="T51">ὶ</text:span><text:span text:style-name="T60"> ταῖς μελαίναις </text:span><text:span text:style-name="T22">ἐθ</text:span><text:span text:style-name="T51">έ</text:span><text:span text:style-name="T22">λοντα</text:span><text:span text:style-name="T60"> μένειν </text:span><text:span text:style-name="T22">πό</text:span><text:span text:style-name="T51">ῤῥ</text:span><text:span text:style-name="T22">ω</text:span><text:span text:style-name="T60"> </text:span><text:span text:style-name="T22">τ</text:span><text:span text:style-name="T51">ῆ</text:span><text:span text:style-name="T22">ς</text:span><text:span text:style-name="T60"> μάχης, </text:span><text:span text:style-name="T52">οὐκ</text:span><text:span text:style-name="T60">έτι δ</text:span><text:span text:style-name="T52">ὴ ἰκ</text:span><text:span text:style-name="T22">αν</text:span><text:span text:style-name="T52">ὸ</text:span><text:span text:style-name="T22">ς</text:span><text:span text:style-name="T60"> </text:span><text:span text:style-name="T22">ἔ</text:span><text:span text:style-name="T52">στ</text:span><text:span text:style-name="T22">αι</text:span><text:span text:style-name="T60"> φυγεῖν τούς </text:span><text:span text:style-name="T22">κ</text:span><text:span text:style-name="T52">ύ</text:span><text:span text:style-name="T22">νας</text:span><text:span text:style-name="T60"> καὶ </text:span><text:span text:style-name="T52">ο</text:span><text:span text:style-name="T22">ἰωνο</text:span><text:span text:style-name="T52">ὺ</text:span><text:span text:style-name="T22">ς</text:span><text:span text:style-name="T60">, οἳ </text:span><text:span text:style-name="T22">α</text:span><text:span text:style-name="T52">ὐτὸ</text:span><text:span text:style-name="T22">ν </text:span><text:span text:style-name="T60">διασπαράξωσι φονευθέντ</text:span><text:span text:style-name="T52">α</text:span><text:span text:style-name="T60">· Οὕτως εἶπεν. </text:span><text:span text:style-name="T52">οἱ</text:span><text:span text:style-name="T60"> </text:span><text:span text:style-name="T22">Ἀργεῖ</text:span><text:span text:style-name="T52">ο</text:span><text:span text:style-name="T22">ι </text:span><text:span text:style-name="T52">δὲ</text:span><text:span text:style-name="T60"> ἐπαινοῦντες </text:span><text:span text:style-name="T22">τ</text:span><text:span text:style-name="T52">ὸ</text:span><text:span text:style-name="T22">ν</text:span><text:span text:style-name="T60"> </text:span><text:span text:style-name="T22">λ</text:span><text:span text:style-name="T52">ό</text:span><text:span text:style-name="T22">γον </text:span><text:span text:style-name="T60">μεγάλως ἤχησαν </text:span><text:span text:style-name="T22">ο</text:span><text:span text:style-name="T52">ὕ</text:span><text:span text:style-name="T22">τως</text:span><text:span text:style-name="T60">, </text:span><text:span text:style-name="T52">ὥ</text:span><text:span text:style-name="T60">σπερ </text:span><text:span text:style-name="T52">κῦ</text:span><text:span text:style-name="T60">μα, ὃ </text:span><text:span text:style-name="T52">κι</text:span><text:span text:style-name="T22">ν</text:span><text:span text:style-name="T52">ή</text:span><text:span text:style-name="T22">σει</text:span><text:span text:style-name="T60"> Νότος </text:span><text:span text:style-name="T22">ἐπελθ</text:span><text:span text:style-name="T52">ὼ</text:span><text:span text:style-name="T22">ν</text:span><text:span text:style-name="T60"> ἐφ’, </text:span><text:span text:style-name="T52">ὑ</text:span><text:span text:style-name="T22">ψηλ</text:span><text:span text:style-name="T52">ῆ ἀκτῆ</text:span><text:span text:style-name="T60">, </text:span><text:span text:style-name="T52">ἀκ</text:span><text:span text:style-name="T60">ροτηρί</text:span><text:span text:style-name="T52">ῳ</text:span><text:span text:style-name="T60"> </text:span><text:span text:style-name="T22">λ</text:span><text:span text:style-name="T52">έ</text:span><text:span text:style-name="T22">γω</text:span><text:span text:style-name="T60">, </text:span><text:span text:style-name="T22">μετε</text:span><text:span text:style-name="T52">ώ</text:span><text:span text:style-name="T22">ρῳ</text:span><text:span text:style-name="T60"> προβεβλημέν</text:span><text:span text:style-name="T52">ῳ</text:span><text:span text:style-name="T60"> </text:span><text:span text:style-name="T52">ἐ</text:span><text:span text:style-name="T60">π</text:span><text:span text:style-name="T52">ὶ</text:span><text:span text:style-name="T60"> </text:span><text:span text:style-name="T22">τ</text:span><text:span text:style-name="T52">ὴ</text:span><text:span text:style-name="T22">ν</text:span><text:span text:style-name="T60"> θάλασσαν, ὅπερ </text:span><text:span text:style-name="T22">ο</text:span><text:span text:style-name="T52">ὐ</text:span><text:span text:style-name="T22">δ</text:span><text:span text:style-name="T52">έ</text:span><text:span text:style-name="T22">ποτε</text:span><text:span text:style-name="T60"> </text:span><text:span text:style-name="T52">κύ</text:span><text:span text:style-name="T60">ματα λείπει,</text:span><text:span text:style-name="T22"> </text:span><text:span text:style-name="T52">ἃ</text:span><text:span text:style-name="T22"> </text:span><text:span text:style-name="T60">παντοῖο</text:span><text:span text:style-name="T52">ι</text:span><text:span text:style-name="T60"> </text:span><text:span text:style-name="T22">κιν</text:span><text:span text:style-name="T52">οῦ</text:span><text:span text:style-name="T22">σ</text:span><text:span text:style-name="T52">ι</text:span><text:span text:style-name="T22">ν</text:span><text:span text:style-name="T60"> </text:span><text:span text:style-name="T52">ἄ</text:span><text:span text:style-name="T60">νεμοι, ὅταν </text:span><text:span text:style-name="T52">ἐ</text:span><text:span text:style-name="T60">νθένδε,</text:span><text:span text:style-name="T22"> </text:span><text:span text:style-name="T52">ἢ</text:span><text:span text:style-name="T22"> </text:span><text:span text:style-name="T60">ἐνθένδε </text:span><text:span text:style-name="T22">γ</text:span><text:span text:style-name="T52">έ</text:span><text:span text:style-name="T22">ν</text:span><text:span text:style-name="T52">ων</text:span><text:span text:style-name="T22">ταί</text:span><text:span text:style-name="T60">· </text:span><text:span text:style-name="T52">ἀ</text:span><text:span text:style-name="T22">να</text:span><text:span text:style-name="T52">στ</text:span><text:span text:style-name="T22">άν</text:span><text:span text:style-name="T60">τες δὲ </text:span><text:span text:style-name="T52">ἀ</text:span><text:span text:style-name="T22">π</text:span><text:span text:style-name="T52">ή</text:span><text:span text:style-name="T22">ρχοντο</text:span><text:span text:style-name="T60"> </text:span><text:span text:style-name="T22">σ</text:span><text:span text:style-name="T52">κ</text:span><text:span text:style-name="T22">εδασθέ</text:span><text:span text:style-name="T60">ντες ἐπ</text:span><text:span text:style-name="T52">ὶ</text:span><text:span text:style-name="T60"> </text:span><text:span text:style-name="T52">τὴ</text:span><text:span text:style-name="T60">ν ναῦν </text:span><text:span text:style-name="T22">ἕ</text:span><text:span text:style-name="T52">κ</text:span><text:span text:style-name="T22">α</text:span><text:span text:style-name="T52">στος </text:span><text:span text:style-name="T22">τ</text:span><text:span text:style-name="T52">ὴ</text:span><text:span text:style-name="T22">ν</text:span><text:span text:style-name="T60"> ἑαυτοῦ, </text:span><text:span text:style-name="T22">π</text:span><text:span text:style-name="T52">ῦ</text:span><text:span text:style-name="T22">ρ</text:span><text:span text:style-name="T60"> τε </text:span><text:span text:style-name="T52">ἀνῆψ</text:span><text:span text:style-name="T60">αν </text:span><text:span text:style-name="T52">ἐ</text:span><text:span text:style-name="T60">π</text:span><text:span text:style-name="T52">ὶ</text:span><text:span text:style-name="T60"> </text:span><text:span text:style-name="T22">ε</text:span><text:span text:style-name="T52">ὐ</text:span><text:span text:style-name="T22">τρεπί</text:span><text:span text:style-name="T60">σει </text:span><text:span text:style-name="T52">ἀ</text:span><text:span text:style-name="T22">ρί</text:span><text:span text:style-name="T52">στ</text:span><text:span text:style-name="T22">ου </text:span><text:span text:style-name="T60">κα</text:span><text:span text:style-name="T52">ὶ</text:span><text:span text:style-name="T60"> θυσίας, καὶ </text:span><text:span text:style-name="T22">τροφ</text:span><text:span text:style-name="T52">ὴ</text:span><text:span text:style-name="T22">ν</text:span><text:span text:style-name="T60"> </text:span><text:span text:style-name="T52">ἔ</text:span><text:span text:style-name="T60">λαβον. ἄλλος δὲ </text:span><text:span text:style-name="T52">ἄ</text:span><text:span text:style-name="T60">λλῳ </text:span><text:span text:style-name="T52">ἀ</text:span><text:span text:style-name="T60">π</text:span><text:span text:style-name="T52">ὸ </text:span><text:span text:style-name="T22">τ</text:span><text:span text:style-name="T52">ῶ</text:span><text:span text:style-name="T22">ν</text:span><text:span text:style-name="T60"> </text:span><text:span text:style-name="T22">θε</text:span><text:span text:style-name="T52">ῶ</text:span><text:span text:style-name="T22">ν</text:span><text:span text:style-name="T60"> </text:span><text:span text:style-name="T22">τ</text:span><text:span text:style-name="T52">ῶ</text:span><text:span text:style-name="T22">ν</text:span><text:span text:style-name="T60"> </text:span><text:span text:style-name="T52">ἀεὶ</text:span><text:span text:style-name="T60"> ὄντων ἔθυσεν, </text:span><text:span text:style-name="T22">ε</text:span><text:span text:style-name="T52">ὐ</text:span><text:span text:style-name="T22">χ</text:span><text:span text:style-name="T52">ό</text:span><text:span text:style-name="T22">μενο</text:span><text:span text:style-name="T52">ς </text:span><text:span text:style-name="T22">θάνατ</text:span><text:span text:style-name="T52">ό</text:span><text:span text:style-name="T22">ν</text:span><text:span text:style-name="T60"> τε </text:span><text:span text:style-name="T52">ἐκ</text:span><text:span text:style-name="T22">φυγεῖν</text:span><text:span text:style-name="T60">, κα</text:span><text:span text:style-name="T52">ὶ</text:span><text:span text:style-name="T60"> </text:span><text:span text:style-name="T22">κά</text:span><text:span text:style-name="T52">κ</text:span><text:span text:style-name="T22">ωσιν </text:span><text:span text:style-name="T52">πολέμου</text:span><text:span text:style-name="T22">.</text:span><text:span text:style-name="T60"> ὁ δὲ </text:span><text:span text:style-name="T52">β</text:span><text:span text:style-name="T22">ασιλε</text:span><text:span text:style-name="T52">ὺ</text:span><text:span text:style-name="T22">ς</text:span><text:span text:style-name="T60"> τ</text:span><text:span text:style-name="T52">ῶν ἀ</text:span><text:span text:style-name="T22">νδρ</text:span><text:span text:style-name="T52">ῶ</text:span><text:span text:style-name="T22">ν</text:span><text:span text:style-name="T60"> ὁ Ἀγαμέμνων βοῦν </text:span><text:span text:style-name="T22">ἔθ</text:span><text:span text:style-name="T52">υ</text:span><text:span text:style-name="T22">σε</text:span><text:span text:style-name="T60"> λιπαρὰν, πενταετ</text:span><text:span text:style-name="T52">ῆ </text:span><text:span text:style-name="T60">τῷ </text:span><text:span text:style-name="T52">ὑ</text:span><text:span text:style-name="T22">περβαλλ</text:span><text:span text:style-name="T52">όντ</text:span><text:span text:style-name="T22">ως</text:span><text:span text:style-name="T60"> </text:span><text:span text:style-name="T52">ἰ</text:span><text:span text:style-name="T60">σχυρ</text:span><text:span text:style-name="T52">ῷ</text:span><text:span text:style-name="T60"> </text:span><text:span text:style-name="T52">ὑιῷ </text:span><text:span text:style-name="T60">το</text:span><text:span text:style-name="T52">ῦ </text:span><text:span text:style-name="T60">Κρόνου, </text:span><text:span text:style-name="T22">μετε</text:span><text:span text:style-name="T52">κα</text:span><text:span text:style-name="T22">λέ</text:span><text:span text:style-name="T60">σατο δ</text:span><text:span text:style-name="T52">ὲ</text:span><text:span text:style-name="T60"> ἐπ</text:span><text:span text:style-name="T52">ὶ</text:span><text:span text:style-name="T60"> </text:span><text:span text:style-name="T22">τ</text:span><text:span text:style-name="T52">ὴ</text:span><text:span text:style-name="T22">ν</text:span><text:span text:style-name="T60"> θυσίαν </text:span><text:span text:style-name="T22">το</text:span><text:span text:style-name="T52">ὺ</text:span><text:span text:style-name="T22">ς</text:span><text:span text:style-name="T60">, ἐνδόξους </text:span><text:span text:style-name="T52">ἀ</text:span><text:span text:style-name="T60">ρ</text:span><text:span text:style-name="T52">ιστε</text:span><text:span text:style-name="T60">α</text:span><text:span text:style-name="T52">ς</text:span><text:span text:style-name="T60">, </text:span><text:span text:style-name="T52">τοῦ </text:span><text:span text:style-name="T22">πανελλη</text:span><text:span text:style-name="T52">νί</text:span><text:span text:style-name="T22">ου</text:span><text:span text:style-name="T30">·</text:span><text:span text:style-name="T37"> </text:span><text:span text:style-name="T60">τόν </text:span><text:span text:style-name="T22">Ν</text:span><text:span text:style-name="T52">έστ</text:span><text:span text:style-name="T60">ορα δ</text:span><text:span text:style-name="T52">ὲ</text:span><text:span text:style-name="T60"> </text:span><text:span text:style-name="T22">πρ</text:span><text:span text:style-name="T53">ώτ</text:span><text:span text:style-name="T22">σ</text:span><text:span text:style-name="T53">τα </text:span><text:span text:style-name="T60">μετεκαλέσατο, </text:span><text:span text:style-name="T22">κα</text:span><text:span text:style-name="T53">ὶ </text:span><text:span text:style-name="T22">τ</text:span><text:span text:style-name="T53">ὸ</text:span><text:span text:style-name="T22">ν </text:span><text:span text:style-name="T60">βασιλέα τὸν Ἰδομενέα, ἔπειτα δ</text:span><text:span text:style-name="T53">ὲ</text:span><text:span text:style-name="T60"> τ</text:span><text:span text:style-name="T53">οὺς</text:span><text:span text:style-name="T60"> δύο Αἴαντας, </text:span><text:span text:style-name="T53">καὶ τὸν ὑιὸν τοῦ Τυδέως, ἕκτον δὲ δὴ τὸν Ὀδυσσέα, τὸν</text:span></text:p>
      <text:p text:style-name="P43"><text:span text:style-name="T53"/></text:p>
      <text:p text:style-name="P40"><text:span text:style-name="T53">ΠΑΡΑΦΡΑΣΙΣ</text:span><text:span text:style-name="T38">· 79</text:span></text:p>
      <text:p text:style-name="P43"><text:span text:style-name="T53">ἰσοστάσιον τὴν σύνεσιν τῷ Διὶ. αὐτόκλητος δὲ πρὸς αὐτὸν ἔλθεν ὁ κατὰ τὸν πόλεμον ἀγαθὸς Μενέλαος</text:span><text:span text:style-name="T38">· ἤδει γὰρ κατὰ τὴν ψυχὴν, ὅπως ὁ ἀδελφὸς ἐκοπία· τὸν βοῦν δὲ ἐκύκλωσαν, καὶ τὰ κανᾶ, ἐφ </text:span><text:span text:style-name="T39">οἷς ἦσαν αἱ σύμμικτοι τοῖς ἁλσὶ κριθαὶ, ἐβάστασαν</text:span><text:span text:style-name="T38">· </text:span><text:span text:style-name="T39">ἐπὶ τούτοις δ’εὐχόμενος εἶπεν ὁ βασιλεὺς Ἀγαμέμνων. Ὦ Ζεῦ ἐνδοξότατε, μέγιστε, τῆς σκοτώσεως τῶν νεφελῶν αἴτιε, ὁ ἐν αἰθέρι οἰκῶν, δὸς μὴ πρότερον δῦναι τὸν ἥλιον καὶ ἐπελθεῖν τὸ σκότος, πτὶν ἂν καταβαλεῖν με ἐπὶ πρόσωπον τὸ οἴκημα τοῦ Πριάμου ἐσβολωμένον, καὶ ἠμαυρωμένον καπνῷ, ἐμπρῆσαι δὲ διὰ πυρὸς πολεμίου τὰς θύρας αὐτοῦ</text:span><text:span text:style-name="T38">· </text:span><text:span text:style-name="T39">τὸν τοῦ Ἑκτορος δὲ χιτῶνα ἐν τοῖς στήθεσιν αὐτοῦ διασπαράξαι δόρατι, διεῤῥωγότα γενησόμενον</text:span><text:span text:style-name="T38">· </text:span><text:span text:style-name="T39">πολλοὶ δ’ ἑταῖροι αὐτοῦ περὶ αὐτὸν ἐπὶ πρόσωπον ἐπὶ τῆς κόνεως κείμενοι διὰ τῶν </text:span><text:span text:style-name="T40">ὀ</text:span><text:span text:style-name="T39">δόντων τὴν γῆν λάβοιεν. Οὕτως εἷπεν εὐχόμενος</text:span><text:span text:style-name="T38">. </text:span><text:span text:style-name="T39">Οὔπω δὲ </text:span><text:span text:style-name="T40">ὁ τοῦ <text:s/></text:span><text:soft-page-break/><text:span text:style-name="T40">Κρόνου ὑιὸς ἐπένευεν αὐτῷ τελειώσειν τὴν εὐχὴν . Ἀλλ’ οὗτος ἀπεδέχετο μὲν τὴν θυσίαν, κάματον δὲ κακὸν, καὶ διὰ τοῦτο ἀφθόνητον ἐπέτεινεν. ἐπεὶ δὲ εὔξατο, καὶ τὰς σὺν ἁλσὶ κριθὰς ἐξέχεον τοῖς οὐλοχύταις πρὸ τῆς τοῦ ἱερείου θυσίας, ἀνέστρψαν μὲν πρῶτα τὸν τράχηλον τοῦ ἱερείου, καὶ ἔσφαξαν αὐτὸ, καὶ ἐξέδειραν, καὶ τοὺς μηροὺς αὐτοῦ ἀπέτεμον, καὶ λίπει αὐτοὺς κατεκάλψαν, διττὰς μοίρας ποιήσαντες</text:span><text:span text:style-name="T38">· </text:span><text:span text:style-name="T40">ἐπ’ αὐτῶν δὲ ὠμὰ κρέα ἀπὸ τοῦ ἱερείου τεμόντες ἔθηκαν, καὶ ταύτας μὲν δὴ τὰς μοίρας ἐνσχίζαις θέντες ἀποβεβληκυίαις τὰ φύλλα ξηροτικὰ κατέκαιον</text:span><text:span text:style-name="T38">· </text:span><text:span text:style-name="T40">τὰ σπλάγχνα δὲ τοῖς ὀβελοῖς ἐμπερονήσαντες, ἐπάνω τῶν ἀνθράκων κατεῖχον αὐτὰ ὀπτῶντες</text:span><text:span text:style-name="T38">· </text:span><text:span text:style-name="T40">ἐπεὶ δὲ <text:s/>κατεκαύθησαν οἱ μηροὶ, καὶ τὰ ἐντόσθια ἔφαγον, τὰ ἄλλα δὴ πάντα κρέα εἰς μικρὰ ἔτεμον, καὶ περιέπειραν αὐτὰ τοῖς ὀβελοῖς, καὶ ὤπτησαν περιεσκεμμένως, ἐξήγαγον ἀπὰ τοῦ πυρὸς πάντα. ἐπεὶ δὲ ἔληξαν τοῦ πόνου, καὶ τὴν εὐωχίαν κατεσκεύασαν, εὐωχοῦντο</text:span><text:span text:style-name="T38">· </text:span><text:span text:style-name="T40">οὐκέτι δὲ ψυχή τινος ἐδεῖτο τροφῆς ἐν κοινῇ τραπέξῃ προκειμένης. ἐπεὶ δὲ τὴν ἐπιθυμίαν ἐπλήρωσαν τῆς πόσεως, καὶ τῆς τροφῆς, ἐν τούτοις δὴ λόγων</text:span></text:p>
      <text:p text:style-name="P43"><text:span text:style-name="T40"/></text:p>
      <text:p text:style-name="P40"><text:span text:style-name="T41">ΠΑΡΑΦΡΑΣΙΣ</text:span><text:span text:style-name="T38">· </text:span><text:span text:style-name="T41">81</text:span></text:p>
      <text:p text:style-name="P43"><text:span text:style-name="T54">ὁ Νέστωρ ἤρχετο ὁ πολεμιστὴς, ὁ ἀπὸ τῆς Γερήνης πόλεως</text:span><text:span text:style-name="T42">· </text:span><text:span text:style-name="T43">ὦ</text:span><text:span text:style-name="T54"> </text:span><text:span text:style-name="T55"><text:s/></text:span><text:span text:style-name="T54">Ἀγάμεμνον ὑιὲ τοῦ Ἀτρεως ἐνδοξότατε βασιλεῦ τῶν ἀνδρῶν, μηκέτι νῦν ἐπὶ πολὺ ἐνταῦθα δαλεγώμεθα, μήδ’ ἐπὶ πολὺ εἰς τὸ ἑξῆς ἀναβαλλώμεθα τὸ ἔργον, ὃ δὴ ὁ θεὸς ἡμῖν ἐργάσεσθαι δώσει</text:span><text:span text:style-name="T42">· </text:span><text:span text:style-name="T54">ἀλλ’ ἄγε, οἱ Κήρυκες μὲν τῶν Ἑλλήνων τῶν χαλκοῖς ὅπλοις ὠχυρωμένων κηρύγματι συγκαλοῦντες κατὰ τὰς ναῦς τὸν λαὸν ἀθροιζέτωσαν</text:span><text:span text:style-name="T42">· </text:span><text:span text:style-name="T43">ἡμεῖς δὲ ὁμοῦ πάντες οὕτ</text:span><text:span text:style-name="T44">ω</text:span><text:span text:style-name="T43">ς ὡς ἕσμεν, ἐπὶ τὸν πολὺν στρατὸν τῶν Ἑλλήνων ἀπέλθωμεν, ὅπως ἂν τάχι</text:span><text:span text:style-name="T45">ον ἔντονον ἀνάψωμεν πόλεμον. Οὕτως εἶπεν. οὐκ ἠπείθησε δὲ αὐτῷ ὁ βασιλεὺς τῶν ἀνδρῶν ὁ Ἀγαμέμνων. εὐθὺς τοῖς ὀξυφώνοις κήρυξι προσέταξε κηρύγματι συγκαλεῖν ἐπὶ πόλεμον τοὺς τὴν κόμην τρέφοντας Ἀχαιούς. οἱ μὲν βοῇ συνεκάλουν</text:span><text:span text:style-name="T42">· </text:span><text:span text:style-name="T45">οἱ δὲ ἠθροίζοντο μάλα ταχέως. οἱ δὲ περὶ τὸν ὑιὸν τοῦ Ἀτρέως βασιλεῖς οἱ ὑπὸ τοῦ διὸς πεπαιδευμένοι τὴν βασιλικὴν παιδείαν, σὺν σφοδρᾷ ὁρμῇ ἐκινοῦντο διακρίνοντες αὐτοὺς κατὰ φυλὰς καὶ φρατρίας, σὺν αὐτοῖς δὲ ἡ ὀξὺ ὁρῶσα Ἀθηνᾶ τὴν τοῦ Διὸς αἰγίδα φοροῦσα τὴν πάνυ τιμίαν, τὴν μήτε φθειρομέν</text:span><text:span text:style-name="T46">η</text:span><text:span text:style-name="T45">ν, μήτε παλαιου</text:span><text:span text:style-name="T46">μένην, ἧς πλεῖστοι κροσσοὶ κατὰ πάντα τὰ μέρη χρυσοὶ </text:span><text:span text:style-name="T68">ἀπῃώρηνται</text:span><text:span text:style-name="T74">, πάντες εὔπλοκοι, ἕκαστος δὲ πλείστων ἄξιος νομισμάτων· σὺν ταύτῃ διαπρέπουσα τὸν λαὸν διήρχετο τῶν Ἑλλήνων, ἐπισπεύδουσα ἔρχεσθαι, προθυμίαν δὲ ἔμμονον ἐνέβαλεν ἐκάστῷ ἐν τῇ καρδίᾳ, ὥστε ἀπαύστως πολεμεῖν καὶ μάχεσθαι. Τούτοις δ’ εὐθέως γλυκύτερος ὁ πόλεμος ἐγένετο ἢ ἀπέρχεσθαι εἰς τὴν πατρίδα τὴν προσφιλῆ γὴν διὰ τῶν νεῶν τῶν κοίλων. καθὰ πῦρ </text:span><text:span text:style-name="T75">ἀφανιστικὸν φλέγει δρυμῶνα ὑπερβαλλόντως πολὺν ἐν κορυφῆ ὄρους, πόῤῥωθεν δὲ φαίνεται ἡ λαμπηδὼν σφοδρῶς λάμπουσα</text:span><text:span text:style-name="T74">· </text:span><text:span text:style-name="T75">οὕτω τούτων πορευομένων ἀπὸ τοῦ θείοῦ σιδήροῦ λαμπηδὼν σφοδρῶς λάμπουσα διὰ τοῦ ἀέρος ἐπὶ τὸν οὐρανὸν κατελάμβανε. Τοῦτων δ’ ὥσπερ ὀρνίθωπτηνῶν ἔθνηπολλὰ χηνῶν, ἢ γεράνων, ἢ κύκνων ἐπιμήκεις ἐχόντων τοὺς τραχήλους ἐν τῷ ὕδατι καταῤῥύτῳ τόπῳ τῷ καλουμένῳ Ἀσιῳ, περὶ τὸ ῥεῦμα τοῦ Καύστρου ποταμοῦ, </text:span></text:p>
      <text:p text:style-name="P43"><text:span text:style-name="T75"/></text:p>
      <text:p text:style-name="P40"><text:span text:style-name="T75"/></text:p>
      <text:p text:style-name="P40"><text:span text:style-name="T75"/></text:p>
      <text:p text:style-name="P40"><text:span text:style-name="T75"/></text:p>
      <text:p text:style-name="P40"><text:span text:style-name="T75"/></text:p>
      <text:p text:style-name="P40"><text:span text:style-name="T75"/></text:p>
      <text:p text:style-name="P40"><text:span text:style-name="T75"/></text:p>
      <text:p text:style-name="P40"><text:soft-page-break/><text:span text:style-name="T75">ΠΑΡΑΦΡΑΣΙΣ</text:span><text:span text:style-name="T74">· </text:span><text:span text:style-name="T75">83</text:span></text:p>
      <text:p text:style-name="P43"><text:span text:style-name="T75">ἔνθεν καὶ ἔνθεν πέτονται τερπόμενα τῇ πτήσει, σὺν κλαγγῇ καθιζόντων, λαμπρὸν δὲ ἀντηχεῖ ὁ λειμὼν</text:span><text:span text:style-name="T74">· </text:span><text:span text:style-name="T75">οὕτω τὰ πολλὰ ἔθνη τούτων ἀπὸ τῶν νεῶν καὶ ἀπὸ τῶν σκηνῶν εἰς τὸ πεδίον συνέῤῥεον τὸ τοῦ Σκαμάνδρου</text:span><text:span text:style-name="T74">· </text:span><text:span text:style-name="T75">ἡ γῆ δὲ ὑπὸ τῶν ποδῶν αὐτῶν τε καὶ τῶν ἵππων, λαμπρὸν ὑπήχει</text:span><text:span text:style-name="T74">· </text:span><text:span text:style-name="T75">ἔστησαν δὲ ἐν τῷ ὕδατι καταῤῥύτῳ πεδίῳ τῷ τοῦ Σκαμάνδρου, τῷ ε</text:span><text:span text:style-name="T76">ὖ ἔχοντι ἀνθέων, μυρίοι, ὅσα τε φύλλα, καὶ ἄνθη γίνωεται ἐν τῷ ἔαρι. καθὰ μυιῶν ἀθρόως πετομένων ἔθνη πολλὰ αἳ δὴ κατὰ ποιμενικὴν ἔπαυλιν πλανόμεναι στρέφονται ἐν τῇ ὥρᾳ τοῦ Ἔαρος, ὅτε τὸ γάλα ἐπὶ τῶν ἀγγείων ἀμελγόμενον δίυγρα ταῦτα ποιεῖ</text:span><text:span text:style-name="T74">· </text:span><text:span text:style-name="T76">τοσοῦτοι οἱ τῆν κόμην τρέφοντες Ἀχαιοὶ κατὰ τῶν Τρῴων ἵσταντο ἐν τῷ πεδίῳ διαφθεῖραι αὐτοὺς προθυμούμενοι. τούτους δὲ ὥσπερ πλήθη αἰγῶν σκεδαννυμένων ἐν τῇ νομῇ καὶ πλατυνομένων αἰπόλοι ἄνδρες ῥαδίως διακρίνουσιν, ἐπειδὰν ἐν τῷ βόσκεσθαι μιγῶσιν. οὕτω τούτους οἱ ἡγεμόνες διέταττον ἔνθεν καὶ ἔνθεν ἐπὶ τὸν πόλεμον ἔρχεσθαι</text:span><text:span text:style-name="T74">· </text:span><text:span text:style-name="T76">σὺν αὐτοῖς ὁ βασιλεὺς ὁ Ἀγαμέμνων, ὅμοιος κατὰ τὴν κεφαλὴν καὶ τοὺς ὀφθαλμοὺς τῷ Διῒ τῷ τρέποντι τοὺς ἐναντίους τῷ κεραυνῷ, κατὰ δὲ τὴν ζώνην, τῷ Ἄρει, κατὰ δὲ τὸ στέρνον τῷ Ποσειδῶνι</text:span><text:span text:style-name="T74">· </text:span><text:span text:style-name="T76">ὥσπερ βοῦς ἐν ἀγέλῃ ταῦρος κατὰ πολὺ ἔξοχός ἐστι πάντων τῶν ἄλλων, οὗτος γὰρ ἐπὶ βουσὶν ἠθροισμένοις διαπρέπει</text:span><text:span text:style-name="T74">· </text:span><text:span text:style-name="T76">τοιοῦτον δὴ κατὰ τὴν ἡμέραν ἐκείνην ἐποίησεν ὁ Ζεὺς τὸν ὑιὸν τοῦ Ἀτρέως διαπρέποντα καὶ ἔξοχον ἐν πολλοῖς ἤρωσιν. Ἄγετε, ὦ μοῦσαι, αἱ οἰκοῦσαι τὰ ὀλύμπια </text:span><text:span text:style-name="T77">οἰκήματα, εἴπατε νῦν μοι, ὑμεῖς γάρ ἐστε θεαὶ, πάρεστέ τε πᾶσι δρωμένοις, καὶ τὴν ἐπιστήμην ἔχετε πάντων, ἡμεῖς δὲ φήμην μόνον τῶν ἐνδόξως πεπραγμένων ἀκούομεν, οὐδαμῶς δὲ οἴδαμεν, οἵτινες ἦσαν ἡγεμόνες τῶν Δαναῶν καὶ ἄρχον</text:span><text:span text:style-name="T78">τες</text:span><text:span text:style-name="T79">· </text:span><text:span text:style-name="T82">τούτους γὰρ μόνους εἰπεῖν δύναμαι, τὴν πληθῦν δὲ οὐκ ἄν δυναίμην εἰπεῖν, οὐδ’ ὀνόματι ἕκαστον τοῦ πλήθους δηλοῦν, οὐδ’ εἴ μοι ἦσαν δέκα μὲν γλῶσσαι, δέκα δὲ στόματα, φωνὴ δὲ ἄθραυστος, καὶ ψυχὴ χαλκοῦ εὐτονίαν ἔχουσα </text:span><text:span text:style-name="T70">ἐνῆν</text:span><text:span text:style-name="T82">, εἰ μὴ αἱ </text:span></text:p>
      <text:p text:style-name="P43"><text:span text:style-name="T82"/></text:p>
      <text:p text:style-name="P40"><text:span text:style-name="T82">ΠΑΡΑΦΡΑΣΙΣ 85</text:span></text:p>
      <text:p text:style-name="P44"><text:span text:style-name="T82">μοῦσαι αἱ Ὀλυμπιάδες, αἱ τοῦ Διὸς τοῦ τὴν αἰγίδα φοροῦντος θυγατέρες, οὐκέτι συνάραιντο διδάσκουσαι, ὅσοι ἐπὶ τὸ Ἴλιον ἦλθον. Τοὺς ἀρχηγοὺς δὲ τῶν ἐρῶ, καὶ ἁπάσας τὰς ναῦς.</text:span></text:p>
      <text:p text:style-name="P40"><text:span text:style-name="T82">ΝΗΩΝ ΚΑΤΑΛΟΓΟΣ</text:span></text:p>
      <text:p text:style-name="P44"><text:span text:style-name="T82">Τῶν μὲν βοιωτῶν ἀνδρῶν ὁ πηνέλαος καὶ ὁ Λήϊτος ἐβασίλευον, καὶ ὁ Ἀκρεσίλαος, καὶ ὁ Προθοήνωρ, καὶ ὁ Κλόνιος, οἵτινες ἐκαρποῦντο τὴν Ὑριαν, καὶ τὴν Αὐλίδα, τὴν σκολιὰν καὶ τὴν Σχοῖνον, καὶ τὴν Σκῶλον, καὶ τὸν δύσβατον καὶ ὀρεινὺν Ἐτεωνὸν, καὶ τὴν θέσπειαν, καὶ τὴν Γραῖαν, καὶ τὸν πλατὺν Μυκαλησσὸν. καὶ οἵτινες τὸ Ἁρμα ἐκαρποῦντο, καὶ τὸ Εἰλέσιον, καὶ τὰς Ἐρυθρὰς. καὶ οἵτινες τὸν Ἐλεῶνα ᾤκουν, καὶ τὴν Ὕλην, καὶ τὸν Πετεῶνα, καὶ τὴν Ὠκαλέαν, καὶ τὸν Μεδεῶνα τὴν καλῶς ἐκτισμένην πόλι</text:span><text:span text:style-name="T83">ν καὶ τὰς Κώπας, καὶ τὴν Εὔτρησιν, καὶ τὴν Θίσβην τὴν πολλὰς περστερὰς ἔχουσαν. καὶ οἵτινες ᾤκουν τὴν Κορώνειαν, καὶ τὸν εὐβότανον Ἁλίαρτον, καὶ οἵτινες τὴν Πλάταιαν ᾤκουν, καὶ οἳ τὴν Γλίσσαν ἐλαρποῦντο, καὶ οἵτινες τὰς Ὑποθήβας ᾤκουν τὴν καλῶς ἐκτισμένην πόλιν, καὶ τὸν ἱερὸν Ὄγχηστον, τὸ λαμπρὸν τέμενος τοῦ Ποσειδῶνος. καὶ οἵτινες ᾤκουν τὴν Ἄρνην τὴν πολλὰς σταφυλὰς φέρουσαν</text:span><text:span text:style-name="T79">·</text:span><text:span text:style-name="T82"> </text:span><text:span text:style-name="T83">καὶ οἳ τὴν μίδειαν, καὶ τὴν Νίσαν τὴν ἄγαν θείαν, καὶ τὴν Ἀνθηδόνα τὴν ἐσχάτην κειμένην. τούτων μὲν πεντήκοντα νῆες ἐπορεύοντο, ἐν ἑκαστῃ δὲ νέοι Βοιωτοὶ ἑκατὸν καὶ εἴκοσιν ἐπέβαινον. Οἵτινες δὲ τὴν Ἀσπληδόνα </text:span><text:soft-page-break/><text:span text:style-name="T83">ᾤκουν, καὶ τὸν Ὀρχομενὸν τὸν Μινύειον, τούτων </text:span><text:span text:style-name="T84">ἦρχεν ὁ Ἀσκάλαφος καὶ ὁ Ἰλάμενος οἱ ὑιοὶ τοῦ Ἄρεος, οὓς ἔτεκεν ἡ Ἀστυόχη ἐν τῷ οἴκῳ τοῦ Ἄκτορος τοῦ ὑιοῦ τοῦ Ἄζέως, ἡ αἰδοῦς ἀξία παρθένος ἀναβᾶσα εἰς τὸ ἀνώγαιον οἴκημα τῷ ἰσχυρῷ Ἄρει</text:span><text:span text:style-name="T79">·</text:span><text:span text:style-name="T82"> </text:span><text:span text:style-name="T84">οὗτος δὲ παρεκλίνθη αὐτῇ κρυφέως</text:span><text:span text:style-name="T79">·</text:span><text:span text:style-name="T82"> </text:span><text:span text:style-name="T84">τούων</text:span></text:p>
      <text:p text:style-name="P44"><text:span text:style-name="T84"/></text:p>
      <text:p text:style-name="P40"><text:span text:style-name="T84">ΠΑΡΑΦΡΑΣΙΣ 87</text:span></text:p>
      <text:p text:style-name="P44"><text:span text:style-name="T84">δὲ τριάκοντα βαθείαι νῆες ἐπορεύοντο. Τῶν δὲ Φωκέων ὁ Σχέδιος καὶ ὁ Ἐπίστροφος ἐβασίλευον, οἱ ὑιοὶ τοὺ Ἰφίτου τοῦ μεγαλοψύχου, τοῦ ὑιοῦ τοῦ Ναυβόλου. οἵτινες τὴν Κυπάρισσον ᾤκουν, καὶ τὴν Πυνθῶνα τὴν λιθώδη καὶ τραχεῖαν, καὶ τὴν Κρῖσσαν τὴν ἄγαν θείαν, καὶ τὴν Δαυλίδα, καὶ τὸν Πανοπέα</text:span><text:span text:style-name="T79">· </text:span><text:span text:style-name="T84">οἳ τὴν Ἀνεμώρειαν, καὶ τὴν Ὑάμπολιν ἐκαρποῦντο</text:span><text:span text:style-name="T79">· </text:span><text:span text:style-name="T84">καὶ οἳ παρὰ τὸν ἔνδοξον ποταμὸν τὸν Κηφισὸν ᾤκουν</text:span><text:span text:style-name="T79">· </text:span><text:span text:style-name="T84">καὶ οἳ τὴν Λίλαιαν ᾤκουν κατὰ τὰς πηγὰς τοῦ Κηφισοῦ ποταμοῦ τούτοις εἵποντο</text:span><text:span text:style-name="T79">· </text:span><text:span text:style-name="T84">μετὰ τούτων αὐτῶν νῆες μέλαιναι τεσσαράκοντα ἐπορεύοντο. Οὗτοι μὲν τὰς τάξεις τῶν Φωκέων ἵσταντο περιενεργοῦντες, καὶ διατάττοντες. ἐγγὺς δὲ τῶν Βοιωτῶν κατὰ τὸ ἀριστερὸν μέρος καθωπλίζοντο. τῶν δὲ Λοκρῶν ἤρκεν ὁ ὠκύπους Αἴας ὁ ὑιὸς τοῦ Ὀϊλέως, βραχύτερος τῷ σώματι, καὶ οὐ τηλικοῦτος, ἡλίκος ἦν Αἴας ὁ τοῦ Τελαμῶνος ὑιὸς, ἀλλὰ κατὰ πολὺ μικρότερος</text:span><text:span text:style-name="T79">·</text:span><text:span text:style-name="T82"> </text:span><text:span text:style-name="T84">μικρὸς μὲν οὖν </text:span><text:span text:style-name="T85">ἦν λινῷ θώρακι χρώμενος, δόρατι δὲ ἐνίκα πάτας τοὺς Ἕλληνας καὶ Ἀχαιοὺς. Οἵτινες τό τε Κῦνον ἐκαρποῦντο, καὶ τὸν Ὀπόεντα, καὶ τὸν Καλλίαρον, καὶ τὴν Βῆσσαν, καὶ τὴν Σκάρφην, καὶ τὰς ἐρασμίας Αὐγείας, καὶ τὴν Τάρφην , καὶ τὸ θρόνιον περὶ τὰ ῥεύματα τοῦ Βοαγρίου ποταμοῦ. Σὺν αὐτῷ δὲ τεσσάρκοντα νῆες μέλαιναι ἐπορεύοντο τῶν Λοκρῶν, οἳ οἰκοῦσι πέραν καὶ ἀπαντικρὺ τῆς ἱερᾶς Εὐβοίας. Οἵ τινες δὲ τὴν </text:span><text:span text:style-name="T86">Εὔβοιαν ᾤκουν, οἱ Εὐβοεῖς λέγω, οἱ ἰσχύος τε καὶ προθυμίας πλήρεις, τήν τε Χαλκίδα, καὶ τὴν Ἐρέτριαν, καὶ τὴν πολλὰς σταφυλὰς ἔχουσαν Ἱστίαιαν, καὶ τὴν παραθαλάσσιον Κήρινθον, καὶ τὸ Δίοῦ ὑφηλὸν πόλισμα</text:span><text:span text:style-name="T79">· </text:span><text:span text:style-name="T86">καὶ οἳ τὴν Κάρυστον ᾤκουν, καὶ οἳ τὴν Στύραν ᾤκουν</text:span><text:span text:style-name="T79">·</text:span><text:span text:style-name="T86"> τούτων δὴ ἦρχεν ὁ Ἐλεφήνωρ ὁ κλάδος τοῦ Ἄρεος, </text:span><text:span text:style-name="T87">ὁ ὑιὸς τοῦ Χαλκώδοντος, ὁ ἀρχηγὸς τῶν μεγαλοψύχων Ἐυβοέων</text:span><text:span text:style-name="T79">· </text:span><text:span text:style-name="T87">τούτῳ δὲ οἱ ταχεῖς Ἐυβοεῖς εἵποντο, ὄπισθεν μόνον τῆς κεφαλῆς τρέφοντες τὴν κόμην, πολεμισταὶ, προθύμως ὀρμῶντες σὺν μακροῖς δόρασι διελεῖν</text:span></text:p>
      <text:p text:style-name="P44"><text:span text:style-name="T87"/></text:p>
      <text:p text:style-name="P40"><text:span text:style-name="T87"/></text:p>
      <text:p text:style-name="P40"><text:span text:style-name="T87"/></text:p>
      <text:p text:style-name="P40"><text:span text:style-name="T87"/></text:p>
      <text:p text:style-name="P40"><text:span text:style-name="T87"/></text:p>
      <text:p text:style-name="P40"><text:span text:style-name="T87"/></text:p>
      <text:p text:style-name="P40"><text:span text:style-name="T87"/></text:p>
      <text:p text:style-name="P40"><text:span text:style-name="T87"/></text:p>
      <text:p text:style-name="P40"><text:span text:style-name="T87"/></text:p>
      <text:p text:style-name="P40"><text:span text:style-name="T87"/></text:p>
      <text:p text:style-name="P40"><text:span text:style-name="T87"/></text:p>
      <text:p text:style-name="P40"><text:soft-page-break/><text:span text:style-name="T87">ΠΑΡΑΦΡΑΣΙΣ</text:span><text:span text:style-name="T79">· </text:span><text:span text:style-name="T87">89</text:span></text:p>
      <text:p text:style-name="P45"><text:span text:style-name="T87">τοὺς θώρακας τῶν πολεμίων περὶ τὰ στήθη αὐτῶν. </text:span><text:span text:style-name="T88">σὺν δ’ αὐτῷ τεσσαράκοντα νῆες μέλαινα ἐπορεύοντο. οἳ δὲ τὰς Ἀθήνας ᾤκουν τὴν καλῶς ἐκτισμένην πόλιν, τὸν δῆμον τοῦ Ἐρεχθέως τοῦ μεγαλοψύχου, ὃν δή ποτε ἡ Ἀθηνὰ ἀνέθρεψεν ἡ θυγάτηρ τοῦ Διος, ἐγέννησε <text:s/>δὲ αὐτὸν ἡ γῆ, ἡ τὰ πρὸς τὸ ζῆν δωρουμένη τοῖς ἀνθρώποις, ἐκάθισε δὲ αὐτὸν ἐν Ἀθήναις ἐν τῷ ἑαυτῆς ναῷ τῷ λιπαρῷ, διὰ τὰς ἐκ τῶν λιπαρῶν ζώων γινομένας ἐκεῖ θυσίας, ὅπου δὴ αὐτὴν διὰ ταύρων καὶ ἀρνειῶν ἐξευμενίζονται οἱ ὑιοὶ τῶν Ἀθηναίων, κυκλοφορουμένων τῶν ἐνιαυτῶν τούτων δὲ ἦρχεν ὁ Μενεσθεὺς ὁ ὑιὸς τοῦ Πετεοῦ· τούτῷ δὲ οὔτις πω ἀνὴρ ἐπίγειος ἐγενήθη ὅμοιος, πρὸς τὸ διατάξαι ἵππους καὶ ἄνδρας πολεμιστὰς· ὁ Νέστωρ μόνος εἰς ἅμιλλαν αὐτῷ ἤρχετο, οὗτος γὰρ γεραίτερος ἤν. Σὺν αὐτῷ δὲ πεντήκοντα νῆες μέλαιναι ἐπορεύοντο. ὁ Αἴας δὲ ἦγεν ἐκ τῆς Σαλαμῖνος νῆας δώδεκα· ἔστησε δὲ αὐτὰς, ὅπου τῶν Ἀθηναίων αἱ τάξεις ἵσταντο. Οἳ δὲ ᾤκουν τὸ Ἄργος, καὶ τὴν Τί</text:span><text:span text:style-name="T89">ρυνθα τὴν καλῶς τετειχισμένην, καὶ τὴν Ἑρμιόνην, καὶ τὴν Ἀσίνην, τὰς κειμένας κατὰ τὸν κόλπον τὸν βαθὺν, καὶ τὴν Τροιζῆνα, καὶ τὰς Ἠιονας, καὶ τὸν πολλὰς ἀμπέλους ἔχοντα Ἐπίδαυρον, καὶ οἳ ᾤκουν τὴν Αἴγιναν, καὶ τὸν Μάσητα ὑιοὶ τῶν Ἑλλήνων</text:span><text:span text:style-name="T88">· </text:span><text:span text:style-name="T89">τούτων δὴ ἦρχεν ὁ ἀγαθὸς τὰ πολεμικὰ Διομήδης, καὶ ὁ Σθένελος, ὁ τοῦ πανενδόξου Καπανῆος ἀγαπητὸς ὑιὸς</text:span><text:span text:style-name="T88">· </text:span><text:span text:style-name="T89">σὺν αὐτοῖς δὲ τρίτος Εὐρύαλος ἐπορεύετο ἀνὴρ ἴσος τοῖς θεοῖς, </text:span><text:span text:style-name="T90">ὑιὸς τοῦ Μηκιστέως τοῦ ὑιοῦ τοῦ Ταλαίονος τοῦ βασιλέως</text:span><text:span text:style-name="T88">· </text:span><text:span text:style-name="T90">ἁπάντων δὲ ἡγεμόνευεν </text:span><text:span text:style-name="T91">ὁ ἀγαθὸς τὰ πολεμικὰ Διομήδης. σὺν αὐτοῖς δὲ ὀγδοήκοντα νῆες μέλαιναι ἐπορεύοντο. οἳ δὲ ᾤκουν τὰς Μυκήνς, πόλιν καλῶς ἐκτισμένην, καὶ τὴν Κόρινθον τὴν πλυσίαν, καὶ τὰς καλῶς ἐκτισμένας Κλεωνὰς, καὶ οἳ ἐκαρποῦντο τὰς Ἀρνειὰς, καὶ τὴν ἐρασμίαν Ἀραιθυρέαν, καὶ τὴν Σικυῶνα, ὅπου ὁ Ἄδραστος πρῶτον ἐβασίλευσε</text:span><text:span text:style-name="T88">· </text:span><text:span text:style-name="T91">καὶ οἳ</text:span></text:p>
      <text:p text:style-name="P45"><text:span text:style-name="T91"/></text:p>
      <text:p text:style-name="P41"><text:span text:style-name="T91">ΠΑΡΑΦΡΑΣΙΣ</text:span><text:span text:style-name="T88">· </text:span><text:span text:style-name="T91">91</text:span></text:p>
      <text:p text:style-name="P50"><text:span text:style-name="T81">τὴν Ὑπερησίαν καὶ τὴν Αἰπεινὴν τὴν καρποφόρον καὶ γόνιμον, καὶ τὴν Πελήνην ᾤκουν καὶ τὸ Αἴγιον ἐκαρποῦντο, καὶ πάντα τὸν Αἰγιαλὸν, καὶ περὶ τὴν εὐρύχωρον Ἑλίκην</text:span><text:span text:style-name="T88">· </text:span><text:span text:style-name="T81">τούτων ἑκατὸν νεῶν ἦρχεν Ἀγαμέμνων ὁ βασιλεὺς, ὁ ὑιὸς τοῦ Ἀτρέως</text:span><text:span text:style-name="T88">· </text:span><text:span text:style-name="T81">σὺν αὐτῷ δὲ λίαν πολλοὶ καὶ βέλτιστοι λαοὶ ἐπορεύοντο</text:span><text:span text:style-name="T88">· </text:span><text:span text:style-name="T81">αὐτὸς δὲ ἐνεδύσατο ὅπλα ὑπερβαλλόντως λαμρὰ, τῇ δόξῃ ἐπαιρόμενος, καθότι ἐν πᾶσι τοῖς ἥρωσι διέφερε, καὶ ἐπίσημος ἦν διὰ τὸ ἄριστος εἶναι, καὶ κατὰ πολὺ πλείονα τῶν ἄλλων λαὸν ἄγειν μεθ’ ἑαυτοῦ. Οἳ δὲ ᾤκουν τὴν Λακεδαίμονα τὴν ἐν κοίλῳ τόπῳ κειμένην, καὶ μεγάλην οὖσαν, καὶ τὴν Φᾶριν, καὶ τὴν Σπάρτην, καὶ τὴν πολλὰς περστερὰς ἔχουσαν Μεσσήνην, καὶ οἳ τὰς Βρυσείας ἐκαρτοῦντο, καὶ τὰς ἐρασμίας Ἀυγειὰς, καὶ οἳ ᾤκουν τὰς Ἀμύ</text:span><text:span text:style-name="T92">κλας, καὶ τὸ Ἕλας, καὶ οἳ τὴν Λᾶν ᾤκουν, καὶ τὸν Οἴτυλον ἐκαρποῦντο</text:span><text:span text:style-name="T88">· </text:span><text:span text:style-name="T92">τοῦτων ὁ ἀδελφὸς αὐτοῦ Ἀγαμέμνονος ἐβασίλευε ὁ ἄγαθὸς τὰ πολεμικὰ Μενέλεως, ἐξήκοντα νεῶν</text:span><text:span text:style-name="T88">· </text:span><text:span text:style-name="T92">πόῤῥωθι δὲ καθωπλίζοντο. ἅρμα δὲ καὶ αὐτὸς ἐπορεύετο τῇ ἑαυτοῦ προθυμίᾳ τεθαῤῥηκως, παροξύνων τοὺς ἄλλους εἰς πόλεμον</text:span><text:span text:style-name="T88">· </text:span><text:span text:style-name="T92">πάνυ δὲ <text:s/>προεθυμεῖτο καὶ ἐφίετο ἀπαιτῆσαι καὶ λαβεῖν ἐκδίκησιν τῶν φροντίδων, καὶ στεναγμῶν τῆς Ἐλένης. οἳ δὲ τὴν Πύλον ἐκαρποῦντο, καὶ τὴν ἐρασμίαν Ἀρήνην, καὶ τὸ Θρύον τὸν πόρον τοῦ Ἀλφειοῦ ποταμοῦ, καὶ τὸ Αἴπυ τὸ καλῶς ἐκτισμένον, καὶ τὸν Κυπαρισσήεντα, </text:span><text:soft-page-break/><text:span text:style-name="T92">καὶ τὴν Ἀμφιγένην ᾤκουν, καὶ τὴν Πτελεὸν, καὶ τὸ Ἕλος, καὶ τὸ Δώριον, ὅπου αἱ Μοῦσαι συναντήσασαι ἀφείλοντο τὴν μουσικὴν Θάμυριν τὸν Θρᾶκα ἀπὸ τῆς Οἰχαλίας ἐρχόμενον, ἀπ’ Ἐυρύτου τοῦ Οἰχαλιέως</text:span><text:span text:style-name="T88">· </text:span><text:span text:style-name="T92">ὑπόσχετο γὰρ καυχώμενος νικήσειν, ἂν αὐταὶ αἰ Μοῦσαι ᾄδωσιν αἱ θυγατέρες τοῦ Διὸς τοῦ τὴν αἰγίδα φαροῦντος</text:span><text:span text:style-name="T88">· </text:span><text:span text:style-name="T92">αἱ δὲ Μοῦσαι ὀργισθεῖσαι τυφλὸν αὐτὸν ἐποίησαν, τὴν δὲ μουσικὴν τὴν θείαν ἀφείλοντο, καὶ τῆς κιθαρῳδίας ἐκλαθέσθαι</text:span></text:p>
      <text:p text:style-name="P50"><text:span text:style-name="T92"/></text:p>
      <text:p text:style-name="P51"><text:span text:style-name="T92">ΠΑΡΑΦΡΑΣΙΣ</text:span><text:span text:style-name="T88">· </text:span><text:span text:style-name="T92">93</text:span></text:p>
      <text:p text:style-name="P50"><text:span text:style-name="T92"/></text:p>
      <text:p text:style-name="P46"><text:span text:style-name="T92"><text:s/>ἐποίησαν</text:span><text:span text:style-name="T88">· </text:span><text:span text:style-name="T92">τούτων δὴ ἦρχεν ὁ πολεμικὸς Νέστωρ ὁ ἀπὸ τῆς Γερήνης</text:span><text:span text:style-name="T88">· </text:span><text:span text:style-name="T92">τούτου δὲ νῆες βαθεῖαι ἐνενήκοντα ἐπορεύοντο. οἳ δὲ ᾤκουν τὴν Ἀρκαδίαν, ὑπὸ τὸ ὑψηλὸν ὄρος τὴν Κυλλήνην κατὰ τὸν τάφρον τοῦ Αἰπύτου, ἔνθα εἰσὶν ἄνδρες πολεμισταὶ, καὶ οἳ τὸν Φενεὸν ἐκαρποῦντο, καὶ τὸν Ὀρχομενὸν τὸν πολυθρέμμονα, καὶ τὴν Ῥίπην, καὶ τὴν Στρατίαν, καὶ τὴν ὑψηλὴν, καὶ ὑπὸ τῶν ἀέρων καταπνεομένην Ἐνίσπην, καὶ οἳ τὴν Τεγέην ᾤκουν, καὶ τὴν ἐρασμίαν Μαντίν</text:span><text:span text:style-name="T93">ειαν, καὶ οἳ τὸν Στύμφηλον </text:span><text:span text:style-name="T92">ᾤκουν, </text:span><text:span text:style-name="T93">καὶ τὴν Παῤῥασίαν ἐκαρποῦντο· τούτων ἦρχεν ὁ παῖς τοῦ Ἀγκαίου· Ἀγαπήνωρ ὁ βασιλεὺς ἑξήκοντα νεῶν· πολλοὶ δὲ ἐν ἑκάστη νηῒ ἄνδρες Ἀρκάδες ἐπέβαινον πολεμεῖν εἰδότες. Αὐτὸς γὰρ ὁ βασιλεὺς τῶν ἀνδρῶν ὁ Ἀγαμέμνων, ὁ ὑιὸς τοῦ Ἀτρέως, ἔδωκεν αὐτοῖς νῆας εὐκαθέδρους, ὥστε πλέειν κατὰ τὸν πόντον τὸν οἰνοειδῆ καὶ ἀμαιρὸν, ἐπειδὴ αὐτοῖς οὐκ ἦσαν διὰ φροντίδος τὰ κατὰ θάλασσαν ἔργα. οἳ δὲ τὸ Βουπράσιον, καὶ τὴν Ἦλιν ᾤκουν τὴν ἔνδοξον, καὶ ὅσον ἡ Ὑρμίνη, καὶ ἡ Μύρσινος ἡ ἐν ἐσχατιᾷ χειμένη, καὶ ἡ Πετρη ἡ Ὠλενίη, καὶ τὸ Ἀλείσιον ἐντὸς ἐναποκλείει· τούτων δὴ τέσσαρες ἀρχηγοὶ ἦσαν, ἑκάστῳ δὲ ἀνδρὶ δέκα νῆες ταχεῖαι εἵποντο, πολλοὶ δ’ ἐν αὐταῖς ἦσαν Ἐπειοὶ· τοῦτων μὲν δὴ ὁ Ἀμφίμαχος, καὶ ὁ Θάλπιος ἡγεμόνευον, ὑιοὶ, ὁ μὲν Κτεάτου, ὁ δὲ Εὐρύτου τοῦ ὑιοῦ τοῦ Ἄκτορος· τούτων δὲ ἦρχεν ὁ ἰσχυρὸς Διώρης, ὁ ὑιὸς τοῦ Ἀμαρυγκέως· τῶν δὲ τεσσάρων ἦρχεν ὁ Πολύξεινος ὁ κατὰ τὸ εἶδος ὅμοιος τοῖς θεοῖς, ὁ ὑιὸς τοῦ Ἀγασθένους, τοῦ ὑιοῦ τοῦ Ἀυγείου τοῦ βασιλέως. Οἳ δὲ ἦσαν ἐκ τοῦ Δουλιχίου, καὶ τῶν Ἐχινῶν τῶν ἱερῶν νήσων, οἳ κατοικοῦσι πέραν τῆς θαλάσσης ἀπαντικρὺ τῆς Ἤλιδος· τούτων δὴ ἦρχεν ὁ Μέγης ὁ ἰσοστάσιος τῷ Ἄρει, ὁ ὑιὸς τοῦ Φυλέως, ὃν ἐγέννησεν ὁ Φυλεὺς </text:span><text:span text:style-name="T94">ὁ πολεμικὸς ὁ φίλος τοῦ Διὸς, ὃς πάλαι εἰς τὸ Δουλίκιον</text:span></text:p>
      <text:p text:style-name="P46"><text:span text:style-name="T94"/></text:p>
      <text:p text:style-name="P46"><text:span text:style-name="T94">ΠΑΡΑΦΡΑΣΙΣ</text:span><text:span text:style-name="T93">· </text:span><text:span text:style-name="T94">95</text:span></text:p>
      <text:p text:style-name="P46"><text:span text:style-name="T94"/></text:p>
      <text:p text:style-name="P52"><text:span text:style-name="T81">ἀπῳκίσθη ὀργιζόμενος τῷ ἑαυτοῦ πατρί. σὺν αὐτῷ δὲ τεσσαράκοντα νῆες μέλαιναι ἐπορεύοντο. ὁ Ὀδυσσεὺς δὲ τοῦς κεφαλῆνας, τοὺς μεγαλοψύχους, οἳ δὴ τὴν Ἰθάκην ᾤκουν, καὶ τὸ ὄρος τὸ Νήριτον τὸ σύνδενδρον καὶ κινησίφυλλον, καὶ οἳ τὰ Κροκύλεια ἐκαρποῦντο, καὶ τὴν τραχεῖαν Αἰγίλιπα, καὶ οἳ τὴν Ζάκυνθον ᾤκουν, καὶ οἳ τὴν Σάμον ἐκαρποῦντο, καὶ οἳ τὴν Ἤπειρον ᾤκουν, καὶ οἳ πέραν ἐκαρποῦντο οἰκοῦντες</text:span><text:span text:style-name="T93">· </text:span><text:span text:style-name="T81">τούτων μὲν ὁ Ὀδυσσεὺς ἦρχεν, ὁ ἰσοστάσιος τῷ Διὶ κατὰ τὴν βουλὴν</text:span><text:span text:style-name="T93">· </text:span><text:span text:style-name="T81">τούτῷ δ’ εἵποντο νῆες δώδεκα τὰ </text:span><text:soft-page-break/><text:span text:style-name="T81">ἑκατέρωθεν τῆς πρύμνης καὶ πρώρας βεβαμμένα ἔχουσαι μίλτῳ. τῶν δὲ Αἰτωλων ἡγεμόνευεν ὁ θόας, ὁ ὑιὸς τοῦ Ἀνδραίμονος. οἳ τὴν Πλευρῶνα ἐκαρποῦντο, καὶ τὴν Ὤλενον, καὶ τὴν Πυλήνην, καὶ τὴν Χαλκίδα τὴν παραθαλάσσιον, καὶ τὴν Καλυδῶνα τὴν τραχεῖαν τε καὶ λιθώδη</text:span><text:span text:style-name="T93">· </text:span><text:span text:style-name="T81">οὐκέτι γὰρ ἦσαν ὑιοὶ τοῦ μεγαλοψύχου Οἰνέως, οὐδ’ ἔτι δὴ αὐτὸς ἦν, ἀπέθανε δὲ Μελέαγρος ὁ ξανθὸς</text:span><text:span text:style-name="T93">· </text:span><text:span text:style-name="T81">τούτῳ δὲ προσετέτακτο πάντη βασιλεύειν τῶν Αἰτωλῶν</text:span><text:span text:style-name="T93">· </text:span><text:span text:style-name="T81">σὺν αὐτῷ δὲ τεσσαράκοντα νῆες μέλαινα ἐπορεύοντο</text:span><text:span text:style-name="T93">· </text:span><text:span text:style-name="T81">τῶν δὲ Κρητῶν ἦρχεν Ἰδομενεὺς ὁ κατὰ τὴν μάχην ἔνδοξος. οἳ τήν τε Κνωσσὸν ᾤκουν, καὶ τὴν Γόρτυναν τὴν καλὰ τείχη </text:span><text:span text:style-name="T95">ἔχουσαν, καὶ τὴν Λύκτον, καὶ τὴν Μίλητον, καὶ τὸν Λύκαστον τὸν λευκόγειον, καὶ τὴν Φαιστὸν, </text:span><text:span text:style-name="T96">καὶ τὸ Ῥύτιον, πόλεις καλῶς οἰκουμένας. καὶ οἱ ἄλλοι, οἳ τὴν Κρήτην ἐκαρποῦντο τὴν ἑκατὸν πόλεις ἔχουσαν</text:span><text:span text:style-name="T93">· </text:span><text:span text:style-name="T96">τούτω μὲν δὴ ἦρχεν Ἰδομενεὺς ὁ κατὰ τὴν μάχην ἔνδοξος, καὶ ὁ Μηριόνης ὁ ἰσοστάσιος τῷ Ἄρει τῷ τοὺς ἄνδρας φονεύοντι. τούτοις δὲ εἵποντο νῆες μέλαιναι ὀγδοήκοντα. ὁ Τληπόλεμος δὲ ὁ τοῦ Ἡρακέους ὑιὸς, ὁ ἰσχυρός τε καὶ μέγας, ἐννέα νῆας ἦγεν ἐκ τῆς Ῥόδου τῶν ὑπερηφάνων ‘Ροδίων, οἳ τὴν Ῥόδον ἐκαρπούντο εἰς τρεῖς μοίρας διατεταγμένοι, λέγω εἴς τε τὴν λίνδον, καὶ Ἰηλυσον,</text:span></text:p>
      <text:p text:style-name="P52"><text:span text:style-name="T96"/></text:p>
      <text:p text:style-name="P53"><text:span text:style-name="T96">ΠΑΡΑΦΡΑΣΙΣ</text:span><text:span text:style-name="T93">· </text:span><text:span text:style-name="T96">97</text:span></text:p>
      <text:p text:style-name="P52"><text:span text:style-name="T96"/></text:p>
      <text:p text:style-name="P54"><text:span text:style-name="T81">καὶ τὸν λευκόγειον Κάμιρον</text:span><text:span text:style-name="T93">· </text:span><text:span text:style-name="T81">τούτων μὲν ἦρχεν ὁ Τληπόλεμος ὁ κατὰ τὴν μάχην ἔνδοξος, ὃν ἔτεκεν ἡ Ἀστυόχεια τῇ ἰσχύι τοῦ Ἡρακλέους, (ἤγουν τῷ Ἡρακλεῖ περιφραστικῶς), ἣν ἔγημεν ἐκ τῆς Ἐφύρης ἀπὸ Σελλήεντος τοῦ ποταμοῦ, πορθήσας πόλεις πολλὰς νέων ἐν βασιλείᾳ τεθραμμένων. ὁ Τληπόλεμος δὲ μετὰ τὸ ἀνατραφῆναι ἐν τῷ οἴκῳ τῷ καλῶς κατ</text:span><text:span text:style-name="T97">εσκευασμένῳ, εὐθὺς τὸν πρὸς μητρὸς θεῖον τοῦ ἑαυτοῦ πατρὸς ἐφόνευσε τὸν Λικύμνιον τὸν τοῦ Ἄρεος κλάδον γέροντα ἤδη. Ταχέως δὲ νῆας κατασκευασάμενος, καὶ πολὺν οὖτος λαὸν ἀθροίσας ᾦχετο φεύγων διὰ θαλάσσης</text:span><text:span text:style-name="T93">· </text:span><text:span text:style-name="T97">ὠργίσθησαν γὰρ αὐτῷ οἱ ἄλλοι ὑιοὶ, καὶ ὑιοὶ τῶν ὑιῶν τῆς ἰσχὐος τοῦ Ἡρακλέους. ὁ δὲ παρεγένετο εἰς τὴν Ῥόδον πλανώμενος, καὶ θλίψεις ὑφιστάμενος</text:span><text:span text:style-name="T93">· </text:span><text:span text:style-name="T97">εἰς τρία δὲ μέρη ᾤκησαν κατὰ φυλὰς, καὶ ἐφιλήθησαν παρὰ τού Διὸς, ὃς θεῶν <text:s/>τε καὶ ἀνθρώπων ἄρχει, καὶ κατέχεεν αὐτοῖς ὁ ὑιὸς τοῦ Κρόνου πλοῦτον πολύν τε καὶ θεῖον. ὁ Νιρεὺς δὲ ἦγεν ἀπὸ τῆς Αἰσύμης νῆας τρεῖς ἰσοτοίχους, ὁ Νιρεὺς ὁ ὑιὸς τῆς Ἀγλαΐας, καὶ τοῦ Χαρόπου τοῦ βασιλέως, ὁ Νιρεὺς, ὃς ὡραιότατος πάντων ἀνὴρ ἀφίκετο πρὸς τὸ Ἴλιον τῶν ἄλλων Ἑλλήνων, μετὰ τὸν ἄμεμπτον ὑιὸν </text:span><text:span text:style-name="T98">τοῦ Πηλέως, ἀλλ’ ἀσθενὴς τῇ δυνάμει ἦν, ὀλίγος δὲ λαὸς ἠκολούθει αὐτῷ. οἳ δὲ τὴν Νίσυρον ᾤκουν, καὶ τὴν Κάρπαθον, καὶ τὴν Βάσον, καὶ τὴν Κῶν, τὴν πόλιν τοῦ Εὐρυπύλου, καὶ τὰς νήσους τὰς Σποράδας</text:span><text:span text:style-name="T93">· </text:span><text:span text:style-name="T98">τούτων δὴ Φείδιππος καὶ Ἄντιφος ἦρχον, οἱ δύο ὑιοὶ τοῦ Θεσσαλοῦ τοῦ ὑιοῦ τοῦ Ἡρακλέους τοῦ βασιλέως</text:span><text:span text:style-name="T93">· </text:span><text:span text:style-name="T98">τούτων δὲ τριάκοντα νῆες βαθεῖαι ἐπορεύοντο. Νῦν δὴ τούτους, ὅσοι τὸ Ἄργος τὸ Πελασγικὸν ᾤουν, καὶ οἳ τὴν Ἄλον, καὶ οἳ τὴν Ἀλόπην, καὶ οἳ τὴν Τραχῖνα ἐκαρποῦντο, καὶ οἳ ᾤκουν τὴν Φθίαν, καὶ τὴν Ἑλλάδα τὴν ἔχουσαν γυναῖκας ὡραίας, Μυρμιδόνες, καὶ Ἕλ</text:span><text:span text:style-name="T99">ληνες, καὶ Ἀχαιοὶ καλούμενοι</text:span><text:span text:style-name="T93">· </text:span><text:span text:style-name="T99"><text:s/>τούτων δὴ πεντήκοντα νεῶν ἦν ἀρχηγὸς</text:span></text:p>
      <text:p text:style-name="P54"><text:span text:style-name="T99"/></text:p>
      <text:p text:style-name="P55"><text:soft-page-break/><text:span text:style-name="T81">ΠΑΡΑΓΡΑΣΙΣ</text:span><text:span text:style-name="T93">· </text:span><text:span text:style-name="T81">99</text:span></text:p>
      <text:p text:style-name="P55"><text:span text:style-name="T81"/></text:p>
      <text:p text:style-name="P56"><text:span text:style-name="T81">ὁ Ἀχιλλεύς. Ἀλλ’ οὗτοι γε οὐκ ἐμέμνηντο τοῦ πολέμου τοῦ κακὸν ἦχον ἐπιφέροντος</text:span><text:span text:style-name="T93">· </text:span><text:span text:style-name="T81">οὐκ ἦν γὰρ, ὅστις αὐτοῖς πρὸς παράταξιν ἡγεμὼν ἔμελλε γίνεσθαι</text:span><text:span text:style-name="T93">· </text:span><text:span text:style-name="T81">ὁ γὰρ Ἄχιλλεὺς ὁ ἔνδοξος, ὁ ταχὺς περὶ τὸν δρόμον ἔμενε παρὰ ταῖς ναυσὶν, ὀργιζόμενος ἕνεκα τῆς κόρης τῆς θυγατρὸς τοῦ Βρισέως τῆς καλλικόμου, ἣν ἔλαβεν ἀπὸ Λυρνησσοῦ πολλὰ κακοπαθήσας, τήν τε Λύρνησσον ἐκπορθήσας, καὶ τὰ τείχη τῆς Θήβης, ἤγουν τὴν Θήβην αὐτὴν</text:span><text:span text:style-name="T93">· </text:span><text:span text:style-name="T81">καθεῖλε δὲ ἀποκτείνας τόν τε Μύνητα, καὶ τὸν Έπίστροφον τοὺς πολεμικοὺς ὑιοὺς τοῦ Ἐυηνοῦ, τοῦ ὑιοῦ τοῦ Σεληπιοῦ τοῦ βασιλέως</text:span><text:span text:style-name="T93">· </text:span><text:span text:style-name="T81">ταύτης ἕνεκα οὗτος ἐκάθητο λιπούμενος, ταχέως</text:span><text:span text:style-name="T93"> </text:span><text:span text:style-name="T81">δὲ ἔμελλεν ἀναστήσεσθαι πρὸς π</text:span><text:span text:style-name="T100">ό</text:span><text:span text:style-name="T81">λεμον. </text:span><text:span text:style-name="T100">οἳ δὲ ᾤκουν τὴν Φυλάκην, καὶ τὸν Πύρασον τὸν ἄνθη πολλὰ ἔχοντα, ὁ τῇ Δημητρι ἀνατεθειμένος τόπος, καὶ τὴν Ἴτωνα τὴν τροφὸν τῶν προβάτων, καὶ τὸν παραθαλασσιον Αντρῶνα, καὶ τὸν Πτελεὸν τὸν πολλὴν καὶ βαθεῖαν πόην ἔχοντα</text:span><text:span text:style-name="T93">· </text:span><text:span text:style-name="T100">τούτων δὴ Πρωτεσίλαος ὁ πολεμικὸς ἦρχεν ἔτι ζῶν. Τότε δὲ ἤδη αὐτὸν κατεῖχεν ἡ σκοτεινὴ γῆ ἀποθανόντα</text:span><text:span text:style-name="T93">· </text:span><text:span text:style-name="T100">τούτου δὲ ἡ γυνὴ καταλέλειπται ἐν τῇ Φυλάκῃ ἀμφοτέρωθεν κατεξεσμένη, καὶ περιεσπαρμένη τὸ πρόσωπον, καὶ ὁ οἶκος ἐξ ἡμισείας ᾠκοδομημένος</text:span><text:span text:style-name="T93">· </text:span><text:span text:style-name="T100">αὐτὸν δὲ ἀπέκτεινεν ἀνὴρ Δάρδαιος, πρὸ πάντων τῶν ἄλλων Ἑλλήνων ἐκπηδήσαντα ἀπὸ τῆς νεώς. οὔ μεν οὖν οὐδ’ οὗτοι ἄνευ ἄρχοντος ἦσαν, ἐπόθουν μέντοι </text:span><text:span text:style-name="T101">τὸν ἀρχηγὸν, ἀλλὰ διέταττεν αὐτοὺς ὁ Ποδάρκης, ὁ τοῦ Ἄρεος κλάδος, ὁ ὑιὸς τοῦ Ἰφίκλου <text:s/>τοῦ πολλὰ πρόβατα ἔχοντος, τοῦ ὑιοῦ τοῦ Φύλακος, αὐταδελφὸς ὢν τοῦ μεγαλοψύχου Πρωτεσιλάου, νεώτερος τῷ χρόνῳ</text:span><text:span text:style-name="T93">· </text:span><text:span text:style-name="T101">ἐκεῖνος δ’ ἄρα ἦν καὶ προγενέστερος καὶ κρείσσσων, ὁ Πρωτεσίλαος ὁ ἥρως ὁ πολεμικὸς</text:span><text:span text:style-name="T93">· </text:span><text:span text:style-name="T101">οὔτι δὲ οἱ λαοὶ ἐδέοντο ἄρχοντος, ἐπόθουν μέντοι τὸν Πρωτεσίλαον ἀγαθὸν ὄντα. σὺν αὐτῷ δὲ τεσσάκοντα νῆες μέλαιναι ἐπορεύοντο. οἳ δὲ ἐκαρπούντο τὰς Φέρας παρὰ τὴν λίμνην τῆς Βοίβης, καὶ τὴν Βοίβην, καὶ τὰς Γλαφυρὰς, </text:span></text:p>
      <text:p text:style-name="P56"><text:span text:style-name="T101"/></text:p>
      <text:p text:style-name="P58"><text:span text:style-name="T101">Π</text:span><text:span text:style-name="T81">ΑΡΑΦΡΑΣΙΣ 101</text:span></text:p>
      <text:p text:style-name="P57"><text:span text:style-name="T101">καὶ τὴν καλῶς ἐκτισμένην Ἰαωλκὸν</text:span><text:span text:style-name="T93">· </text:span><text:span text:style-name="T102">τούτων ἡγεμόνευεν ὁ ἀγαπητὸς ὑιὸς τοῦ Άδμήτου, νεῶν ἕνδεκα, ὁ Εὔμηλος, ὃν εὐνηθεῖσα τῷ Ἀδμήτῳ ἐτέκεν ἡ ἔνδοξος τῶν γυναικῶν Ἄλκηστες, ἡ κατὰ τὴν μοργὴν ἀρίστη ἀπὸ πασῶν τῶν θυγατρῶν τοῦ Πελίου. οἳ δὲ ἐκαρποῦντο τὴν μεθώνην, καὶ τὴν θαυμακίαν, καὶ οἳ τὴν Μελίβοιαν ᾤκουν, καὶ τὴν σκληρὰν, καὶ λιθώδη Ὀλιζῶνα</text:span><text:span text:style-name="T93">· </text:span><text:span text:style-name="T102">τούτων Φιλοκτήτης ἡγεμονεύον. Ὁ τὴν τοξικὴν καλῶς ἐπιστάμενος, </text:span><text:span text:style-name="T103">νεῶν ἑπτὰ</text:span><text:span text:style-name="T93">· </text:span><text:span text:style-name="T103">πεντήκοντα δὲ ἐν ἑκάστῃ νηῒ κοπηλάται ἐπιβεβηκότες ἦσαν, πάντες καλῶς ἐπιστάμενοι μάχεσθαι καρτερῶς διὰ τόξων. Ἀλλ’ ὁ μὲν Φιλοκτήτης μεγάλας ὀδύνας ὑφιστάμενος ἔκειτο ἐν τῇ νήσῳ, ἐν τῇ Λήμνῳ λέγω τῇ ἄγαν θείᾳ, ὅπου κατέλιπον αὐτὸν οἱ ὑιοὶ τῶν Ἑλλήνων, περιπαθῶς ὀδυνόμενον ἐκ τραύματος κακοῦ, ἐπιβούλου, καὶ βλαβεροῦ ὕδρου</text:span><text:span text:style-name="T93">· </text:span><text:span text:style-name="T103">ἐκεῖ μὲν οὗτος ἔκειτο πάσχων</text:span><text:span text:style-name="T93">· </text:span><text:span text:style-name="T103">ταχέως δὲ οἱ Ἕλληνες εἰς μνήμην ἐλεύσεσθαι ἔμελλον παρὰ ταῖς ναυσὶ Φιλοκτήτου τοῦ βασιλέως. Οὔτι μὲν οὐδ’ οὗτοι ἄνευ ἀρχηγοῦ ἦσαν, ἔποθουν μέντοι τὸν πρότερον ἀρχηγὸν</text:span><text:span text:style-name="T93">· </text:span><text:span text:style-name="T103">ἀλλὰ Μέδων ἄρχων διέταττεν αὐτοὺς, ὑιὸς νόθος τοῦ </text:span><text:span text:style-name="T104">Ὀϊλέος, ὃν δὴ ἔτεκε Ῥήνη εὐνηθεῖσα τῷ Ὀϊλεῖ τῷ πορθοῦντι τὰς πόλεις. οἳ δὲ ᾤκουν τὴν Τρίκκην, καὶ τὴν Ἰθώμην τὴν κρημνώδη καὶ </text:span><text:soft-page-break/><text:span text:style-name="T104">δύσβατον, καὶ οἳ ᾤκουν τὴν Οἰχαλίαν, τὴν πόλιν τοῦ Εὐρύτου τοῦ ἀπὸ τῆς Οἰχαλίας</text:span><text:span text:style-name="T93">· </text:span><text:span text:style-name="T104">τούτων δὴ ἦρχον οἱ δύο ὑιοὶ τοῦ Ἀσκληπιοῦ, ἰατροὶ ἀγαθοὶ, Ποδαλείριος καὶ Μαχάων</text:span><text:span text:style-name="T93">· </text:span><text:span text:style-name="T104">τούτων δὲ τριάκοντα νῆες βαθεῖαι ἐπορεύοντο. οἳ δὲ ᾤκουν τὸ Ὀρμένιον, καὶ οἳ τὴν Κρήνην τὴν Ὑπέρειαν, καὶ οἳ ᾤκουν τὸ Ἀστέριον, καὶ τῆς Τιτάνου τὰς λευκὰς ἐξοχὰς (ἤγουν τὴν Τίτανον περιφραστικῶς)</text:span><text:span text:style-name="T93">· </text:span><text:span text:style-name="T104">τούτων ἡγεμὼν ἦν Εὐρύπυλος ὁ τοῦ Εὐαίμονος ἐπορεύοντο</text:span><text:span text:style-name="T93">· </text:span><text:span text:style-name="T104">οἳ δ</text:span><text:span text:style-name="T105">ὲ ᾤκουν τὴν Ἄργεισαν, καὶ οἳ τὴν Γυρτώνην ἐκαρποῦντο. καὶ τὴν Ὄρθην, καὶ τὴν Ὀλοοσσόνα τὴν πόλιν τὴν λευκὴν</text:span><text:span text:style-name="T93">· </text:span><text:span text:style-name="T105">τούτων δὴ ἦρχεν ὁ πολεμικὸς Πολυποίτης, ὁ ὑιὸς τοῦ Πειρίθου, ὃν ἐγέννησεν ὁ ἀθάνατος Ζεὺς, ὃν δὴ εὐνηθεῖσα τῷ Πειρίθῳ ἔτεκεν ἡ ἔνδοξος Ἱπποδάμεια, κατ’ ἐκείνην τὴν ἡμέραν, ὅτε τὰ θηρία τὰ δασέως τετριχωμένα ἐτιμωρήσατο</text:span><text:span text:style-name="T93">· </text:span><text:span text:style-name="T105">ταῦτα δὲ ἐκ τοῦ Πηλίου ὄρους ἐξήλασε, καὶ πρὸς τοὺς Αἴθικας μεταβῆναι ἐποίησεν</text:span><text:span text:style-name="T93">· </text:span><text:span text:style-name="T105">οὐ μόνος</text:span><text:span text:style-name="T93">· </text:span><text:span text:style-name="T105">σὺν αὐτῷ ἦν Λεοντεὺς, ὁ κλάδος τοῦ Ἄρεος, ἤτοι ὁ ἀνδρεῖος, καὶ πολεμικὸς, ὁ ὑιὸς τοῦ μεγαλοψύχου Κορώνου τοῦ ὑιοῦ τοῦ Καινέως. Σὺν τούτοις τεσσαράκοντα νῆες μέλαιναι ἐπορεύοντο. ὁ Γουνεὺς δὲ ἤγεν ἐκ τῆς κύφου νῆας δύο καὶ εἴκοσι</text:span><text:span text:style-name="T93">· </text:span><text:span text:style-name="T105">τούτῷ δὲ εἵποντο Ἐνιῆνες, καὶ Περαιβοὶ οἱ πολεμικοὶ, οἵτινες περὶ τὴν Δωδώνην τὴν </text:span><text:span text:style-name="T106">ψυχροτάτην τὰς οἰκίας ἐποιήσαντο, καὶ οἳ περὶ τὸν Τιταρήσιον τὸν ἐπιθυμητὸν ποταμὸν τὰ ἔργα ἐκαρποῦτο, ὃς δὴ εἰς τὸν Πηνειὸν ποταμὸν προχεῖ τὸ ἑαυτοῦ σὺν ᾥρᾳ ῥέον ὕδωρ, οὐ μέντοι μίγνυται αὐτὸ μετὰ Πηνειοῦ τοῦ τὰ λευκὰ ῥεύματα ἔχοντος, ἀλλ’ ὑπεράνω αὐτοῦ ἐπιῤῥεῖ, καθάπερ ἔλαιον</text:span><text:span text:style-name="T93">· </text:span><text:span text:style-name="T106">ἀπόσταγμα γάρ ἐστι τοῦ ὕδατος τοῦ φοβεροῦ ὅρκου τῆς Στυγὸς. τῶν Μαγυητῶν δὲ ἡγεμόνευε Πρόθοος, ὁ ὑιὸς τοῦ Τενθρηδόνος. Οἵτινες περὶ τὸν Πηνειὸν καὶ τὸ Πήλιον ὄρος τὸ συνδένδρον καὶ κινησίφυλλον ᾤκουν</text:span><text:span text:style-name="T107">· </text:span><text:span text:style-name="T108">τούτων μὲν δὴ Πρόθοος ὁ ταχὺς ἦρχεν, σὺν αὐτῷ δὲ τεσσαράκοντα νῆες μέλαιναι ἐπορεύοντο. Οὗτοι δὴ στρατηγοὶ τῶν Δαναῶν καὶ ἄρχοντες ἦσαν. Τὶς δὲ δὴ αὐτῶν ἐξόχως ἄριστονς ἦν, σύ μοι δήλωσον, ὦ Μοῦσα, τῶν τε ἀνδρῶν, καὶ τῶν ἵππων, οἳ σὺν τοῖς ὑιοῖς τοῦ Ἀρτέως ἐπορεύοντο. ἵπποι μὲν πάνυ ἄρισται ἦσαν τοῦ ὑιοῦ </text:span><text:span text:style-name="T109">τοῦ Φηρητίου, ταχείας, καθάπερ ὄρνιθας, ὁμοιότριχας, ἰσοετεῖς, μολυβίδι καὶ κανόνι οἰκοδομηκῷ ἴσας κατὰ τὰ νῶτα, καὶ τὴν τοῦ σώματος ἀναδρομὴν, ἃς ὁ ἀργυρότοξος Ἀπολλων ἀνέθρεψεν ἐν Πιερίᾳ τῷ ὄρει, θήλειαν ἑκατέραν, φυγήν τε πολέμου φέρουσαν. ἀπὸ πάντων</text:span></text:p>
      <text:p text:style-name="P57"><text:span text:style-name="T109"/></text:p>
      <text:p text:style-name="P60"><text:span text:style-name="T80">ΠΑΡΑΦΡΑΣΙΣ 105</text:span></text:p>
      <text:p text:style-name="P59"><text:span text:style-name="T80"/></text:p>
      <text:p text:style-name="P47"><text:span text:style-name="T109">δὲ τῶν ἀνδρῶν πολὺ </text:span><text:span text:style-name="T110">ἄριστος ἦν, Αἴας ὁ ὑιὸς τοῦ Τελαμῶνος, ἐν ὅσῳ Ἀχιλλεύς ἐμνησικάκει· οὗτος γὰρ κατὰ πολὺ ἄριστος ἦν, καὶ οἱ ἵπποι, οἳ ἔφερον τὸν ἄμεμπτον ὑιὸν τοῦ Πηλέως· ἀλλ’ οὗτος μὲν ἐν ταῖς ναυσὶ </text:span><text:span text:style-name="T71">κάθητ</text:span><text:span text:style-name="T73">αι</text:span><text:span text:style-name="T72"> </text:span><text:span text:style-name="T111">ποῤῥω που, μνησικακῶν Ἀγαμέμνονι τῷ βασιλεῖ τοῦ πλήθους τῷ ὑιῷ τοῦ Ἀτρέως. οἱ λαοὶ δὲ παρὰ τῷ αἰγιαλῷ τῆς θαλάσσης λίθοις στρογγύλοις καὶ ἀκοντίοις ἔυφραινον ἑαυτοὺς, ἀφιέντες καὶ ῥίπτοντες αὐτὰ δηλονότι, καὶ ἔτι γε τόξοις</text:span><text:span text:style-name="T110">· </text:span><text:span text:style-name="T111">οἱ ἵπποι δὲ ἀυτῶν πάντες παρὰ τοῖς ἰδίοις δίφροις, λωτὸν ἐσθίοντες καὶ σέλινον τὸ ἐν τοῖς ἕλεσι φυόμενον καὶ τρεφόμενον ἔμενον</text:span><text:span text:style-name="T110">· </text:span><text:span text:style-name="T111">οἱ δίφροι δὲ καλῶς κεκαλυμμένοι ἔκειντο ἐν ταῖς τῶν βασιλέων σκηναῖς</text:span><text:span text:style-name="T110">· </text:span><text:span text:style-name="T111">οὗτοι δὲ ἀρχηγὸν πολέμου φίλον ποθοῦντες ἐπορεύοντο ἐνθάδε κάκεῖσε ἐν τῷ στρατῷ καὶ οὐκ ἐπολέμουν. οὗτοι δὲ </text:span><text:soft-page-break/><text:span text:style-name="T111">ἐπορεύοντο, ὥσπερ εἰ πῦρ πᾶσαν τὴν γῆν ἐνέμετο, ἡ γῆ δὲ ὑποκάτωθεν ἔστενε καὶ ὑπήχει, ὥσπερ </text:span><text:span text:style-name="T112">τοῦ Διὸς τοῦ τοὺς ἐναντίους κεραυνῷ τρέποντος βαρέως ὀργιζομένου, ὅταν περὶ τὸν Τυφωέα πατάξῃ καὶ μαστίξῃ τὴν γῆν ἐν Ἀρίμοις τῷ ὄρει, ὅπου φασὶν εἶναι τὴν κοίτην καὶ μονὴν τοῦ Τυφωέως. οὕτω δὴ ὑπὸ τοῖς ποσὶν αὐτῶν μεγάλως ἔστενε καὶ ὑπήχει ἡ γῆ πορευομένων, λίαν δὲ ταχέως διήρχοντο τὴν πεδιάδα. Πρὸς δὲ τοῦς Τρῶας ἄγγελος ἀφίκετο ἡ ταχύπους καὶ ὠκύπους Ἴρις ἀπὸ τοῦ Διὸς τοῦ τὴν αἰγίδα φοροῦντος, σὺν ἀγγελίᾳ λυπηρᾷ καὶ δεινῇ. οὗτοι δὲ δημηγοροῦντες ἐκάθηντο περὶ τὰς θύρας τοῦ Πριάμου πάντες συνηθροισμένοι, καὶ νέοι καὶ γέροντες. Πλησίον δὲ στᾶσα εἶπε πρὸς αὐτοὺς ἡ κατὰ τοὺς πόδας ταχεῖα Ἴρις, ὡμοιώθη δὲ κατὰ τῆν </text:span><text:span text:style-name="T113">φωνὴν Πολίτῃ τῷ ὑιῷ τοῦ Πριάμου, ὅς κατάσκοπος τῶν Τρῴων ἐκάθητο, </text:span><text:span text:style-name="T114">ταχύτητι ποδῶν τεθαῤῥηκὼς, ἐπὶ τῇ κορυφῇ τοῦ τάφου <text:s/>Αἰσυήτου τοῦ γέροντος, ἐκδεχόμενος, πότε ὁρμήσειαν ἀπὸ τῶν νεῶν οἱ Ἕλληνες. τοῦτῳ ἑαυτὴν ὁμοιώσασα, παῤῥησίᾳ εἶπεν ἡ ταχύπους Ἴρις.</text:span></text:p>
      <text:p text:style-name="P47"><text:span text:style-name="T114"/></text:p>
      <text:p text:style-name="P42"><text:span text:style-name="T114">ΠΑΡΑΦΡΑΣΙΣ</text:span><text:span text:style-name="T80">· </text:span><text:span text:style-name="T114">107</text:span></text:p>
      <text:p text:style-name="P48"><text:span text:style-name="T114"/></text:p>
      <text:p text:style-name="P48"><text:span text:style-name="T114">ὦ γέρον Πρίαμε, </text:span><text:span text:style-name="T115">ἀεί σοι οἱ μακροὶ καὶ ἐκτεταμένοι λόγοι προσφιλεῖς εἰσι, καθάπερ ἐν τῷ τῆς εἰρήνης καιρῷ· πόλεμος δὲ ἄφυκτος καὶ ἀμετάτρεπτος ἐγήγερται. ὄντως δὴ πάνυ πλλάκις παρεγενόμην εἰς μάχας ἀνδρῶν, ἀλλ’ οὐδεπώποτε τοιοῦτον καὶ τοσοῦτον λαὸν </text:span><text:span text:style-name="T116">ἑώρακα· πάνυ γὰρ ὅμοιοι φύλλοις δένδρων, ἢ ἄμμῳ θαλασσης, πορεύονται διὰ τῆς πεδιάδος πολεμήσοντες κατὰ τὴν πόλιν. ὦ Ἕκτορ, σοὶ μάλιστα πάντων παρακελεύομαι οὑτωσὶ ποιῆσαι. Πολλοὶ δὴ που εἰσὶ βοηθοὶ ἐν τῇ μεγάλῃ πόλει τοῦ Πριάμου, ἄλλη δὲ ἄλλων ὁμιλία ἐστὶν ἀνθώπων τῶν ἐπὶ πολλὰ μέρη τῆς γῆς ἐσπαρμένων· τούτοις τοίνυν ἕκαστος ἀνὴρ ἐπιταττέτω, ὧν ἄρχων ἐστὶ, τούτων ἡγεμὼν ἔστω δαταξάμενος τοὺς ἰδίους πολίτας. Οὕτως εἶπεν. ὁ Ἕκτωρ δὲ οὐδαμῶς τὸν τῆς θεᾶς λόγον ἠγνόησε·</text:span></text:p>
      <text:p text:style-name="P49"><text:span text:style-name="T116"><text:s/>τάχιστα δὲ διέλυσε τὸ συνηθροισμένον πλῆθος, ἐπὶ τὰ ὅπλα δὲ πάντες ὥρμησαν πορεύεσθαι. Πᾶσαι δὲ αἱ τῆς πόλεως πύλαι ἠνοίγοντο, ἐξώρμητο δὲ ὁ λαὸς, ἱπεῖς τε ἅμα καὶ πεζοὶ, πολὺς δὲ θόρυβος καὶ κτύπος ἠγέρθη. ἔστι δέ τι ἐπανάστημα γῆς βουνοειδὲς ὑωηλὸν ἔμπρσθεν τῆς πόλεως, ἐν τῇ πεδιάδι ποῤῥωθιὸν στρογγύλον πανταχόθεν, καὶ περιφερὲς, ὅπερ οἱ μὲν ἄνθρωποι κολώνην Βατίειαν ὀνομάζουσιν, οἱ θεοὶ δὲ μνῆμα τῆς πολυκινήτου μιῤῥίνης. ἐκεῖ δὴ τότε οἱ Τρῷες τε καὶ οἱ βοηθοὶ αὐτῶν διεκρίθησαν μερισθέντες εἰς τάξεις. τῶν μὲν οὗν Τρῷων ἡγεμὼν ἦν Ἔκτωρ ὁ μέγας, ὁ ταχέως κινῶν τὴν κόρυν, ὁ ὑιὸς τοῦ Πριάμου· σὺν αὐτῷ δὲ πάνυ πολλοὶ καὶ ἄριστοι λαοὶ καθωπλίζοντο δόρασι προθυμούμενοι μάχεσθαι. Τῶν Δαρδανίων δὲ ἦρχεν Αἰνείας ὁ χρηστὸς παῖς τοῦ Ἀγχίσου, ὃν ἔτεκεν </text:span><text:span text:style-name="T117">ἡ</text:span><text:span text:style-name="T116"> ἔνδο</text:span><text:span text:style-name="T117">ξο</text:span><text:span text:style-name="T116">ς </text:span><text:span text:style-name="T117">Ἀφροδίτη ὑπὸ πατρὶ τῷ Ἀγχίσῃ ἐν ταῖς προβάσεσι τῆς Ἴδης τοῦ ὄρους, θεὰ εἰς συνουσίαν ἐλθοῦσα ἀνθρώπῷ· οὐ μόνος· σὺν αὐτῷ ἦρχον καὶ οἱ δύο ὑιοὶ τοῦ Ἀντήνορος, ὁ Ἀρχέλοχος καὶ ὁ Ἀκάμας</text:span></text:p>
      <text:p text:style-name="P49"><text:span text:style-name="T117"/></text:p>
      <text:p text:style-name="P49"><text:span text:style-name="T117"/></text:p>
      <text:p text:style-name="P49"><text:span text:style-name="T117"/></text:p>
      <text:p text:style-name="P49"><text:soft-page-break/><text:span text:style-name="T117">ΠΑΡΑΦΡΑΣΙΣ 109</text:span></text:p>
      <text:p text:style-name="P49"><text:span text:style-name="T116"><text:s/></text:span></text:p>
      <text:p text:style-name="P35"><text:span text:style-name="T121">ἐπιστήμονες πολέμου παντός. οἳ δὲ ᾤκουν τὴν Ζέλειαν ὑπὸ τὴν ἐσχάτην ὑπώρειαν τῆς Ἴδης τοῦ ὄρους, Τρῷες πλούσιοι πίνοντες τὸ μέλαν ὔδωρ τοῦ Αἰσήπου ποταμοῦ</text:span><text:span text:style-name="T120">·</text:span><text:span text:style-name="T121"> τούτων δὴ ἦρχεν ὁ λαμπρὸς ὑιὸς τοῦ Λυκάονος Πάνδαρος, ὃν τὴν τοξικὴν Ἀπόλλων αὐτὸς έδίδαξεν. οἳ δὲ ᾤκουν τὴν Ἀδράστειαν καὶ τὸν δῆμον τοῦ Ἀπαισοῦ, καὶ οἳ τὴν Πιτύειαν ᾤκουν, καὶ τὸ ὄρος τὸ </text:span><text:span text:style-name="T122">ὑψηλὸν τῆς Τηρείας· τούτων ἄρχων ἦν ὁ Ἄδραστος, καὶ ὁ Ἄμφιος ὁ λινῷ θώρακι χρώμενος, οἱ δύο ὑιοὶ τοῦ Μέροπος τοῦ ἀπὸ Περκώσου, ὃς μάλιστα πάντων ᾖδει τὴν μαντικὴν ἐπιστήμην, οὐ δὲ τοὺς ἑαυτοῦ ὑιοὺς εἴα πορεύεσθαι ἐπὶ τὸν πόλεμον τὸν τοὺς ἄνδρας φθείροντα, οἱ δὲ ἀυτῷ οὐκ ἐπείσθησαν· ὁ γὰρ εἱμαρμένος αὐτοῖς μέλας θάνατος ἐπῆγεν αὐτούς. οἳ δὲ τὴν Περκώτην καὶ Πράκτον ἐκαρποῦντο, καὶ οἳ τὴν Σηστὸν, καὶ τὴν Ἄβυδον ᾤκουν, καὶ τὴν ἔνδοξον Ἀρίσβην· τούτων δὴ ἡγεμόνευεν Ἄσιος ὁ ὑιὸς τοῦ Ὑρτάκου, ὁ βασιλεὺς τῶν ἀνδρῶν, Ἄσιος λέγω ὁ ὑιὸς τοῦ Ὑρτάκου, ὃν ἀπὸ τῆς Ἀρίσβης ἐκόμισαν ἵπποι </text:span><text:span text:style-name="T123">πυροὶ, καὶ μεγάλοι, ἀπὸ τοῦ ποταμοῦ τοῦ Σελλήεντονς. ὁ Ἱππόθοος δὲ ἦγε τὰ τοῦ ποταμοῦ τοῦ Σελλήεντος. ὁ Ἱππόθοος δὲ ἦγε τὰ γένη τῶν Πελασγῶν τῶν πολεμικῶν, τούτων οἳ τὴν Λάρισσαν τὴν μεγαλόβωλον καὶ εὔγειον ᾤκουν· τούτων ἦρχεν ὁ Ἱππόθοος καὶ ὁ Πύλαιος ὁ κλάδος τοῦ Ἄρεος, οἱ δύο ὑιοὶ τοῦ Λίθου τοῦ Πελασγοῦ τοῦ ὑιοῦ τοῦ Τευτάμου. ὁ Ἀκάμας δὲ ἦγε τοὺς θρᾷκας, καὶ Πείροος ὁ ἥρως ὁπόσους Ἑλλήσποντος ὁ ἄγαν ῥοώδης ἐναποκλείει· </text:span><text:span text:style-name="T124">Εὔφημος δὲ ἦν ἀρχηγὸς τῶν Κικόνων τῶν πολεμικῶν ὁ ὑιὸς τοῦ Τροιζήνου τοῦ ἐν βασιλείᾳ τεθραμμένου τοῦ ὑιοῦ τοῦ Κέου. Πυραίχμης δὲ ἦγε τοῦς Παίονας τοὺς τὰ ἐπικαμπῆ τύξα ἔχοντας, μακρόθεν ἐκ τῆς Ἀμυδῶνος, ἀπ’ Ἀξίου τοῦ Πλατέος ποταμοῦ, τοῦ Ἀξίου λέγω, οὗ τὸ ὕδωρ ὡραιότατον σκορπίζεται καὶ ἐφορμᾶται κατὰ τὴν γῆν. τῶν Παφλαγόνων δὲ ἦρχεν ἡ τοῦ Πυλαιμένους δασεῖα καὶ συετὴ ψυχὴ, ἐκ τῶν </text:span></text:p>
      <text:p text:style-name="P35"><text:span text:style-name="T124"/></text:p>
      <text:p text:style-name="P36"><text:span text:style-name="T124">ΠΑΡΑΦΡΑΣΙΣ· 111</text:span></text:p>
      <text:p text:style-name="P35"><text:span text:style-name="T124"/></text:p>
      <text:p text:style-name="P35"><text:span text:style-name="T122"><text:s/></text:span><text:span text:style-name="T124">Ἐνετῶν, ὅπου ἐστὶ γένος ἡμιόνων ἀγρίων, οἳ δὴ τὸ Κύτωρον ᾤκουν, καὶ τὴν Σησαμον ἐκαρποῦντο, καὶ περὶ τὸν Παρθένιον ποταμὸν οἰκήματα ἔιδοξα ᾤκουν, καὶ τὴν Κρῶμναν, καὶ τὸν Αἰγιαλὸν, καὶ τοὺς Ἐρυθίνους τοὺς ὑψηλούς. Τῶν Ἁλιζώνων δὲ ἦρχεν Ἐπίστροφος ὁ ἔνδοξος, πόῤῥωθεν ἐκ τῆς Ἀλύβης, ὅπου μέταλλα ἀργύρου εἰσί. τῶν Μυσῶν δὲ Χρόμις καὶ Εὔνομος ὁ μάωτις ἦρχον, ἀλλ’ οὐ μαντείαις διέφυγε τὴν θανατηφόρον μοῖραν καὶ σκότους αἰτίαν, ἀλλὰ πληγεὶς ἀπώλετο ὑπὸ τῶν χειρῶν τοῦ ταχύποδος Ἀχιλλέως τοῦ ἀπ’ Αἰάκου καταγομένου, κατὰ τὸν ποταμὸν, ὅπου δὴ καὶ τοὺς ἄλλους Τρῶας ἀνῄρει. ὁ Φόρκυς δὲ καὶ Ἀσκάνιος ὁ τοῖς θεοῖς ὅμοιος κατὰ τὴν μορφὴν, ἦγον τοὺς Φρύγας, πόῤῥωθεν ἐκ τῆς Ἀσκανίας τῆς λίμνης, πολεμεῖν δὲ κατὰ τὴν μάχην προτεθύμηνται. τῶν Μαιόνων δὲ ἦρχον Μεσθλης καὶ Ἄντιφος, ὑιοὶ τοῦ Πυλαιμένους, οὕς ἔτεκεν ἡ Γυγαία λίμνη, οἳ καὶ τοὺς Μαίονας ἦγον τοὺς ὑπὸ τὸν Τμῶλον τὸ ὄρος γεννηθέντας καὶ κατοικοῦντας. Νάστης δὲ ἡγεμὼν ἦν τῶν Καρῶν τῶν βάρβαρον φωνὴν ἐχόντων· οἳ τὴν </text:span><text:soft-page-break/><text:span text:style-name="T124">Μίλητον ᾤκουν, καὶ τὸ ὄρος τῶν Φθειρῶν τὸ σύνδενδρον, καὶ Μαίανδρον τὸν ποταμὸν, καὶ τὰς ὑψηλὰς ἐξοχὰς τῆς Μυκάλης τοῦ ὄρους· τούτων μὲν δὴν Νάστης καὶ Ἀμφίμαχος ἦρχον· ὁ Νάστης καὶ Ἀμφίμαχος οἱ τοῦ Νομίονος περιφανεῖς ὑιοὶ ὃς εἰς τὸν πόλεμον παρεγένετο, ἔχων χρυσὸν, καθάπερ τις νέα, ὁ ἀνόητος, οὐδ’ ἀπεσόβησεν αὐτῷ τὴν χαλεπὴν φθορὰν, ἀλλ’ ἐδαμάσθη ὑπὸ τῶν χειρῶν τοῦ ταχύποδος Ἀχιλλέως τοῦ ἀπ’ Αἰάσου καταγομένου, κατὰ τὸν ποταμὸν· τὸν χρυσὸν δὲ ἔλαβεν Ἀχιλλεὺς ὁ συνετὰ δεδιδαγμένος. Σαρπηδὼν δὲ, καὶ Γλαῦκος ὁ ἄμεμπτος ἦρχον τῶν Λυκίων πόῤῥωθεν ἀπὸ τῆς Λυκίας ἀπὸ Ξάνθου τοῦ ποταμοῦ τοῦ συστροφὰς ὕδατος ποιοῦντος.</text:span></text:p>
      <text:p text:style-name="P35"><text:span text:style-name="T124"/></text:p>
      <text:p text:style-name="P59"><text:span text:style-name="T110"/></text:p>
      <text:p text:style-name="P23"/>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2T10:45:24.516000000</meta:creation-date>
    <dc:date>2023-08-06T22:52:39.323000000</dc:date>
    <meta:editing-duration>P5DT14H20M46S</meta:editing-duration>
    <meta:editing-cycles>21</meta:editing-cycles>
    <meta:generator>LibreOffice/7.1.5.2$Windows_X86_64 LibreOffice_project/85f04e9f809797b8199d13c421bd8a2b025d52b5</meta:generator>
    <meta:document-statistic meta:table-count="1" meta:image-count="0" meta:object-count="0" meta:page-count="20" meta:paragraph-count="65" meta:word-count="8917" meta:character-count="54490" meta:non-whitespace-character-count="45611"/>
  </office:meta>
</office:document-meta>
</file>